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intime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s_past_mid</text:p>
          </table:table-cell>
          <table:table-cell office:value-type="string" calcext:value-type="string">
            <text:p>Bin_15</text:p>
          </table:table-cell>
          <table:table-cell office:value-type="string" calcext:value-type="string">
            <text:p>Bin_30</text:p>
          </table:table-cell>
          <table:table-cell office:value-type="string" calcext:value-type="string">
            <text:p>Bin_60</text:p>
          </table:table-cell>
          <table:table-cell office:value-type="string" calcext:value-type="string">
            <text:p>Bin_120</text:p>
          </table:table-cell>
        </table:table-row>
        <table:table-row table:style-name="ro1">
          <table:table-cell office:value-type="date" office:date-value="2020-03-15" calcext:value-type="date">
            <text:p>03/15/20 12:00 AM</text:p>
          </table:table-cell>
          <table:table-cell table:formula="of:=WEEKDAY([.A2])" office:value-type="float" office:value="1" calcext:value-type="float">
            <text:p>1</text:p>
          </table:table-cell>
          <table:table-cell table:formula="of:=HOUR([.A2])" office:value-type="float" office:value="0" calcext:value-type="float">
            <text:p>0</text:p>
          </table:table-cell>
          <table:table-cell table:formula="of:=[.C2]*60+MINUTE([.A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0-03-15T00:14:59.999999" calcext:value-type="date">
            <text:p>03/15/20 12:15 AM</text:p>
          </table:table-cell>
          <table:table-cell table:formula="of:=WEEKDAY([.A3])" office:value-type="float" office:value="1" calcext:value-type="float">
            <text:p>1</text:p>
          </table:table-cell>
          <table:table-cell table:formula="of:=HOUR([.A3])" office:value-type="float" office:value="0" calcext:value-type="float">
            <text:p>0</text:p>
          </table:table-cell>
          <table:table-cell table:formula="of:=[.C3]*60+MINUTE([.A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15T00:29:59.999999" calcext:value-type="date">
            <text:p>03/15/20 12:30 AM</text:p>
          </table:table-cell>
          <table:table-cell table:formula="of:=WEEKDAY([.A4])" office:value-type="float" office:value="1" calcext:value-type="float">
            <text:p>1</text:p>
          </table:table-cell>
          <table:table-cell table:formula="of:=HOUR([.A4])" office:value-type="float" office:value="0" calcext:value-type="float">
            <text:p>0</text:p>
          </table:table-cell>
          <table:table-cell table:formula="of:=[.C4]*60+MINUTE([.A4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15T00:44:59.999998" calcext:value-type="date">
            <text:p>03/15/20 12:45 AM</text:p>
          </table:table-cell>
          <table:table-cell table:formula="of:=WEEKDAY([.A5])" office:value-type="float" office:value="1" calcext:value-type="float">
            <text:p>1</text:p>
          </table:table-cell>
          <table:table-cell table:formula="of:=HOUR([.A5])" office:value-type="float" office:value="0" calcext:value-type="float">
            <text:p>0</text:p>
          </table:table-cell>
          <table:table-cell table:formula="of:=[.C5]*60+MINUTE([.A5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15T00:59:59.999998" calcext:value-type="date">
            <text:p>03/15/20 01:00 AM</text:p>
          </table:table-cell>
          <table:table-cell table:formula="of:=WEEKDAY([.A6])" office:value-type="float" office:value="1" calcext:value-type="float">
            <text:p>1</text:p>
          </table:table-cell>
          <table:table-cell table:formula="of:=HOUR([.A6])" office:value-type="float" office:value="1" calcext:value-type="float">
            <text:p>1</text:p>
          </table:table-cell>
          <table:table-cell table:formula="of:=[.C6]*60+MINUTE([.A6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15T01:14:59.999997" calcext:value-type="date">
            <text:p>03/15/20 01:15 AM</text:p>
          </table:table-cell>
          <table:table-cell table:formula="of:=WEEKDAY([.A7])" office:value-type="float" office:value="1" calcext:value-type="float">
            <text:p>1</text:p>
          </table:table-cell>
          <table:table-cell table:formula="of:=HOUR([.A7])" office:value-type="float" office:value="1" calcext:value-type="float">
            <text:p>1</text:p>
          </table:table-cell>
          <table:table-cell table:formula="of:=[.C7]*60+MINUTE([.A7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15T01:29:59.999997" calcext:value-type="date">
            <text:p>03/15/20 01:30 AM</text:p>
          </table:table-cell>
          <table:table-cell table:formula="of:=WEEKDAY([.A8])" office:value-type="float" office:value="1" calcext:value-type="float">
            <text:p>1</text:p>
          </table:table-cell>
          <table:table-cell table:formula="of:=HOUR([.A8])" office:value-type="float" office:value="1" calcext:value-type="float">
            <text:p>1</text:p>
          </table:table-cell>
          <table:table-cell table:formula="of:=[.C8]*60+MINUTE([.A8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15T01:44:59.999996" calcext:value-type="date">
            <text:p>03/15/20 01:45 AM</text:p>
          </table:table-cell>
          <table:table-cell table:formula="of:=WEEKDAY([.A9])" office:value-type="float" office:value="1" calcext:value-type="float">
            <text:p>1</text:p>
          </table:table-cell>
          <table:table-cell table:formula="of:=HOUR([.A9])" office:value-type="float" office:value="1" calcext:value-type="float">
            <text:p>1</text:p>
          </table:table-cell>
          <table:table-cell table:formula="of:=[.C9]*60+MINUTE([.A9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15T01:59:59.999995" calcext:value-type="date">
            <text:p>03/15/20 02:00 AM</text:p>
          </table:table-cell>
          <table:table-cell table:formula="of:=WEEKDAY([.A10])" office:value-type="float" office:value="1" calcext:value-type="float">
            <text:p>1</text:p>
          </table:table-cell>
          <table:table-cell table:formula="of:=HOUR([.A10])" office:value-type="float" office:value="2" calcext:value-type="float">
            <text:p>2</text:p>
          </table:table-cell>
          <table:table-cell table:formula="of:=[.C10]*60+MINUTE([.A10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15T02:14:59.999995" calcext:value-type="date">
            <text:p>03/15/20 02:15 AM</text:p>
          </table:table-cell>
          <table:table-cell table:formula="of:=WEEKDAY([.A11])" office:value-type="float" office:value="1" calcext:value-type="float">
            <text:p>1</text:p>
          </table:table-cell>
          <table:table-cell table:formula="of:=HOUR([.A11])" office:value-type="float" office:value="2" calcext:value-type="float">
            <text:p>2</text:p>
          </table:table-cell>
          <table:table-cell table:formula="of:=[.C11]*60+MINUTE([.A11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5T02:29:59.999994" calcext:value-type="date">
            <text:p>03/15/20 02:30 AM</text:p>
          </table:table-cell>
          <table:table-cell table:formula="of:=WEEKDAY([.A12])" office:value-type="float" office:value="1" calcext:value-type="float">
            <text:p>1</text:p>
          </table:table-cell>
          <table:table-cell table:formula="of:=HOUR([.A12])" office:value-type="float" office:value="2" calcext:value-type="float">
            <text:p>2</text:p>
          </table:table-cell>
          <table:table-cell table:formula="of:=[.C12]*60+MINUTE([.A12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15T02:44:59.999994" calcext:value-type="date">
            <text:p>03/15/20 02:45 AM</text:p>
          </table:table-cell>
          <table:table-cell table:formula="of:=WEEKDAY([.A13])" office:value-type="float" office:value="1" calcext:value-type="float">
            <text:p>1</text:p>
          </table:table-cell>
          <table:table-cell table:formula="of:=HOUR([.A13])" office:value-type="float" office:value="2" calcext:value-type="float">
            <text:p>2</text:p>
          </table:table-cell>
          <table:table-cell table:formula="of:=[.C13]*60+MINUTE([.A13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15T02:59:59.999993" calcext:value-type="date">
            <text:p>03/15/20 03:00 AM</text:p>
          </table:table-cell>
          <table:table-cell table:formula="of:=WEEKDAY([.A14])" office:value-type="float" office:value="1" calcext:value-type="float">
            <text:p>1</text:p>
          </table:table-cell>
          <table:table-cell table:formula="of:=HOUR([.A14])" office:value-type="float" office:value="3" calcext:value-type="float">
            <text:p>3</text:p>
          </table:table-cell>
          <table:table-cell table:formula="of:=[.C14]*60+MINUTE([.A14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15T03:14:59.999992" calcext:value-type="date">
            <text:p>03/15/20 03:15 AM</text:p>
          </table:table-cell>
          <table:table-cell table:formula="of:=WEEKDAY([.A15])" office:value-type="float" office:value="1" calcext:value-type="float">
            <text:p>1</text:p>
          </table:table-cell>
          <table:table-cell table:formula="of:=HOUR([.A15])" office:value-type="float" office:value="3" calcext:value-type="float">
            <text:p>3</text:p>
          </table:table-cell>
          <table:table-cell table:formula="of:=[.C15]*60+MINUTE([.A15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15T03:29:59.999992" calcext:value-type="date">
            <text:p>03/15/20 03:30 AM</text:p>
          </table:table-cell>
          <table:table-cell table:formula="of:=WEEKDAY([.A16])" office:value-type="float" office:value="1" calcext:value-type="float">
            <text:p>1</text:p>
          </table:table-cell>
          <table:table-cell table:formula="of:=HOUR([.A16])" office:value-type="float" office:value="3" calcext:value-type="float">
            <text:p>3</text:p>
          </table:table-cell>
          <table:table-cell table:formula="of:=[.C16]*60+MINUTE([.A16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15T03:44:59.999991" calcext:value-type="date">
            <text:p>03/15/20 03:45 AM</text:p>
          </table:table-cell>
          <table:table-cell table:formula="of:=WEEKDAY([.A17])" office:value-type="float" office:value="1" calcext:value-type="float">
            <text:p>1</text:p>
          </table:table-cell>
          <table:table-cell table:formula="of:=HOUR([.A17])" office:value-type="float" office:value="3" calcext:value-type="float">
            <text:p>3</text:p>
          </table:table-cell>
          <table:table-cell table:formula="of:=[.C17]*60+MINUTE([.A17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15T03:59:59.999991" calcext:value-type="date">
            <text:p>03/15/20 04:00 AM</text:p>
          </table:table-cell>
          <table:table-cell table:formula="of:=WEEKDAY([.A18])" office:value-type="float" office:value="1" calcext:value-type="float">
            <text:p>1</text:p>
          </table:table-cell>
          <table:table-cell table:formula="of:=HOUR([.A18])" office:value-type="float" office:value="4" calcext:value-type="float">
            <text:p>4</text:p>
          </table:table-cell>
          <table:table-cell table:formula="of:=[.C18]*60+MINUTE([.A18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15T04:14:59.99999" calcext:value-type="date">
            <text:p>03/15/20 04:15 AM</text:p>
          </table:table-cell>
          <table:table-cell table:formula="of:=WEEKDAY([.A19])" office:value-type="float" office:value="1" calcext:value-type="float">
            <text:p>1</text:p>
          </table:table-cell>
          <table:table-cell table:formula="of:=HOUR([.A19])" office:value-type="float" office:value="4" calcext:value-type="float">
            <text:p>4</text:p>
          </table:table-cell>
          <table:table-cell table:formula="of:=[.C19]*60+MINUTE([.A19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15T04:29:59.99999" calcext:value-type="date">
            <text:p>03/15/20 04:30 AM</text:p>
          </table:table-cell>
          <table:table-cell table:formula="of:=WEEKDAY([.A20])" office:value-type="float" office:value="1" calcext:value-type="float">
            <text:p>1</text:p>
          </table:table-cell>
          <table:table-cell table:formula="of:=HOUR([.A20])" office:value-type="float" office:value="4" calcext:value-type="float">
            <text:p>4</text:p>
          </table:table-cell>
          <table:table-cell table:formula="of:=[.C20]*60+MINUTE([.A20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15T04:44:59.999989" calcext:value-type="date">
            <text:p>03/15/20 04:45 AM</text:p>
          </table:table-cell>
          <table:table-cell table:formula="of:=WEEKDAY([.A21])" office:value-type="float" office:value="1" calcext:value-type="float">
            <text:p>1</text:p>
          </table:table-cell>
          <table:table-cell table:formula="of:=HOUR([.A21])" office:value-type="float" office:value="4" calcext:value-type="float">
            <text:p>4</text:p>
          </table:table-cell>
          <table:table-cell table:formula="of:=[.C21]*60+MINUTE([.A21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15T04:59:59.999988" calcext:value-type="date">
            <text:p>03/15/20 05:00 AM</text:p>
          </table:table-cell>
          <table:table-cell table:formula="of:=WEEKDAY([.A22])" office:value-type="float" office:value="1" calcext:value-type="float">
            <text:p>1</text:p>
          </table:table-cell>
          <table:table-cell table:formula="of:=HOUR([.A22])" office:value-type="float" office:value="5" calcext:value-type="float">
            <text:p>5</text:p>
          </table:table-cell>
          <table:table-cell table:formula="of:=[.C22]*60+MINUTE([.A22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15T05:14:59.999988" calcext:value-type="date">
            <text:p>03/15/20 05:15 AM</text:p>
          </table:table-cell>
          <table:table-cell table:formula="of:=WEEKDAY([.A23])" office:value-type="float" office:value="1" calcext:value-type="float">
            <text:p>1</text:p>
          </table:table-cell>
          <table:table-cell table:formula="of:=HOUR([.A23])" office:value-type="float" office:value="5" calcext:value-type="float">
            <text:p>5</text:p>
          </table:table-cell>
          <table:table-cell table:formula="of:=[.C23]*60+MINUTE([.A23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15T05:29:59.999987" calcext:value-type="date">
            <text:p>03/15/20 05:30 AM</text:p>
          </table:table-cell>
          <table:table-cell table:formula="of:=WEEKDAY([.A24])" office:value-type="float" office:value="1" calcext:value-type="float">
            <text:p>1</text:p>
          </table:table-cell>
          <table:table-cell table:formula="of:=HOUR([.A24])" office:value-type="float" office:value="5" calcext:value-type="float">
            <text:p>5</text:p>
          </table:table-cell>
          <table:table-cell table:formula="of:=[.C24]*60+MINUTE([.A24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15T05:44:59.999987" calcext:value-type="date">
            <text:p>03/15/20 05:45 AM</text:p>
          </table:table-cell>
          <table:table-cell table:formula="of:=WEEKDAY([.A25])" office:value-type="float" office:value="1" calcext:value-type="float">
            <text:p>1</text:p>
          </table:table-cell>
          <table:table-cell table:formula="of:=HOUR([.A25])" office:value-type="float" office:value="5" calcext:value-type="float">
            <text:p>5</text:p>
          </table:table-cell>
          <table:table-cell table:formula="of:=[.C25]*60+MINUTE([.A25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15T05:59:59.999986" calcext:value-type="date">
            <text:p>03/15/20 06:00 AM</text:p>
          </table:table-cell>
          <table:table-cell table:formula="of:=WEEKDAY([.A26])" office:value-type="float" office:value="1" calcext:value-type="float">
            <text:p>1</text:p>
          </table:table-cell>
          <table:table-cell table:formula="of:=HOUR([.A26])" office:value-type="float" office:value="6" calcext:value-type="float">
            <text:p>6</text:p>
          </table:table-cell>
          <table:table-cell table:formula="of:=[.C26]*60+MINUTE([.A26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15T06:14:59.999985" calcext:value-type="date">
            <text:p>03/15/20 06:15 AM</text:p>
          </table:table-cell>
          <table:table-cell table:formula="of:=WEEKDAY([.A27])" office:value-type="float" office:value="1" calcext:value-type="float">
            <text:p>1</text:p>
          </table:table-cell>
          <table:table-cell table:formula="of:=HOUR([.A27])" office:value-type="float" office:value="6" calcext:value-type="float">
            <text:p>6</text:p>
          </table:table-cell>
          <table:table-cell table:formula="of:=[.C27]*60+MINUTE([.A27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15T06:29:59.999985" calcext:value-type="date">
            <text:p>03/15/20 06:30 AM</text:p>
          </table:table-cell>
          <table:table-cell table:formula="of:=WEEKDAY([.A28])" office:value-type="float" office:value="1" calcext:value-type="float">
            <text:p>1</text:p>
          </table:table-cell>
          <table:table-cell table:formula="of:=HOUR([.A28])" office:value-type="float" office:value="6" calcext:value-type="float">
            <text:p>6</text:p>
          </table:table-cell>
          <table:table-cell table:formula="of:=[.C28]*60+MINUTE([.A28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15T06:44:59.999984" calcext:value-type="date">
            <text:p>03/15/20 06:45 AM</text:p>
          </table:table-cell>
          <table:table-cell table:formula="of:=WEEKDAY([.A29])" office:value-type="float" office:value="1" calcext:value-type="float">
            <text:p>1</text:p>
          </table:table-cell>
          <table:table-cell table:formula="of:=HOUR([.A29])" office:value-type="float" office:value="6" calcext:value-type="float">
            <text:p>6</text:p>
          </table:table-cell>
          <table:table-cell table:formula="of:=[.C29]*60+MINUTE([.A29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15T06:59:59.999984" calcext:value-type="date">
            <text:p>03/15/20 07:00 AM</text:p>
          </table:table-cell>
          <table:table-cell table:formula="of:=WEEKDAY([.A30])" office:value-type="float" office:value="1" calcext:value-type="float">
            <text:p>1</text:p>
          </table:table-cell>
          <table:table-cell table:formula="of:=HOUR([.A30])" office:value-type="float" office:value="7" calcext:value-type="float">
            <text:p>7</text:p>
          </table:table-cell>
          <table:table-cell table:formula="of:=[.C30]*60+MINUTE([.A30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15T07:14:59.999983" calcext:value-type="date">
            <text:p>03/15/20 07:15 AM</text:p>
          </table:table-cell>
          <table:table-cell table:formula="of:=WEEKDAY([.A31])" office:value-type="float" office:value="1" calcext:value-type="float">
            <text:p>1</text:p>
          </table:table-cell>
          <table:table-cell table:formula="of:=HOUR([.A31])" office:value-type="float" office:value="7" calcext:value-type="float">
            <text:p>7</text:p>
          </table:table-cell>
          <table:table-cell table:formula="of:=[.C31]*60+MINUTE([.A31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15T07:29:59.999983" calcext:value-type="date">
            <text:p>03/15/20 07:30 AM</text:p>
          </table:table-cell>
          <table:table-cell table:formula="of:=WEEKDAY([.A32])" office:value-type="float" office:value="1" calcext:value-type="float">
            <text:p>1</text:p>
          </table:table-cell>
          <table:table-cell table:formula="of:=HOUR([.A32])" office:value-type="float" office:value="7" calcext:value-type="float">
            <text:p>7</text:p>
          </table:table-cell>
          <table:table-cell table:formula="of:=[.C32]*60+MINUTE([.A32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15T07:44:59.999982" calcext:value-type="date">
            <text:p>03/15/20 07:45 AM</text:p>
          </table:table-cell>
          <table:table-cell table:formula="of:=WEEKDAY([.A33])" office:value-type="float" office:value="1" calcext:value-type="float">
            <text:p>1</text:p>
          </table:table-cell>
          <table:table-cell table:formula="of:=HOUR([.A33])" office:value-type="float" office:value="7" calcext:value-type="float">
            <text:p>7</text:p>
          </table:table-cell>
          <table:table-cell table:formula="of:=[.C33]*60+MINUTE([.A33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15T07:59:59.999981" calcext:value-type="date">
            <text:p>03/15/20 08:00 AM</text:p>
          </table:table-cell>
          <table:table-cell table:formula="of:=WEEKDAY([.A34])" office:value-type="float" office:value="1" calcext:value-type="float">
            <text:p>1</text:p>
          </table:table-cell>
          <table:table-cell table:formula="of:=HOUR([.A34])" office:value-type="float" office:value="8" calcext:value-type="float">
            <text:p>8</text:p>
          </table:table-cell>
          <table:table-cell table:formula="of:=[.C34]*60+MINUTE([.A34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15T08:14:59.999981" calcext:value-type="date">
            <text:p>03/15/20 08:15 AM</text:p>
          </table:table-cell>
          <table:table-cell table:formula="of:=WEEKDAY([.A35])" office:value-type="float" office:value="1" calcext:value-type="float">
            <text:p>1</text:p>
          </table:table-cell>
          <table:table-cell table:formula="of:=HOUR([.A35])" office:value-type="float" office:value="8" calcext:value-type="float">
            <text:p>8</text:p>
          </table:table-cell>
          <table:table-cell table:formula="of:=[.C35]*60+MINUTE([.A35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15T08:29:59.99998" calcext:value-type="date">
            <text:p>03/15/20 08:30 AM</text:p>
          </table:table-cell>
          <table:table-cell table:formula="of:=WEEKDAY([.A36])" office:value-type="float" office:value="1" calcext:value-type="float">
            <text:p>1</text:p>
          </table:table-cell>
          <table:table-cell table:formula="of:=HOUR([.A36])" office:value-type="float" office:value="8" calcext:value-type="float">
            <text:p>8</text:p>
          </table:table-cell>
          <table:table-cell table:formula="of:=[.C36]*60+MINUTE([.A36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15T08:44:59.99998" calcext:value-type="date">
            <text:p>03/15/20 08:45 AM</text:p>
          </table:table-cell>
          <table:table-cell table:formula="of:=WEEKDAY([.A37])" office:value-type="float" office:value="1" calcext:value-type="float">
            <text:p>1</text:p>
          </table:table-cell>
          <table:table-cell table:formula="of:=HOUR([.A37])" office:value-type="float" office:value="8" calcext:value-type="float">
            <text:p>8</text:p>
          </table:table-cell>
          <table:table-cell table:formula="of:=[.C37]*60+MINUTE([.A37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15T08:59:59.999979" calcext:value-type="date">
            <text:p>03/15/20 09:00 AM</text:p>
          </table:table-cell>
          <table:table-cell table:formula="of:=WEEKDAY([.A38])" office:value-type="float" office:value="1" calcext:value-type="float">
            <text:p>1</text:p>
          </table:table-cell>
          <table:table-cell table:formula="of:=HOUR([.A38])" office:value-type="float" office:value="9" calcext:value-type="float">
            <text:p>9</text:p>
          </table:table-cell>
          <table:table-cell table:formula="of:=[.C38]*60+MINUTE([.A38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15T09:14:59.999978" calcext:value-type="date">
            <text:p>03/15/20 09:15 AM</text:p>
          </table:table-cell>
          <table:table-cell table:formula="of:=WEEKDAY([.A39])" office:value-type="float" office:value="1" calcext:value-type="float">
            <text:p>1</text:p>
          </table:table-cell>
          <table:table-cell table:formula="of:=HOUR([.A39])" office:value-type="float" office:value="9" calcext:value-type="float">
            <text:p>9</text:p>
          </table:table-cell>
          <table:table-cell table:formula="of:=[.C39]*60+MINUTE([.A39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15T09:29:59.999978" calcext:value-type="date">
            <text:p>03/15/20 09:30 AM</text:p>
          </table:table-cell>
          <table:table-cell table:formula="of:=WEEKDAY([.A40])" office:value-type="float" office:value="1" calcext:value-type="float">
            <text:p>1</text:p>
          </table:table-cell>
          <table:table-cell table:formula="of:=HOUR([.A40])" office:value-type="float" office:value="9" calcext:value-type="float">
            <text:p>9</text:p>
          </table:table-cell>
          <table:table-cell table:formula="of:=[.C40]*60+MINUTE([.A40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15T09:44:59.999977" calcext:value-type="date">
            <text:p>03/15/20 09:45 AM</text:p>
          </table:table-cell>
          <table:table-cell table:formula="of:=WEEKDAY([.A41])" office:value-type="float" office:value="1" calcext:value-type="float">
            <text:p>1</text:p>
          </table:table-cell>
          <table:table-cell table:formula="of:=HOUR([.A41])" office:value-type="float" office:value="9" calcext:value-type="float">
            <text:p>9</text:p>
          </table:table-cell>
          <table:table-cell table:formula="of:=[.C41]*60+MINUTE([.A41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15T09:59:59.999977" calcext:value-type="date">
            <text:p>03/15/20 10:00 AM</text:p>
          </table:table-cell>
          <table:table-cell table:formula="of:=WEEKDAY([.A42])" office:value-type="float" office:value="1" calcext:value-type="float">
            <text:p>1</text:p>
          </table:table-cell>
          <table:table-cell table:formula="of:=HOUR([.A42])" office:value-type="float" office:value="10" calcext:value-type="float">
            <text:p>10</text:p>
          </table:table-cell>
          <table:table-cell table:formula="of:=[.C42]*60+MINUTE([.A42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15T10:14:59.999976" calcext:value-type="date">
            <text:p>03/15/20 10:15 AM</text:p>
          </table:table-cell>
          <table:table-cell table:formula="of:=WEEKDAY([.A43])" office:value-type="float" office:value="1" calcext:value-type="float">
            <text:p>1</text:p>
          </table:table-cell>
          <table:table-cell table:formula="of:=HOUR([.A43])" office:value-type="float" office:value="10" calcext:value-type="float">
            <text:p>10</text:p>
          </table:table-cell>
          <table:table-cell table:formula="of:=[.C43]*60+MINUTE([.A43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15T10:29:59.999976" calcext:value-type="date">
            <text:p>03/15/20 10:30 AM</text:p>
          </table:table-cell>
          <table:table-cell table:formula="of:=WEEKDAY([.A44])" office:value-type="float" office:value="1" calcext:value-type="float">
            <text:p>1</text:p>
          </table:table-cell>
          <table:table-cell table:formula="of:=HOUR([.A44])" office:value-type="float" office:value="10" calcext:value-type="float">
            <text:p>10</text:p>
          </table:table-cell>
          <table:table-cell table:formula="of:=[.C44]*60+MINUTE([.A44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15T10:44:59.999975" calcext:value-type="date">
            <text:p>03/15/20 10:45 AM</text:p>
          </table:table-cell>
          <table:table-cell table:formula="of:=WEEKDAY([.A45])" office:value-type="float" office:value="1" calcext:value-type="float">
            <text:p>1</text:p>
          </table:table-cell>
          <table:table-cell table:formula="of:=HOUR([.A45])" office:value-type="float" office:value="10" calcext:value-type="float">
            <text:p>10</text:p>
          </table:table-cell>
          <table:table-cell table:formula="of:=[.C45]*60+MINUTE([.A45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15T10:59:59.999974" calcext:value-type="date">
            <text:p>03/15/20 11:00 AM</text:p>
          </table:table-cell>
          <table:table-cell table:formula="of:=WEEKDAY([.A46])" office:value-type="float" office:value="1" calcext:value-type="float">
            <text:p>1</text:p>
          </table:table-cell>
          <table:table-cell table:formula="of:=HOUR([.A46])" office:value-type="float" office:value="11" calcext:value-type="float">
            <text:p>11</text:p>
          </table:table-cell>
          <table:table-cell table:formula="of:=[.C46]*60+MINUTE([.A46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15T11:14:59.999974" calcext:value-type="date">
            <text:p>03/15/20 11:15 AM</text:p>
          </table:table-cell>
          <table:table-cell table:formula="of:=WEEKDAY([.A47])" office:value-type="float" office:value="1" calcext:value-type="float">
            <text:p>1</text:p>
          </table:table-cell>
          <table:table-cell table:formula="of:=HOUR([.A47])" office:value-type="float" office:value="11" calcext:value-type="float">
            <text:p>11</text:p>
          </table:table-cell>
          <table:table-cell table:formula="of:=[.C47]*60+MINUTE([.A47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15T11:29:59.999973" calcext:value-type="date">
            <text:p>03/15/20 11:30 AM</text:p>
          </table:table-cell>
          <table:table-cell table:formula="of:=WEEKDAY([.A48])" office:value-type="float" office:value="1" calcext:value-type="float">
            <text:p>1</text:p>
          </table:table-cell>
          <table:table-cell table:formula="of:=HOUR([.A48])" office:value-type="float" office:value="11" calcext:value-type="float">
            <text:p>11</text:p>
          </table:table-cell>
          <table:table-cell table:formula="of:=[.C48]*60+MINUTE([.A48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15T11:44:59.999973" calcext:value-type="date">
            <text:p>03/15/20 11:45 AM</text:p>
          </table:table-cell>
          <table:table-cell table:formula="of:=WEEKDAY([.A49])" office:value-type="float" office:value="1" calcext:value-type="float">
            <text:p>1</text:p>
          </table:table-cell>
          <table:table-cell table:formula="of:=HOUR([.A49])" office:value-type="float" office:value="11" calcext:value-type="float">
            <text:p>11</text:p>
          </table:table-cell>
          <table:table-cell table:formula="of:=[.C49]*60+MINUTE([.A49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15T11:59:59.999972" calcext:value-type="date">
            <text:p>03/15/20 12:00 PM</text:p>
          </table:table-cell>
          <table:table-cell table:formula="of:=WEEKDAY([.A50])" office:value-type="float" office:value="1" calcext:value-type="float">
            <text:p>1</text:p>
          </table:table-cell>
          <table:table-cell table:formula="of:=HOUR([.A50])" office:value-type="float" office:value="12" calcext:value-type="float">
            <text:p>12</text:p>
          </table:table-cell>
          <table:table-cell table:formula="of:=[.C50]*60+MINUTE([.A50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15T12:14:59.999972" calcext:value-type="date">
            <text:p>03/15/20 12:15 PM</text:p>
          </table:table-cell>
          <table:table-cell table:formula="of:=WEEKDAY([.A51])" office:value-type="float" office:value="1" calcext:value-type="float">
            <text:p>1</text:p>
          </table:table-cell>
          <table:table-cell table:formula="of:=HOUR([.A51])" office:value-type="float" office:value="12" calcext:value-type="float">
            <text:p>12</text:p>
          </table:table-cell>
          <table:table-cell table:formula="of:=[.C51]*60+MINUTE([.A51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15T12:29:59.999971" calcext:value-type="date">
            <text:p>03/15/20 12:30 PM</text:p>
          </table:table-cell>
          <table:table-cell table:formula="of:=WEEKDAY([.A52])" office:value-type="float" office:value="1" calcext:value-type="float">
            <text:p>1</text:p>
          </table:table-cell>
          <table:table-cell table:formula="of:=HOUR([.A52])" office:value-type="float" office:value="12" calcext:value-type="float">
            <text:p>12</text:p>
          </table:table-cell>
          <table:table-cell table:formula="of:=[.C52]*60+MINUTE([.A52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15T12:44:59.99997" calcext:value-type="date">
            <text:p>03/15/20 12:45 PM</text:p>
          </table:table-cell>
          <table:table-cell table:formula="of:=WEEKDAY([.A53])" office:value-type="float" office:value="1" calcext:value-type="float">
            <text:p>1</text:p>
          </table:table-cell>
          <table:table-cell table:formula="of:=HOUR([.A53])" office:value-type="float" office:value="12" calcext:value-type="float">
            <text:p>12</text:p>
          </table:table-cell>
          <table:table-cell table:formula="of:=[.C53]*60+MINUTE([.A53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15T12:59:59.99997" calcext:value-type="date">
            <text:p>03/15/20 01:00 PM</text:p>
          </table:table-cell>
          <table:table-cell table:formula="of:=WEEKDAY([.A54])" office:value-type="float" office:value="1" calcext:value-type="float">
            <text:p>1</text:p>
          </table:table-cell>
          <table:table-cell table:formula="of:=HOUR([.A54])" office:value-type="float" office:value="13" calcext:value-type="float">
            <text:p>13</text:p>
          </table:table-cell>
          <table:table-cell table:formula="of:=[.C54]*60+MINUTE([.A54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15T13:14:59.999969" calcext:value-type="date">
            <text:p>03/15/20 01:15 PM</text:p>
          </table:table-cell>
          <table:table-cell table:formula="of:=WEEKDAY([.A55])" office:value-type="float" office:value="1" calcext:value-type="float">
            <text:p>1</text:p>
          </table:table-cell>
          <table:table-cell table:formula="of:=HOUR([.A55])" office:value-type="float" office:value="13" calcext:value-type="float">
            <text:p>13</text:p>
          </table:table-cell>
          <table:table-cell table:formula="of:=[.C55]*60+MINUTE([.A55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15T13:29:59.999969" calcext:value-type="date">
            <text:p>03/15/20 01:30 PM</text:p>
          </table:table-cell>
          <table:table-cell table:formula="of:=WEEKDAY([.A56])" office:value-type="float" office:value="1" calcext:value-type="float">
            <text:p>1</text:p>
          </table:table-cell>
          <table:table-cell table:formula="of:=HOUR([.A56])" office:value-type="float" office:value="13" calcext:value-type="float">
            <text:p>13</text:p>
          </table:table-cell>
          <table:table-cell table:formula="of:=[.C56]*60+MINUTE([.A56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15T13:44:59.999968" calcext:value-type="date">
            <text:p>03/15/20 01:45 PM</text:p>
          </table:table-cell>
          <table:table-cell table:formula="of:=WEEKDAY([.A57])" office:value-type="float" office:value="1" calcext:value-type="float">
            <text:p>1</text:p>
          </table:table-cell>
          <table:table-cell table:formula="of:=HOUR([.A57])" office:value-type="float" office:value="13" calcext:value-type="float">
            <text:p>13</text:p>
          </table:table-cell>
          <table:table-cell table:formula="of:=[.C57]*60+MINUTE([.A57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15T13:59:59.999968" calcext:value-type="date">
            <text:p>03/15/20 02:00 PM</text:p>
          </table:table-cell>
          <table:table-cell table:formula="of:=WEEKDAY([.A58])" office:value-type="float" office:value="1" calcext:value-type="float">
            <text:p>1</text:p>
          </table:table-cell>
          <table:table-cell table:formula="of:=HOUR([.A58])" office:value-type="float" office:value="14" calcext:value-type="float">
            <text:p>14</text:p>
          </table:table-cell>
          <table:table-cell table:formula="of:=[.C58]*60+MINUTE([.A58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15T14:14:59.999967" calcext:value-type="date">
            <text:p>03/15/20 02:15 PM</text:p>
          </table:table-cell>
          <table:table-cell table:formula="of:=WEEKDAY([.A59])" office:value-type="float" office:value="1" calcext:value-type="float">
            <text:p>1</text:p>
          </table:table-cell>
          <table:table-cell table:formula="of:=HOUR([.A59])" office:value-type="float" office:value="14" calcext:value-type="float">
            <text:p>14</text:p>
          </table:table-cell>
          <table:table-cell table:formula="of:=[.C59]*60+MINUTE([.A59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15T14:29:59.999966" calcext:value-type="date">
            <text:p>03/15/20 02:30 PM</text:p>
          </table:table-cell>
          <table:table-cell table:formula="of:=WEEKDAY([.A60])" office:value-type="float" office:value="1" calcext:value-type="float">
            <text:p>1</text:p>
          </table:table-cell>
          <table:table-cell table:formula="of:=HOUR([.A60])" office:value-type="float" office:value="14" calcext:value-type="float">
            <text:p>14</text:p>
          </table:table-cell>
          <table:table-cell table:formula="of:=[.C60]*60+MINUTE([.A60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15T14:44:59.999966" calcext:value-type="date">
            <text:p>03/15/20 02:45 PM</text:p>
          </table:table-cell>
          <table:table-cell table:formula="of:=WEEKDAY([.A61])" office:value-type="float" office:value="1" calcext:value-type="float">
            <text:p>1</text:p>
          </table:table-cell>
          <table:table-cell table:formula="of:=HOUR([.A61])" office:value-type="float" office:value="14" calcext:value-type="float">
            <text:p>14</text:p>
          </table:table-cell>
          <table:table-cell table:formula="of:=[.C61]*60+MINUTE([.A61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15T14:59:59.999965" calcext:value-type="date">
            <text:p>03/15/20 03:00 PM</text:p>
          </table:table-cell>
          <table:table-cell table:formula="of:=WEEKDAY([.A62])" office:value-type="float" office:value="1" calcext:value-type="float">
            <text:p>1</text:p>
          </table:table-cell>
          <table:table-cell table:formula="of:=HOUR([.A62])" office:value-type="float" office:value="15" calcext:value-type="float">
            <text:p>15</text:p>
          </table:table-cell>
          <table:table-cell table:formula="of:=[.C62]*60+MINUTE([.A62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15T15:14:59.999965" calcext:value-type="date">
            <text:p>03/15/20 03:15 PM</text:p>
          </table:table-cell>
          <table:table-cell table:formula="of:=WEEKDAY([.A63])" office:value-type="float" office:value="1" calcext:value-type="float">
            <text:p>1</text:p>
          </table:table-cell>
          <table:table-cell table:formula="of:=HOUR([.A63])" office:value-type="float" office:value="15" calcext:value-type="float">
            <text:p>15</text:p>
          </table:table-cell>
          <table:table-cell table:formula="of:=[.C63]*60+MINUTE([.A63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15T15:29:59.999964" calcext:value-type="date">
            <text:p>03/15/20 03:30 PM</text:p>
          </table:table-cell>
          <table:table-cell table:formula="of:=WEEKDAY([.A64])" office:value-type="float" office:value="1" calcext:value-type="float">
            <text:p>1</text:p>
          </table:table-cell>
          <table:table-cell table:formula="of:=HOUR([.A64])" office:value-type="float" office:value="15" calcext:value-type="float">
            <text:p>15</text:p>
          </table:table-cell>
          <table:table-cell table:formula="of:=[.C64]*60+MINUTE([.A64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15T15:44:59.999964" calcext:value-type="date">
            <text:p>03/15/20 03:45 PM</text:p>
          </table:table-cell>
          <table:table-cell table:formula="of:=WEEKDAY([.A65])" office:value-type="float" office:value="1" calcext:value-type="float">
            <text:p>1</text:p>
          </table:table-cell>
          <table:table-cell table:formula="of:=HOUR([.A65])" office:value-type="float" office:value="15" calcext:value-type="float">
            <text:p>15</text:p>
          </table:table-cell>
          <table:table-cell table:formula="of:=[.C65]*60+MINUTE([.A65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15T15:59:59.999963" calcext:value-type="date">
            <text:p>03/15/20 04:00 PM</text:p>
          </table:table-cell>
          <table:table-cell table:formula="of:=WEEKDAY([.A66])" office:value-type="float" office:value="1" calcext:value-type="float">
            <text:p>1</text:p>
          </table:table-cell>
          <table:table-cell table:formula="of:=HOUR([.A66])" office:value-type="float" office:value="16" calcext:value-type="float">
            <text:p>16</text:p>
          </table:table-cell>
          <table:table-cell table:formula="of:=[.C66]*60+MINUTE([.A66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15T16:14:59.999962" calcext:value-type="date">
            <text:p>03/15/20 04:15 PM</text:p>
          </table:table-cell>
          <table:table-cell table:formula="of:=WEEKDAY([.A67])" office:value-type="float" office:value="1" calcext:value-type="float">
            <text:p>1</text:p>
          </table:table-cell>
          <table:table-cell table:formula="of:=HOUR([.A67])" office:value-type="float" office:value="16" calcext:value-type="float">
            <text:p>16</text:p>
          </table:table-cell>
          <table:table-cell table:formula="of:=[.C67]*60+MINUTE([.A67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15T16:29:59.999962" calcext:value-type="date">
            <text:p>03/15/20 04:30 PM</text:p>
          </table:table-cell>
          <table:table-cell table:formula="of:=WEEKDAY([.A68])" office:value-type="float" office:value="1" calcext:value-type="float">
            <text:p>1</text:p>
          </table:table-cell>
          <table:table-cell table:formula="of:=HOUR([.A68])" office:value-type="float" office:value="16" calcext:value-type="float">
            <text:p>16</text:p>
          </table:table-cell>
          <table:table-cell table:formula="of:=[.C68]*60+MINUTE([.A68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15T16:44:59.999961" calcext:value-type="date">
            <text:p>03/15/20 04:45 PM</text:p>
          </table:table-cell>
          <table:table-cell table:formula="of:=WEEKDAY([.A69])" office:value-type="float" office:value="1" calcext:value-type="float">
            <text:p>1</text:p>
          </table:table-cell>
          <table:table-cell table:formula="of:=HOUR([.A69])" office:value-type="float" office:value="16" calcext:value-type="float">
            <text:p>16</text:p>
          </table:table-cell>
          <table:table-cell table:formula="of:=[.C69]*60+MINUTE([.A69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15T16:59:59.999961" calcext:value-type="date">
            <text:p>03/15/20 05:00 PM</text:p>
          </table:table-cell>
          <table:table-cell table:formula="of:=WEEKDAY([.A70])" office:value-type="float" office:value="1" calcext:value-type="float">
            <text:p>1</text:p>
          </table:table-cell>
          <table:table-cell table:formula="of:=HOUR([.A70])" office:value-type="float" office:value="17" calcext:value-type="float">
            <text:p>17</text:p>
          </table:table-cell>
          <table:table-cell table:formula="of:=[.C70]*60+MINUTE([.A70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15T17:14:59.99996" calcext:value-type="date">
            <text:p>03/15/20 05:15 PM</text:p>
          </table:table-cell>
          <table:table-cell table:formula="of:=WEEKDAY([.A71])" office:value-type="float" office:value="1" calcext:value-type="float">
            <text:p>1</text:p>
          </table:table-cell>
          <table:table-cell table:formula="of:=HOUR([.A71])" office:value-type="float" office:value="17" calcext:value-type="float">
            <text:p>17</text:p>
          </table:table-cell>
          <table:table-cell table:formula="of:=[.C71]*60+MINUTE([.A71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15T17:29:59.99996" calcext:value-type="date">
            <text:p>03/15/20 05:30 PM</text:p>
          </table:table-cell>
          <table:table-cell table:formula="of:=WEEKDAY([.A72])" office:value-type="float" office:value="1" calcext:value-type="float">
            <text:p>1</text:p>
          </table:table-cell>
          <table:table-cell table:formula="of:=HOUR([.A72])" office:value-type="float" office:value="17" calcext:value-type="float">
            <text:p>17</text:p>
          </table:table-cell>
          <table:table-cell table:formula="of:=[.C72]*60+MINUTE([.A72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15T17:44:59.999959" calcext:value-type="date">
            <text:p>03/15/20 05:45 PM</text:p>
          </table:table-cell>
          <table:table-cell table:formula="of:=WEEKDAY([.A73])" office:value-type="float" office:value="1" calcext:value-type="float">
            <text:p>1</text:p>
          </table:table-cell>
          <table:table-cell table:formula="of:=HOUR([.A73])" office:value-type="float" office:value="17" calcext:value-type="float">
            <text:p>17</text:p>
          </table:table-cell>
          <table:table-cell table:formula="of:=[.C73]*60+MINUTE([.A73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15T17:59:59.999959" calcext:value-type="date">
            <text:p>03/15/20 06:00 PM</text:p>
          </table:table-cell>
          <table:table-cell table:formula="of:=WEEKDAY([.A74])" office:value-type="float" office:value="1" calcext:value-type="float">
            <text:p>1</text:p>
          </table:table-cell>
          <table:table-cell table:formula="of:=HOUR([.A74])" office:value-type="float" office:value="18" calcext:value-type="float">
            <text:p>18</text:p>
          </table:table-cell>
          <table:table-cell table:formula="of:=[.C74]*60+MINUTE([.A74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15T18:14:59.999958" calcext:value-type="date">
            <text:p>03/15/20 06:15 PM</text:p>
          </table:table-cell>
          <table:table-cell table:formula="of:=WEEKDAY([.A75])" office:value-type="float" office:value="1" calcext:value-type="float">
            <text:p>1</text:p>
          </table:table-cell>
          <table:table-cell table:formula="of:=HOUR([.A75])" office:value-type="float" office:value="18" calcext:value-type="float">
            <text:p>18</text:p>
          </table:table-cell>
          <table:table-cell table:formula="of:=[.C75]*60+MINUTE([.A75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15T18:29:59.999957" calcext:value-type="date">
            <text:p>03/15/20 06:30 PM</text:p>
          </table:table-cell>
          <table:table-cell table:formula="of:=WEEKDAY([.A76])" office:value-type="float" office:value="1" calcext:value-type="float">
            <text:p>1</text:p>
          </table:table-cell>
          <table:table-cell table:formula="of:=HOUR([.A76])" office:value-type="float" office:value="18" calcext:value-type="float">
            <text:p>18</text:p>
          </table:table-cell>
          <table:table-cell table:formula="of:=[.C76]*60+MINUTE([.A76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15T18:44:59.999957" calcext:value-type="date">
            <text:p>03/15/20 06:45 PM</text:p>
          </table:table-cell>
          <table:table-cell table:formula="of:=WEEKDAY([.A77])" office:value-type="float" office:value="1" calcext:value-type="float">
            <text:p>1</text:p>
          </table:table-cell>
          <table:table-cell table:formula="of:=HOUR([.A77])" office:value-type="float" office:value="18" calcext:value-type="float">
            <text:p>18</text:p>
          </table:table-cell>
          <table:table-cell table:formula="of:=[.C77]*60+MINUTE([.A77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15T18:59:59.999956" calcext:value-type="date">
            <text:p>03/15/20 07:00 PM</text:p>
          </table:table-cell>
          <table:table-cell table:formula="of:=WEEKDAY([.A78])" office:value-type="float" office:value="1" calcext:value-type="float">
            <text:p>1</text:p>
          </table:table-cell>
          <table:table-cell table:formula="of:=HOUR([.A78])" office:value-type="float" office:value="19" calcext:value-type="float">
            <text:p>19</text:p>
          </table:table-cell>
          <table:table-cell table:formula="of:=[.C78]*60+MINUTE([.A78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15T19:14:59.999956" calcext:value-type="date">
            <text:p>03/15/20 07:15 PM</text:p>
          </table:table-cell>
          <table:table-cell table:formula="of:=WEEKDAY([.A79])" office:value-type="float" office:value="1" calcext:value-type="float">
            <text:p>1</text:p>
          </table:table-cell>
          <table:table-cell table:formula="of:=HOUR([.A79])" office:value-type="float" office:value="19" calcext:value-type="float">
            <text:p>19</text:p>
          </table:table-cell>
          <table:table-cell table:formula="of:=[.C79]*60+MINUTE([.A79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15T19:29:59.999955" calcext:value-type="date">
            <text:p>03/15/20 07:30 PM</text:p>
          </table:table-cell>
          <table:table-cell table:formula="of:=WEEKDAY([.A80])" office:value-type="float" office:value="1" calcext:value-type="float">
            <text:p>1</text:p>
          </table:table-cell>
          <table:table-cell table:formula="of:=HOUR([.A80])" office:value-type="float" office:value="19" calcext:value-type="float">
            <text:p>19</text:p>
          </table:table-cell>
          <table:table-cell table:formula="of:=[.C80]*60+MINUTE([.A80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15T19:44:59.999955" calcext:value-type="date">
            <text:p>03/15/20 07:45 PM</text:p>
          </table:table-cell>
          <table:table-cell table:formula="of:=WEEKDAY([.A81])" office:value-type="float" office:value="1" calcext:value-type="float">
            <text:p>1</text:p>
          </table:table-cell>
          <table:table-cell table:formula="of:=HOUR([.A81])" office:value-type="float" office:value="19" calcext:value-type="float">
            <text:p>19</text:p>
          </table:table-cell>
          <table:table-cell table:formula="of:=[.C81]*60+MINUTE([.A81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15T19:59:59.999954" calcext:value-type="date">
            <text:p>03/15/20 08:00 PM</text:p>
          </table:table-cell>
          <table:table-cell table:formula="of:=WEEKDAY([.A82])" office:value-type="float" office:value="1" calcext:value-type="float">
            <text:p>1</text:p>
          </table:table-cell>
          <table:table-cell table:formula="of:=HOUR([.A82])" office:value-type="float" office:value="20" calcext:value-type="float">
            <text:p>20</text:p>
          </table:table-cell>
          <table:table-cell table:formula="of:=[.C82]*60+MINUTE([.A82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15T20:14:59.999953" calcext:value-type="date">
            <text:p>03/15/20 08:15 PM</text:p>
          </table:table-cell>
          <table:table-cell table:formula="of:=WEEKDAY([.A83])" office:value-type="float" office:value="1" calcext:value-type="float">
            <text:p>1</text:p>
          </table:table-cell>
          <table:table-cell table:formula="of:=HOUR([.A83])" office:value-type="float" office:value="20" calcext:value-type="float">
            <text:p>20</text:p>
          </table:table-cell>
          <table:table-cell table:formula="of:=[.C83]*60+MINUTE([.A83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15T20:29:59.999953" calcext:value-type="date">
            <text:p>03/15/20 08:30 PM</text:p>
          </table:table-cell>
          <table:table-cell table:formula="of:=WEEKDAY([.A84])" office:value-type="float" office:value="1" calcext:value-type="float">
            <text:p>1</text:p>
          </table:table-cell>
          <table:table-cell table:formula="of:=HOUR([.A84])" office:value-type="float" office:value="20" calcext:value-type="float">
            <text:p>20</text:p>
          </table:table-cell>
          <table:table-cell table:formula="of:=[.C84]*60+MINUTE([.A84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15T20:44:59.999952" calcext:value-type="date">
            <text:p>03/15/20 08:45 PM</text:p>
          </table:table-cell>
          <table:table-cell table:formula="of:=WEEKDAY([.A85])" office:value-type="float" office:value="1" calcext:value-type="float">
            <text:p>1</text:p>
          </table:table-cell>
          <table:table-cell table:formula="of:=HOUR([.A85])" office:value-type="float" office:value="20" calcext:value-type="float">
            <text:p>20</text:p>
          </table:table-cell>
          <table:table-cell table:formula="of:=[.C85]*60+MINUTE([.A85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15T20:59:59.999952" calcext:value-type="date">
            <text:p>03/15/20 09:00 PM</text:p>
          </table:table-cell>
          <table:table-cell table:formula="of:=WEEKDAY([.A86])" office:value-type="float" office:value="1" calcext:value-type="float">
            <text:p>1</text:p>
          </table:table-cell>
          <table:table-cell table:formula="of:=HOUR([.A86])" office:value-type="float" office:value="21" calcext:value-type="float">
            <text:p>21</text:p>
          </table:table-cell>
          <table:table-cell table:formula="of:=[.C86]*60+MINUTE([.A86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15T21:14:59.999951" calcext:value-type="date">
            <text:p>03/15/20 09:15 PM</text:p>
          </table:table-cell>
          <table:table-cell table:formula="of:=WEEKDAY([.A87])" office:value-type="float" office:value="1" calcext:value-type="float">
            <text:p>1</text:p>
          </table:table-cell>
          <table:table-cell table:formula="of:=HOUR([.A87])" office:value-type="float" office:value="21" calcext:value-type="float">
            <text:p>21</text:p>
          </table:table-cell>
          <table:table-cell table:formula="of:=[.C87]*60+MINUTE([.A87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15T21:29:59.999951" calcext:value-type="date">
            <text:p>03/15/20 09:30 PM</text:p>
          </table:table-cell>
          <table:table-cell table:formula="of:=WEEKDAY([.A88])" office:value-type="float" office:value="1" calcext:value-type="float">
            <text:p>1</text:p>
          </table:table-cell>
          <table:table-cell table:formula="of:=HOUR([.A88])" office:value-type="float" office:value="21" calcext:value-type="float">
            <text:p>21</text:p>
          </table:table-cell>
          <table:table-cell table:formula="of:=[.C88]*60+MINUTE([.A88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15T21:44:59.99995" calcext:value-type="date">
            <text:p>03/15/20 09:45 PM</text:p>
          </table:table-cell>
          <table:table-cell table:formula="of:=WEEKDAY([.A89])" office:value-type="float" office:value="1" calcext:value-type="float">
            <text:p>1</text:p>
          </table:table-cell>
          <table:table-cell table:formula="of:=HOUR([.A89])" office:value-type="float" office:value="21" calcext:value-type="float">
            <text:p>21</text:p>
          </table:table-cell>
          <table:table-cell table:formula="of:=[.C89]*60+MINUTE([.A89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15T21:59:59.999949" calcext:value-type="date">
            <text:p>03/15/20 10:00 PM</text:p>
          </table:table-cell>
          <table:table-cell table:formula="of:=WEEKDAY([.A90])" office:value-type="float" office:value="1" calcext:value-type="float">
            <text:p>1</text:p>
          </table:table-cell>
          <table:table-cell table:formula="of:=HOUR([.A90])" office:value-type="float" office:value="22" calcext:value-type="float">
            <text:p>22</text:p>
          </table:table-cell>
          <table:table-cell table:formula="of:=[.C90]*60+MINUTE([.A90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15T22:14:59.999949" calcext:value-type="date">
            <text:p>03/15/20 10:15 PM</text:p>
          </table:table-cell>
          <table:table-cell table:formula="of:=WEEKDAY([.A91])" office:value-type="float" office:value="1" calcext:value-type="float">
            <text:p>1</text:p>
          </table:table-cell>
          <table:table-cell table:formula="of:=HOUR([.A91])" office:value-type="float" office:value="22" calcext:value-type="float">
            <text:p>22</text:p>
          </table:table-cell>
          <table:table-cell table:formula="of:=[.C91]*60+MINUTE([.A91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15T22:29:59.999948" calcext:value-type="date">
            <text:p>03/15/20 10:30 PM</text:p>
          </table:table-cell>
          <table:table-cell table:formula="of:=WEEKDAY([.A92])" office:value-type="float" office:value="1" calcext:value-type="float">
            <text:p>1</text:p>
          </table:table-cell>
          <table:table-cell table:formula="of:=HOUR([.A92])" office:value-type="float" office:value="22" calcext:value-type="float">
            <text:p>22</text:p>
          </table:table-cell>
          <table:table-cell table:formula="of:=[.C92]*60+MINUTE([.A92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15T22:44:59.999948" calcext:value-type="date">
            <text:p>03/15/20 10:45 PM</text:p>
          </table:table-cell>
          <table:table-cell table:formula="of:=WEEKDAY([.A93])" office:value-type="float" office:value="1" calcext:value-type="float">
            <text:p>1</text:p>
          </table:table-cell>
          <table:table-cell table:formula="of:=HOUR([.A93])" office:value-type="float" office:value="22" calcext:value-type="float">
            <text:p>22</text:p>
          </table:table-cell>
          <table:table-cell table:formula="of:=[.C93]*60+MINUTE([.A93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15T22:59:59.999947" calcext:value-type="date">
            <text:p>03/15/20 11:00 PM</text:p>
          </table:table-cell>
          <table:table-cell table:formula="of:=WEEKDAY([.A94])" office:value-type="float" office:value="1" calcext:value-type="float">
            <text:p>1</text:p>
          </table:table-cell>
          <table:table-cell table:formula="of:=HOUR([.A94])" office:value-type="float" office:value="23" calcext:value-type="float">
            <text:p>23</text:p>
          </table:table-cell>
          <table:table-cell table:formula="of:=[.C94]*60+MINUTE([.A94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15T23:14:59.999947" calcext:value-type="date">
            <text:p>03/15/20 11:15 PM</text:p>
          </table:table-cell>
          <table:table-cell table:formula="of:=WEEKDAY([.A95])" office:value-type="float" office:value="1" calcext:value-type="float">
            <text:p>1</text:p>
          </table:table-cell>
          <table:table-cell table:formula="of:=HOUR([.A95])" office:value-type="float" office:value="23" calcext:value-type="float">
            <text:p>23</text:p>
          </table:table-cell>
          <table:table-cell table:formula="of:=[.C95]*60+MINUTE([.A95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15T23:29:59.999946" calcext:value-type="date">
            <text:p>03/15/20 11:30 PM</text:p>
          </table:table-cell>
          <table:table-cell table:formula="of:=WEEKDAY([.A96])" office:value-type="float" office:value="1" calcext:value-type="float">
            <text:p>1</text:p>
          </table:table-cell>
          <table:table-cell table:formula="of:=HOUR([.A96])" office:value-type="float" office:value="23" calcext:value-type="float">
            <text:p>23</text:p>
          </table:table-cell>
          <table:table-cell table:formula="of:=[.C96]*60+MINUTE([.A96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15T23:44:59.999946" calcext:value-type="date">
            <text:p>03/15/20 11:45 PM</text:p>
          </table:table-cell>
          <table:table-cell table:formula="of:=WEEKDAY([.A97])" office:value-type="float" office:value="1" calcext:value-type="float">
            <text:p>1</text:p>
          </table:table-cell>
          <table:table-cell table:formula="of:=HOUR([.A97])" office:value-type="float" office:value="23" calcext:value-type="float">
            <text:p>23</text:p>
          </table:table-cell>
          <table:table-cell table:formula="of:=[.C97]*60+MINUTE([.A97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15T23:59:59.999945" calcext:value-type="date">
            <text:p>03/16/20 12:00 AM</text:p>
          </table:table-cell>
          <table:table-cell table:formula="of:=WEEKDAY([.A98])" office:value-type="float" office:value="1" calcext:value-type="float">
            <text:p>1</text:p>
          </table:table-cell>
          <table:table-cell table:formula="of:=HOUR([.A98])" office:value-type="float" office:value="24" calcext:value-type="float">
            <text:p>24</text:p>
          </table:table-cell>
          <table:table-cell table:formula="of:=[.C98]*60+MINUTE([.A98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16T00:14:59.999944" calcext:value-type="date">
            <text:p>03/16/20 12:15 AM</text:p>
          </table:table-cell>
          <table:table-cell table:formula="of:=WEEKDAY([.A99])" office:value-type="float" office:value="2" calcext:value-type="float">
            <text:p>2</text:p>
          </table:table-cell>
          <table:table-cell table:formula="of:=HOUR([.A99])" office:value-type="float" office:value="0" calcext:value-type="float">
            <text:p>0</text:p>
          </table:table-cell>
          <table:table-cell table:formula="of:=[.C99]*60+MINUTE([.A99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16T00:29:59.999944" calcext:value-type="date">
            <text:p>03/16/20 12:30 AM</text:p>
          </table:table-cell>
          <table:table-cell table:formula="of:=WEEKDAY([.A100])" office:value-type="float" office:value="2" calcext:value-type="float">
            <text:p>2</text:p>
          </table:table-cell>
          <table:table-cell table:formula="of:=HOUR([.A100])" office:value-type="float" office:value="0" calcext:value-type="float">
            <text:p>0</text:p>
          </table:table-cell>
          <table:table-cell table:formula="of:=[.C100]*60+MINUTE([.A100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16T00:44:59.999943" calcext:value-type="date">
            <text:p>03/16/20 12:45 AM</text:p>
          </table:table-cell>
          <table:table-cell table:formula="of:=WEEKDAY([.A101])" office:value-type="float" office:value="2" calcext:value-type="float">
            <text:p>2</text:p>
          </table:table-cell>
          <table:table-cell table:formula="of:=HOUR([.A101])" office:value-type="float" office:value="0" calcext:value-type="float">
            <text:p>0</text:p>
          </table:table-cell>
          <table:table-cell table:formula="of:=[.C101]*60+MINUTE([.A101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16T00:59:59.999943" calcext:value-type="date">
            <text:p>03/16/20 01:00 AM</text:p>
          </table:table-cell>
          <table:table-cell table:formula="of:=WEEKDAY([.A102])" office:value-type="float" office:value="2" calcext:value-type="float">
            <text:p>2</text:p>
          </table:table-cell>
          <table:table-cell table:formula="of:=HOUR([.A102])" office:value-type="float" office:value="1" calcext:value-type="float">
            <text:p>1</text:p>
          </table:table-cell>
          <table:table-cell table:formula="of:=[.C102]*60+MINUTE([.A102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16T01:14:59.999942" calcext:value-type="date">
            <text:p>03/16/20 01:15 AM</text:p>
          </table:table-cell>
          <table:table-cell table:formula="of:=WEEKDAY([.A103])" office:value-type="float" office:value="2" calcext:value-type="float">
            <text:p>2</text:p>
          </table:table-cell>
          <table:table-cell table:formula="of:=HOUR([.A103])" office:value-type="float" office:value="1" calcext:value-type="float">
            <text:p>1</text:p>
          </table:table-cell>
          <table:table-cell table:formula="of:=[.C103]*60+MINUTE([.A103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16T01:29:59.999942" calcext:value-type="date">
            <text:p>03/16/20 01:30 AM</text:p>
          </table:table-cell>
          <table:table-cell table:formula="of:=WEEKDAY([.A104])" office:value-type="float" office:value="2" calcext:value-type="float">
            <text:p>2</text:p>
          </table:table-cell>
          <table:table-cell table:formula="of:=HOUR([.A104])" office:value-type="float" office:value="1" calcext:value-type="float">
            <text:p>1</text:p>
          </table:table-cell>
          <table:table-cell table:formula="of:=[.C104]*60+MINUTE([.A104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16T01:44:59.999941" calcext:value-type="date">
            <text:p>03/16/20 01:45 AM</text:p>
          </table:table-cell>
          <table:table-cell table:formula="of:=WEEKDAY([.A105])" office:value-type="float" office:value="2" calcext:value-type="float">
            <text:p>2</text:p>
          </table:table-cell>
          <table:table-cell table:formula="of:=HOUR([.A105])" office:value-type="float" office:value="1" calcext:value-type="float">
            <text:p>1</text:p>
          </table:table-cell>
          <table:table-cell table:formula="of:=[.C105]*60+MINUTE([.A105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16T01:59:59.99994" calcext:value-type="date">
            <text:p>03/16/20 02:00 AM</text:p>
          </table:table-cell>
          <table:table-cell table:formula="of:=WEEKDAY([.A106])" office:value-type="float" office:value="2" calcext:value-type="float">
            <text:p>2</text:p>
          </table:table-cell>
          <table:table-cell table:formula="of:=HOUR([.A106])" office:value-type="float" office:value="2" calcext:value-type="float">
            <text:p>2</text:p>
          </table:table-cell>
          <table:table-cell table:formula="of:=[.C106]*60+MINUTE([.A106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16T02:14:59.99994" calcext:value-type="date">
            <text:p>03/16/20 02:15 AM</text:p>
          </table:table-cell>
          <table:table-cell table:formula="of:=WEEKDAY([.A107])" office:value-type="float" office:value="2" calcext:value-type="float">
            <text:p>2</text:p>
          </table:table-cell>
          <table:table-cell table:formula="of:=HOUR([.A107])" office:value-type="float" office:value="2" calcext:value-type="float">
            <text:p>2</text:p>
          </table:table-cell>
          <table:table-cell table:formula="of:=[.C107]*60+MINUTE([.A107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6T02:29:59.999939" calcext:value-type="date">
            <text:p>03/16/20 02:30 AM</text:p>
          </table:table-cell>
          <table:table-cell table:formula="of:=WEEKDAY([.A108])" office:value-type="float" office:value="2" calcext:value-type="float">
            <text:p>2</text:p>
          </table:table-cell>
          <table:table-cell table:formula="of:=HOUR([.A108])" office:value-type="float" office:value="2" calcext:value-type="float">
            <text:p>2</text:p>
          </table:table-cell>
          <table:table-cell table:formula="of:=[.C108]*60+MINUTE([.A108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16T02:44:59.999939" calcext:value-type="date">
            <text:p>03/16/20 02:45 AM</text:p>
          </table:table-cell>
          <table:table-cell table:formula="of:=WEEKDAY([.A109])" office:value-type="float" office:value="2" calcext:value-type="float">
            <text:p>2</text:p>
          </table:table-cell>
          <table:table-cell table:formula="of:=HOUR([.A109])" office:value-type="float" office:value="2" calcext:value-type="float">
            <text:p>2</text:p>
          </table:table-cell>
          <table:table-cell table:formula="of:=[.C109]*60+MINUTE([.A109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16T02:59:59.999938" calcext:value-type="date">
            <text:p>03/16/20 03:00 AM</text:p>
          </table:table-cell>
          <table:table-cell table:formula="of:=WEEKDAY([.A110])" office:value-type="float" office:value="2" calcext:value-type="float">
            <text:p>2</text:p>
          </table:table-cell>
          <table:table-cell table:formula="of:=HOUR([.A110])" office:value-type="float" office:value="3" calcext:value-type="float">
            <text:p>3</text:p>
          </table:table-cell>
          <table:table-cell table:formula="of:=[.C110]*60+MINUTE([.A110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16T03:14:59.999937" calcext:value-type="date">
            <text:p>03/16/20 03:15 AM</text:p>
          </table:table-cell>
          <table:table-cell table:formula="of:=WEEKDAY([.A111])" office:value-type="float" office:value="2" calcext:value-type="float">
            <text:p>2</text:p>
          </table:table-cell>
          <table:table-cell table:formula="of:=HOUR([.A111])" office:value-type="float" office:value="3" calcext:value-type="float">
            <text:p>3</text:p>
          </table:table-cell>
          <table:table-cell table:formula="of:=[.C111]*60+MINUTE([.A111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16T03:29:59.999937" calcext:value-type="date">
            <text:p>03/16/20 03:30 AM</text:p>
          </table:table-cell>
          <table:table-cell table:formula="of:=WEEKDAY([.A112])" office:value-type="float" office:value="2" calcext:value-type="float">
            <text:p>2</text:p>
          </table:table-cell>
          <table:table-cell table:formula="of:=HOUR([.A112])" office:value-type="float" office:value="3" calcext:value-type="float">
            <text:p>3</text:p>
          </table:table-cell>
          <table:table-cell table:formula="of:=[.C112]*60+MINUTE([.A112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16T03:44:59.999936" calcext:value-type="date">
            <text:p>03/16/20 03:45 AM</text:p>
          </table:table-cell>
          <table:table-cell table:formula="of:=WEEKDAY([.A113])" office:value-type="float" office:value="2" calcext:value-type="float">
            <text:p>2</text:p>
          </table:table-cell>
          <table:table-cell table:formula="of:=HOUR([.A113])" office:value-type="float" office:value="3" calcext:value-type="float">
            <text:p>3</text:p>
          </table:table-cell>
          <table:table-cell table:formula="of:=[.C113]*60+MINUTE([.A113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16T03:59:59.999936" calcext:value-type="date">
            <text:p>03/16/20 04:00 AM</text:p>
          </table:table-cell>
          <table:table-cell table:formula="of:=WEEKDAY([.A114])" office:value-type="float" office:value="2" calcext:value-type="float">
            <text:p>2</text:p>
          </table:table-cell>
          <table:table-cell table:formula="of:=HOUR([.A114])" office:value-type="float" office:value="4" calcext:value-type="float">
            <text:p>4</text:p>
          </table:table-cell>
          <table:table-cell table:formula="of:=[.C114]*60+MINUTE([.A114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16T04:14:59.999935" calcext:value-type="date">
            <text:p>03/16/20 04:15 AM</text:p>
          </table:table-cell>
          <table:table-cell table:formula="of:=WEEKDAY([.A115])" office:value-type="float" office:value="2" calcext:value-type="float">
            <text:p>2</text:p>
          </table:table-cell>
          <table:table-cell table:formula="of:=HOUR([.A115])" office:value-type="float" office:value="4" calcext:value-type="float">
            <text:p>4</text:p>
          </table:table-cell>
          <table:table-cell table:formula="of:=[.C115]*60+MINUTE([.A115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16T04:29:59.999935" calcext:value-type="date">
            <text:p>03/16/20 04:30 AM</text:p>
          </table:table-cell>
          <table:table-cell table:formula="of:=WEEKDAY([.A116])" office:value-type="float" office:value="2" calcext:value-type="float">
            <text:p>2</text:p>
          </table:table-cell>
          <table:table-cell table:formula="of:=HOUR([.A116])" office:value-type="float" office:value="4" calcext:value-type="float">
            <text:p>4</text:p>
          </table:table-cell>
          <table:table-cell table:formula="of:=[.C116]*60+MINUTE([.A116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16T04:44:59.999934" calcext:value-type="date">
            <text:p>03/16/20 04:45 AM</text:p>
          </table:table-cell>
          <table:table-cell table:formula="of:=WEEKDAY([.A117])" office:value-type="float" office:value="2" calcext:value-type="float">
            <text:p>2</text:p>
          </table:table-cell>
          <table:table-cell table:formula="of:=HOUR([.A117])" office:value-type="float" office:value="4" calcext:value-type="float">
            <text:p>4</text:p>
          </table:table-cell>
          <table:table-cell table:formula="of:=[.C117]*60+MINUTE([.A117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16T04:59:59.999933" calcext:value-type="date">
            <text:p>03/16/20 05:00 AM</text:p>
          </table:table-cell>
          <table:table-cell table:formula="of:=WEEKDAY([.A118])" office:value-type="float" office:value="2" calcext:value-type="float">
            <text:p>2</text:p>
          </table:table-cell>
          <table:table-cell table:formula="of:=HOUR([.A118])" office:value-type="float" office:value="5" calcext:value-type="float">
            <text:p>5</text:p>
          </table:table-cell>
          <table:table-cell table:formula="of:=[.C118]*60+MINUTE([.A118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16T05:14:59.999933" calcext:value-type="date">
            <text:p>03/16/20 05:15 AM</text:p>
          </table:table-cell>
          <table:table-cell table:formula="of:=WEEKDAY([.A119])" office:value-type="float" office:value="2" calcext:value-type="float">
            <text:p>2</text:p>
          </table:table-cell>
          <table:table-cell table:formula="of:=HOUR([.A119])" office:value-type="float" office:value="5" calcext:value-type="float">
            <text:p>5</text:p>
          </table:table-cell>
          <table:table-cell table:formula="of:=[.C119]*60+MINUTE([.A119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16T05:29:59.999932" calcext:value-type="date">
            <text:p>03/16/20 05:30 AM</text:p>
          </table:table-cell>
          <table:table-cell table:formula="of:=WEEKDAY([.A120])" office:value-type="float" office:value="2" calcext:value-type="float">
            <text:p>2</text:p>
          </table:table-cell>
          <table:table-cell table:formula="of:=HOUR([.A120])" office:value-type="float" office:value="5" calcext:value-type="float">
            <text:p>5</text:p>
          </table:table-cell>
          <table:table-cell table:formula="of:=[.C120]*60+MINUTE([.A120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16T05:44:59.999932" calcext:value-type="date">
            <text:p>03/16/20 05:45 AM</text:p>
          </table:table-cell>
          <table:table-cell table:formula="of:=WEEKDAY([.A121])" office:value-type="float" office:value="2" calcext:value-type="float">
            <text:p>2</text:p>
          </table:table-cell>
          <table:table-cell table:formula="of:=HOUR([.A121])" office:value-type="float" office:value="5" calcext:value-type="float">
            <text:p>5</text:p>
          </table:table-cell>
          <table:table-cell table:formula="of:=[.C121]*60+MINUTE([.A121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16T05:59:59.999931" calcext:value-type="date">
            <text:p>03/16/20 06:00 AM</text:p>
          </table:table-cell>
          <table:table-cell table:formula="of:=WEEKDAY([.A122])" office:value-type="float" office:value="2" calcext:value-type="float">
            <text:p>2</text:p>
          </table:table-cell>
          <table:table-cell table:formula="of:=HOUR([.A122])" office:value-type="float" office:value="6" calcext:value-type="float">
            <text:p>6</text:p>
          </table:table-cell>
          <table:table-cell table:formula="of:=[.C122]*60+MINUTE([.A122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16T06:14:59.99993" calcext:value-type="date">
            <text:p>03/16/20 06:15 AM</text:p>
          </table:table-cell>
          <table:table-cell table:formula="of:=WEEKDAY([.A123])" office:value-type="float" office:value="2" calcext:value-type="float">
            <text:p>2</text:p>
          </table:table-cell>
          <table:table-cell table:formula="of:=HOUR([.A123])" office:value-type="float" office:value="6" calcext:value-type="float">
            <text:p>6</text:p>
          </table:table-cell>
          <table:table-cell table:formula="of:=[.C123]*60+MINUTE([.A123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16T06:29:59.99993" calcext:value-type="date">
            <text:p>03/16/20 06:30 AM</text:p>
          </table:table-cell>
          <table:table-cell table:formula="of:=WEEKDAY([.A124])" office:value-type="float" office:value="2" calcext:value-type="float">
            <text:p>2</text:p>
          </table:table-cell>
          <table:table-cell table:formula="of:=HOUR([.A124])" office:value-type="float" office:value="6" calcext:value-type="float">
            <text:p>6</text:p>
          </table:table-cell>
          <table:table-cell table:formula="of:=[.C124]*60+MINUTE([.A12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16T06:44:59.999929" calcext:value-type="date">
            <text:p>03/16/20 06:45 AM</text:p>
          </table:table-cell>
          <table:table-cell table:formula="of:=WEEKDAY([.A125])" office:value-type="float" office:value="2" calcext:value-type="float">
            <text:p>2</text:p>
          </table:table-cell>
          <table:table-cell table:formula="of:=HOUR([.A125])" office:value-type="float" office:value="6" calcext:value-type="float">
            <text:p>6</text:p>
          </table:table-cell>
          <table:table-cell table:formula="of:=[.C125]*60+MINUTE([.A125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16T06:59:59.999929" calcext:value-type="date">
            <text:p>03/16/20 07:00 AM</text:p>
          </table:table-cell>
          <table:table-cell table:formula="of:=WEEKDAY([.A126])" office:value-type="float" office:value="2" calcext:value-type="float">
            <text:p>2</text:p>
          </table:table-cell>
          <table:table-cell table:formula="of:=HOUR([.A126])" office:value-type="float" office:value="7" calcext:value-type="float">
            <text:p>7</text:p>
          </table:table-cell>
          <table:table-cell table:formula="of:=[.C126]*60+MINUTE([.A126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16T07:14:59.999928" calcext:value-type="date">
            <text:p>03/16/20 07:15 AM</text:p>
          </table:table-cell>
          <table:table-cell table:formula="of:=WEEKDAY([.A127])" office:value-type="float" office:value="2" calcext:value-type="float">
            <text:p>2</text:p>
          </table:table-cell>
          <table:table-cell table:formula="of:=HOUR([.A127])" office:value-type="float" office:value="7" calcext:value-type="float">
            <text:p>7</text:p>
          </table:table-cell>
          <table:table-cell table:formula="of:=[.C127]*60+MINUTE([.A127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16T07:29:59.999928" calcext:value-type="date">
            <text:p>03/16/20 07:30 AM</text:p>
          </table:table-cell>
          <table:table-cell table:formula="of:=WEEKDAY([.A128])" office:value-type="float" office:value="2" calcext:value-type="float">
            <text:p>2</text:p>
          </table:table-cell>
          <table:table-cell table:formula="of:=HOUR([.A128])" office:value-type="float" office:value="7" calcext:value-type="float">
            <text:p>7</text:p>
          </table:table-cell>
          <table:table-cell table:formula="of:=[.C128]*60+MINUTE([.A128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16T07:44:59.999927" calcext:value-type="date">
            <text:p>03/16/20 07:45 AM</text:p>
          </table:table-cell>
          <table:table-cell table:formula="of:=WEEKDAY([.A129])" office:value-type="float" office:value="2" calcext:value-type="float">
            <text:p>2</text:p>
          </table:table-cell>
          <table:table-cell table:formula="of:=HOUR([.A129])" office:value-type="float" office:value="7" calcext:value-type="float">
            <text:p>7</text:p>
          </table:table-cell>
          <table:table-cell table:formula="of:=[.C129]*60+MINUTE([.A129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16T07:59:59.999926" calcext:value-type="date">
            <text:p>03/16/20 08:00 AM</text:p>
          </table:table-cell>
          <table:table-cell table:formula="of:=WEEKDAY([.A130])" office:value-type="float" office:value="2" calcext:value-type="float">
            <text:p>2</text:p>
          </table:table-cell>
          <table:table-cell table:formula="of:=HOUR([.A130])" office:value-type="float" office:value="8" calcext:value-type="float">
            <text:p>8</text:p>
          </table:table-cell>
          <table:table-cell table:formula="of:=[.C130]*60+MINUTE([.A130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16T08:14:59.999926" calcext:value-type="date">
            <text:p>03/16/20 08:15 AM</text:p>
          </table:table-cell>
          <table:table-cell table:formula="of:=WEEKDAY([.A131])" office:value-type="float" office:value="2" calcext:value-type="float">
            <text:p>2</text:p>
          </table:table-cell>
          <table:table-cell table:formula="of:=HOUR([.A131])" office:value-type="float" office:value="8" calcext:value-type="float">
            <text:p>8</text:p>
          </table:table-cell>
          <table:table-cell table:formula="of:=[.C131]*60+MINUTE([.A131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16T08:29:59.999925" calcext:value-type="date">
            <text:p>03/16/20 08:30 AM</text:p>
          </table:table-cell>
          <table:table-cell table:formula="of:=WEEKDAY([.A132])" office:value-type="float" office:value="2" calcext:value-type="float">
            <text:p>2</text:p>
          </table:table-cell>
          <table:table-cell table:formula="of:=HOUR([.A132])" office:value-type="float" office:value="8" calcext:value-type="float">
            <text:p>8</text:p>
          </table:table-cell>
          <table:table-cell table:formula="of:=[.C132]*60+MINUTE([.A132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16T08:44:59.999925" calcext:value-type="date">
            <text:p>03/16/20 08:45 AM</text:p>
          </table:table-cell>
          <table:table-cell table:formula="of:=WEEKDAY([.A133])" office:value-type="float" office:value="2" calcext:value-type="float">
            <text:p>2</text:p>
          </table:table-cell>
          <table:table-cell table:formula="of:=HOUR([.A133])" office:value-type="float" office:value="8" calcext:value-type="float">
            <text:p>8</text:p>
          </table:table-cell>
          <table:table-cell table:formula="of:=[.C133]*60+MINUTE([.A133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16T08:59:59.999924" calcext:value-type="date">
            <text:p>03/16/20 09:00 AM</text:p>
          </table:table-cell>
          <table:table-cell table:formula="of:=WEEKDAY([.A134])" office:value-type="float" office:value="2" calcext:value-type="float">
            <text:p>2</text:p>
          </table:table-cell>
          <table:table-cell table:formula="of:=HOUR([.A134])" office:value-type="float" office:value="9" calcext:value-type="float">
            <text:p>9</text:p>
          </table:table-cell>
          <table:table-cell table:formula="of:=[.C134]*60+MINUTE([.A134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16T09:14:59.999923" calcext:value-type="date">
            <text:p>03/16/20 09:15 AM</text:p>
          </table:table-cell>
          <table:table-cell table:formula="of:=WEEKDAY([.A135])" office:value-type="float" office:value="2" calcext:value-type="float">
            <text:p>2</text:p>
          </table:table-cell>
          <table:table-cell table:formula="of:=HOUR([.A135])" office:value-type="float" office:value="9" calcext:value-type="float">
            <text:p>9</text:p>
          </table:table-cell>
          <table:table-cell table:formula="of:=[.C135]*60+MINUTE([.A135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16T09:29:59.999923" calcext:value-type="date">
            <text:p>03/16/20 09:30 AM</text:p>
          </table:table-cell>
          <table:table-cell table:formula="of:=WEEKDAY([.A136])" office:value-type="float" office:value="2" calcext:value-type="float">
            <text:p>2</text:p>
          </table:table-cell>
          <table:table-cell table:formula="of:=HOUR([.A136])" office:value-type="float" office:value="9" calcext:value-type="float">
            <text:p>9</text:p>
          </table:table-cell>
          <table:table-cell table:formula="of:=[.C136]*60+MINUTE([.A136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16T09:44:59.999922" calcext:value-type="date">
            <text:p>03/16/20 09:45 AM</text:p>
          </table:table-cell>
          <table:table-cell table:formula="of:=WEEKDAY([.A137])" office:value-type="float" office:value="2" calcext:value-type="float">
            <text:p>2</text:p>
          </table:table-cell>
          <table:table-cell table:formula="of:=HOUR([.A137])" office:value-type="float" office:value="9" calcext:value-type="float">
            <text:p>9</text:p>
          </table:table-cell>
          <table:table-cell table:formula="of:=[.C137]*60+MINUTE([.A137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16T09:59:59.999922" calcext:value-type="date">
            <text:p>03/16/20 10:00 AM</text:p>
          </table:table-cell>
          <table:table-cell table:formula="of:=WEEKDAY([.A138])" office:value-type="float" office:value="2" calcext:value-type="float">
            <text:p>2</text:p>
          </table:table-cell>
          <table:table-cell table:formula="of:=HOUR([.A138])" office:value-type="float" office:value="10" calcext:value-type="float">
            <text:p>10</text:p>
          </table:table-cell>
          <table:table-cell table:formula="of:=[.C138]*60+MINUTE([.A138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16T10:14:59.999921" calcext:value-type="date">
            <text:p>03/16/20 10:15 AM</text:p>
          </table:table-cell>
          <table:table-cell table:formula="of:=WEEKDAY([.A139])" office:value-type="float" office:value="2" calcext:value-type="float">
            <text:p>2</text:p>
          </table:table-cell>
          <table:table-cell table:formula="of:=HOUR([.A139])" office:value-type="float" office:value="10" calcext:value-type="float">
            <text:p>10</text:p>
          </table:table-cell>
          <table:table-cell table:formula="of:=[.C139]*60+MINUTE([.A139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16T10:29:59.999921" calcext:value-type="date">
            <text:p>03/16/20 10:30 AM</text:p>
          </table:table-cell>
          <table:table-cell table:formula="of:=WEEKDAY([.A140])" office:value-type="float" office:value="2" calcext:value-type="float">
            <text:p>2</text:p>
          </table:table-cell>
          <table:table-cell table:formula="of:=HOUR([.A140])" office:value-type="float" office:value="10" calcext:value-type="float">
            <text:p>10</text:p>
          </table:table-cell>
          <table:table-cell table:formula="of:=[.C140]*60+MINUTE([.A140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16T10:44:59.99992" calcext:value-type="date">
            <text:p>03/16/20 10:45 AM</text:p>
          </table:table-cell>
          <table:table-cell table:formula="of:=WEEKDAY([.A141])" office:value-type="float" office:value="2" calcext:value-type="float">
            <text:p>2</text:p>
          </table:table-cell>
          <table:table-cell table:formula="of:=HOUR([.A141])" office:value-type="float" office:value="10" calcext:value-type="float">
            <text:p>10</text:p>
          </table:table-cell>
          <table:table-cell table:formula="of:=[.C141]*60+MINUTE([.A141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16T10:59:59.999919" calcext:value-type="date">
            <text:p>03/16/20 11:00 AM</text:p>
          </table:table-cell>
          <table:table-cell table:formula="of:=WEEKDAY([.A142])" office:value-type="float" office:value="2" calcext:value-type="float">
            <text:p>2</text:p>
          </table:table-cell>
          <table:table-cell table:formula="of:=HOUR([.A142])" office:value-type="float" office:value="11" calcext:value-type="float">
            <text:p>11</text:p>
          </table:table-cell>
          <table:table-cell table:formula="of:=[.C142]*60+MINUTE([.A142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16T11:14:59.999919" calcext:value-type="date">
            <text:p>03/16/20 11:15 AM</text:p>
          </table:table-cell>
          <table:table-cell table:formula="of:=WEEKDAY([.A143])" office:value-type="float" office:value="2" calcext:value-type="float">
            <text:p>2</text:p>
          </table:table-cell>
          <table:table-cell table:formula="of:=HOUR([.A143])" office:value-type="float" office:value="11" calcext:value-type="float">
            <text:p>11</text:p>
          </table:table-cell>
          <table:table-cell table:formula="of:=[.C143]*60+MINUTE([.A143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16T11:29:59.999918" calcext:value-type="date">
            <text:p>03/16/20 11:30 AM</text:p>
          </table:table-cell>
          <table:table-cell table:formula="of:=WEEKDAY([.A144])" office:value-type="float" office:value="2" calcext:value-type="float">
            <text:p>2</text:p>
          </table:table-cell>
          <table:table-cell table:formula="of:=HOUR([.A144])" office:value-type="float" office:value="11" calcext:value-type="float">
            <text:p>11</text:p>
          </table:table-cell>
          <table:table-cell table:formula="of:=[.C144]*60+MINUTE([.A144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16T11:44:59.999918" calcext:value-type="date">
            <text:p>03/16/20 11:45 AM</text:p>
          </table:table-cell>
          <table:table-cell table:formula="of:=WEEKDAY([.A145])" office:value-type="float" office:value="2" calcext:value-type="float">
            <text:p>2</text:p>
          </table:table-cell>
          <table:table-cell table:formula="of:=HOUR([.A145])" office:value-type="float" office:value="11" calcext:value-type="float">
            <text:p>11</text:p>
          </table:table-cell>
          <table:table-cell table:formula="of:=[.C145]*60+MINUTE([.A145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16T11:59:59.999917" calcext:value-type="date">
            <text:p>03/16/20 12:00 PM</text:p>
          </table:table-cell>
          <table:table-cell table:formula="of:=WEEKDAY([.A146])" office:value-type="float" office:value="2" calcext:value-type="float">
            <text:p>2</text:p>
          </table:table-cell>
          <table:table-cell table:formula="of:=HOUR([.A146])" office:value-type="float" office:value="12" calcext:value-type="float">
            <text:p>12</text:p>
          </table:table-cell>
          <table:table-cell table:formula="of:=[.C146]*60+MINUTE([.A146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16T12:14:59.999916" calcext:value-type="date">
            <text:p>03/16/20 12:15 PM</text:p>
          </table:table-cell>
          <table:table-cell table:formula="of:=WEEKDAY([.A147])" office:value-type="float" office:value="2" calcext:value-type="float">
            <text:p>2</text:p>
          </table:table-cell>
          <table:table-cell table:formula="of:=HOUR([.A147])" office:value-type="float" office:value="12" calcext:value-type="float">
            <text:p>12</text:p>
          </table:table-cell>
          <table:table-cell table:formula="of:=[.C147]*60+MINUTE([.A147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16T12:29:59.999916" calcext:value-type="date">
            <text:p>03/16/20 12:30 PM</text:p>
          </table:table-cell>
          <table:table-cell table:formula="of:=WEEKDAY([.A148])" office:value-type="float" office:value="2" calcext:value-type="float">
            <text:p>2</text:p>
          </table:table-cell>
          <table:table-cell table:formula="of:=HOUR([.A148])" office:value-type="float" office:value="12" calcext:value-type="float">
            <text:p>12</text:p>
          </table:table-cell>
          <table:table-cell table:formula="of:=[.C148]*60+MINUTE([.A148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16T12:44:59.999915" calcext:value-type="date">
            <text:p>03/16/20 12:45 PM</text:p>
          </table:table-cell>
          <table:table-cell table:formula="of:=WEEKDAY([.A149])" office:value-type="float" office:value="2" calcext:value-type="float">
            <text:p>2</text:p>
          </table:table-cell>
          <table:table-cell table:formula="of:=HOUR([.A149])" office:value-type="float" office:value="12" calcext:value-type="float">
            <text:p>12</text:p>
          </table:table-cell>
          <table:table-cell table:formula="of:=[.C149]*60+MINUTE([.A149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16T12:59:59.999915" calcext:value-type="date">
            <text:p>03/16/20 01:00 PM</text:p>
          </table:table-cell>
          <table:table-cell table:formula="of:=WEEKDAY([.A150])" office:value-type="float" office:value="2" calcext:value-type="float">
            <text:p>2</text:p>
          </table:table-cell>
          <table:table-cell table:formula="of:=HOUR([.A150])" office:value-type="float" office:value="13" calcext:value-type="float">
            <text:p>13</text:p>
          </table:table-cell>
          <table:table-cell table:formula="of:=[.C150]*60+MINUTE([.A150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16T13:14:59.999914" calcext:value-type="date">
            <text:p>03/16/20 01:15 PM</text:p>
          </table:table-cell>
          <table:table-cell table:formula="of:=WEEKDAY([.A151])" office:value-type="float" office:value="2" calcext:value-type="float">
            <text:p>2</text:p>
          </table:table-cell>
          <table:table-cell table:formula="of:=HOUR([.A151])" office:value-type="float" office:value="13" calcext:value-type="float">
            <text:p>13</text:p>
          </table:table-cell>
          <table:table-cell table:formula="of:=[.C151]*60+MINUTE([.A151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16T13:29:59.999914" calcext:value-type="date">
            <text:p>03/16/20 01:30 PM</text:p>
          </table:table-cell>
          <table:table-cell table:formula="of:=WEEKDAY([.A152])" office:value-type="float" office:value="2" calcext:value-type="float">
            <text:p>2</text:p>
          </table:table-cell>
          <table:table-cell table:formula="of:=HOUR([.A152])" office:value-type="float" office:value="13" calcext:value-type="float">
            <text:p>13</text:p>
          </table:table-cell>
          <table:table-cell table:formula="of:=[.C152]*60+MINUTE([.A152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16T13:44:59.999913" calcext:value-type="date">
            <text:p>03/16/20 01:45 PM</text:p>
          </table:table-cell>
          <table:table-cell table:formula="of:=WEEKDAY([.A153])" office:value-type="float" office:value="2" calcext:value-type="float">
            <text:p>2</text:p>
          </table:table-cell>
          <table:table-cell table:formula="of:=HOUR([.A153])" office:value-type="float" office:value="13" calcext:value-type="float">
            <text:p>13</text:p>
          </table:table-cell>
          <table:table-cell table:formula="of:=[.C153]*60+MINUTE([.A153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16T13:59:59.999912" calcext:value-type="date">
            <text:p>03/16/20 02:00 PM</text:p>
          </table:table-cell>
          <table:table-cell table:formula="of:=WEEKDAY([.A154])" office:value-type="float" office:value="2" calcext:value-type="float">
            <text:p>2</text:p>
          </table:table-cell>
          <table:table-cell table:formula="of:=HOUR([.A154])" office:value-type="float" office:value="14" calcext:value-type="float">
            <text:p>14</text:p>
          </table:table-cell>
          <table:table-cell table:formula="of:=[.C154]*60+MINUTE([.A154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16T14:14:59.999912" calcext:value-type="date">
            <text:p>03/16/20 02:15 PM</text:p>
          </table:table-cell>
          <table:table-cell table:formula="of:=WEEKDAY([.A155])" office:value-type="float" office:value="2" calcext:value-type="float">
            <text:p>2</text:p>
          </table:table-cell>
          <table:table-cell table:formula="of:=HOUR([.A155])" office:value-type="float" office:value="14" calcext:value-type="float">
            <text:p>14</text:p>
          </table:table-cell>
          <table:table-cell table:formula="of:=[.C155]*60+MINUTE([.A155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16T14:29:59.999911" calcext:value-type="date">
            <text:p>03/16/20 02:30 PM</text:p>
          </table:table-cell>
          <table:table-cell table:formula="of:=WEEKDAY([.A156])" office:value-type="float" office:value="2" calcext:value-type="float">
            <text:p>2</text:p>
          </table:table-cell>
          <table:table-cell table:formula="of:=HOUR([.A156])" office:value-type="float" office:value="14" calcext:value-type="float">
            <text:p>14</text:p>
          </table:table-cell>
          <table:table-cell table:formula="of:=[.C156]*60+MINUTE([.A156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16T14:44:59.999911" calcext:value-type="date">
            <text:p>03/16/20 02:45 PM</text:p>
          </table:table-cell>
          <table:table-cell table:formula="of:=WEEKDAY([.A157])" office:value-type="float" office:value="2" calcext:value-type="float">
            <text:p>2</text:p>
          </table:table-cell>
          <table:table-cell table:formula="of:=HOUR([.A157])" office:value-type="float" office:value="14" calcext:value-type="float">
            <text:p>14</text:p>
          </table:table-cell>
          <table:table-cell table:formula="of:=[.C157]*60+MINUTE([.A157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16T14:59:59.99991" calcext:value-type="date">
            <text:p>03/16/20 03:00 PM</text:p>
          </table:table-cell>
          <table:table-cell table:formula="of:=WEEKDAY([.A158])" office:value-type="float" office:value="2" calcext:value-type="float">
            <text:p>2</text:p>
          </table:table-cell>
          <table:table-cell table:formula="of:=HOUR([.A158])" office:value-type="float" office:value="15" calcext:value-type="float">
            <text:p>15</text:p>
          </table:table-cell>
          <table:table-cell table:formula="of:=[.C158]*60+MINUTE([.A158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16T15:14:59.999909" calcext:value-type="date">
            <text:p>03/16/20 03:15 PM</text:p>
          </table:table-cell>
          <table:table-cell table:formula="of:=WEEKDAY([.A159])" office:value-type="float" office:value="2" calcext:value-type="float">
            <text:p>2</text:p>
          </table:table-cell>
          <table:table-cell table:formula="of:=HOUR([.A159])" office:value-type="float" office:value="15" calcext:value-type="float">
            <text:p>15</text:p>
          </table:table-cell>
          <table:table-cell table:formula="of:=[.C159]*60+MINUTE([.A159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16T15:29:59.999909" calcext:value-type="date">
            <text:p>03/16/20 03:30 PM</text:p>
          </table:table-cell>
          <table:table-cell table:formula="of:=WEEKDAY([.A160])" office:value-type="float" office:value="2" calcext:value-type="float">
            <text:p>2</text:p>
          </table:table-cell>
          <table:table-cell table:formula="of:=HOUR([.A160])" office:value-type="float" office:value="15" calcext:value-type="float">
            <text:p>15</text:p>
          </table:table-cell>
          <table:table-cell table:formula="of:=[.C160]*60+MINUTE([.A160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16T15:44:59.999908" calcext:value-type="date">
            <text:p>03/16/20 03:45 PM</text:p>
          </table:table-cell>
          <table:table-cell table:formula="of:=WEEKDAY([.A161])" office:value-type="float" office:value="2" calcext:value-type="float">
            <text:p>2</text:p>
          </table:table-cell>
          <table:table-cell table:formula="of:=HOUR([.A161])" office:value-type="float" office:value="15" calcext:value-type="float">
            <text:p>15</text:p>
          </table:table-cell>
          <table:table-cell table:formula="of:=[.C161]*60+MINUTE([.A161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16T15:59:59.999908" calcext:value-type="date">
            <text:p>03/16/20 04:00 PM</text:p>
          </table:table-cell>
          <table:table-cell table:formula="of:=WEEKDAY([.A162])" office:value-type="float" office:value="2" calcext:value-type="float">
            <text:p>2</text:p>
          </table:table-cell>
          <table:table-cell table:formula="of:=HOUR([.A162])" office:value-type="float" office:value="16" calcext:value-type="float">
            <text:p>16</text:p>
          </table:table-cell>
          <table:table-cell table:formula="of:=[.C162]*60+MINUTE([.A162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16T16:14:59.999907" calcext:value-type="date">
            <text:p>03/16/20 04:15 PM</text:p>
          </table:table-cell>
          <table:table-cell table:formula="of:=WEEKDAY([.A163])" office:value-type="float" office:value="2" calcext:value-type="float">
            <text:p>2</text:p>
          </table:table-cell>
          <table:table-cell table:formula="of:=HOUR([.A163])" office:value-type="float" office:value="16" calcext:value-type="float">
            <text:p>16</text:p>
          </table:table-cell>
          <table:table-cell table:formula="of:=[.C163]*60+MINUTE([.A163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16T16:29:59.999907" calcext:value-type="date">
            <text:p>03/16/20 04:30 PM</text:p>
          </table:table-cell>
          <table:table-cell table:formula="of:=WEEKDAY([.A164])" office:value-type="float" office:value="2" calcext:value-type="float">
            <text:p>2</text:p>
          </table:table-cell>
          <table:table-cell table:formula="of:=HOUR([.A164])" office:value-type="float" office:value="16" calcext:value-type="float">
            <text:p>16</text:p>
          </table:table-cell>
          <table:table-cell table:formula="of:=[.C164]*60+MINUTE([.A164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16T16:44:59.999906" calcext:value-type="date">
            <text:p>03/16/20 04:45 PM</text:p>
          </table:table-cell>
          <table:table-cell table:formula="of:=WEEKDAY([.A165])" office:value-type="float" office:value="2" calcext:value-type="float">
            <text:p>2</text:p>
          </table:table-cell>
          <table:table-cell table:formula="of:=HOUR([.A165])" office:value-type="float" office:value="16" calcext:value-type="float">
            <text:p>16</text:p>
          </table:table-cell>
          <table:table-cell table:formula="of:=[.C165]*60+MINUTE([.A165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16T16:59:59.999905" calcext:value-type="date">
            <text:p>03/16/20 05:00 PM</text:p>
          </table:table-cell>
          <table:table-cell table:formula="of:=WEEKDAY([.A166])" office:value-type="float" office:value="2" calcext:value-type="float">
            <text:p>2</text:p>
          </table:table-cell>
          <table:table-cell table:formula="of:=HOUR([.A166])" office:value-type="float" office:value="17" calcext:value-type="float">
            <text:p>17</text:p>
          </table:table-cell>
          <table:table-cell table:formula="of:=[.C166]*60+MINUTE([.A166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16T17:14:59.999905" calcext:value-type="date">
            <text:p>03/16/20 05:15 PM</text:p>
          </table:table-cell>
          <table:table-cell table:formula="of:=WEEKDAY([.A167])" office:value-type="float" office:value="2" calcext:value-type="float">
            <text:p>2</text:p>
          </table:table-cell>
          <table:table-cell table:formula="of:=HOUR([.A167])" office:value-type="float" office:value="17" calcext:value-type="float">
            <text:p>17</text:p>
          </table:table-cell>
          <table:table-cell table:formula="of:=[.C167]*60+MINUTE([.A167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16T17:29:59.999904" calcext:value-type="date">
            <text:p>03/16/20 05:30 PM</text:p>
          </table:table-cell>
          <table:table-cell table:formula="of:=WEEKDAY([.A168])" office:value-type="float" office:value="2" calcext:value-type="float">
            <text:p>2</text:p>
          </table:table-cell>
          <table:table-cell table:formula="of:=HOUR([.A168])" office:value-type="float" office:value="17" calcext:value-type="float">
            <text:p>17</text:p>
          </table:table-cell>
          <table:table-cell table:formula="of:=[.C168]*60+MINUTE([.A168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16T17:44:59.999904" calcext:value-type="date">
            <text:p>03/16/20 05:45 PM</text:p>
          </table:table-cell>
          <table:table-cell table:formula="of:=WEEKDAY([.A169])" office:value-type="float" office:value="2" calcext:value-type="float">
            <text:p>2</text:p>
          </table:table-cell>
          <table:table-cell table:formula="of:=HOUR([.A169])" office:value-type="float" office:value="17" calcext:value-type="float">
            <text:p>17</text:p>
          </table:table-cell>
          <table:table-cell table:formula="of:=[.C169]*60+MINUTE([.A169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16T17:59:59.999903" calcext:value-type="date">
            <text:p>03/16/20 06:00 PM</text:p>
          </table:table-cell>
          <table:table-cell table:formula="of:=WEEKDAY([.A170])" office:value-type="float" office:value="2" calcext:value-type="float">
            <text:p>2</text:p>
          </table:table-cell>
          <table:table-cell table:formula="of:=HOUR([.A170])" office:value-type="float" office:value="18" calcext:value-type="float">
            <text:p>18</text:p>
          </table:table-cell>
          <table:table-cell table:formula="of:=[.C170]*60+MINUTE([.A170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16T18:14:59.999902" calcext:value-type="date">
            <text:p>03/16/20 06:15 PM</text:p>
          </table:table-cell>
          <table:table-cell table:formula="of:=WEEKDAY([.A171])" office:value-type="float" office:value="2" calcext:value-type="float">
            <text:p>2</text:p>
          </table:table-cell>
          <table:table-cell table:formula="of:=HOUR([.A171])" office:value-type="float" office:value="18" calcext:value-type="float">
            <text:p>18</text:p>
          </table:table-cell>
          <table:table-cell table:formula="of:=[.C171]*60+MINUTE([.A171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16T18:29:59.999902" calcext:value-type="date">
            <text:p>03/16/20 06:30 PM</text:p>
          </table:table-cell>
          <table:table-cell table:formula="of:=WEEKDAY([.A172])" office:value-type="float" office:value="2" calcext:value-type="float">
            <text:p>2</text:p>
          </table:table-cell>
          <table:table-cell table:formula="of:=HOUR([.A172])" office:value-type="float" office:value="18" calcext:value-type="float">
            <text:p>18</text:p>
          </table:table-cell>
          <table:table-cell table:formula="of:=[.C172]*60+MINUTE([.A172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16T18:44:59.999901" calcext:value-type="date">
            <text:p>03/16/20 06:45 PM</text:p>
          </table:table-cell>
          <table:table-cell table:formula="of:=WEEKDAY([.A173])" office:value-type="float" office:value="2" calcext:value-type="float">
            <text:p>2</text:p>
          </table:table-cell>
          <table:table-cell table:formula="of:=HOUR([.A173])" office:value-type="float" office:value="18" calcext:value-type="float">
            <text:p>18</text:p>
          </table:table-cell>
          <table:table-cell table:formula="of:=[.C173]*60+MINUTE([.A173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16T18:59:59.999901" calcext:value-type="date">
            <text:p>03/16/20 07:00 PM</text:p>
          </table:table-cell>
          <table:table-cell table:formula="of:=WEEKDAY([.A174])" office:value-type="float" office:value="2" calcext:value-type="float">
            <text:p>2</text:p>
          </table:table-cell>
          <table:table-cell table:formula="of:=HOUR([.A174])" office:value-type="float" office:value="19" calcext:value-type="float">
            <text:p>19</text:p>
          </table:table-cell>
          <table:table-cell table:formula="of:=[.C174]*60+MINUTE([.A174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16T19:14:59.9999" calcext:value-type="date">
            <text:p>03/16/20 07:15 PM</text:p>
          </table:table-cell>
          <table:table-cell table:formula="of:=WEEKDAY([.A175])" office:value-type="float" office:value="2" calcext:value-type="float">
            <text:p>2</text:p>
          </table:table-cell>
          <table:table-cell table:formula="of:=HOUR([.A175])" office:value-type="float" office:value="19" calcext:value-type="float">
            <text:p>19</text:p>
          </table:table-cell>
          <table:table-cell table:formula="of:=[.C175]*60+MINUTE([.A175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16T19:29:59.9999" calcext:value-type="date">
            <text:p>03/16/20 07:30 PM</text:p>
          </table:table-cell>
          <table:table-cell table:formula="of:=WEEKDAY([.A176])" office:value-type="float" office:value="2" calcext:value-type="float">
            <text:p>2</text:p>
          </table:table-cell>
          <table:table-cell table:formula="of:=HOUR([.A176])" office:value-type="float" office:value="19" calcext:value-type="float">
            <text:p>19</text:p>
          </table:table-cell>
          <table:table-cell table:formula="of:=[.C176]*60+MINUTE([.A176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16T19:44:59.999899" calcext:value-type="date">
            <text:p>03/16/20 07:45 PM</text:p>
          </table:table-cell>
          <table:table-cell table:formula="of:=WEEKDAY([.A177])" office:value-type="float" office:value="2" calcext:value-type="float">
            <text:p>2</text:p>
          </table:table-cell>
          <table:table-cell table:formula="of:=HOUR([.A177])" office:value-type="float" office:value="19" calcext:value-type="float">
            <text:p>19</text:p>
          </table:table-cell>
          <table:table-cell table:formula="of:=[.C177]*60+MINUTE([.A177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16T19:59:59.999898" calcext:value-type="date">
            <text:p>03/16/20 08:00 PM</text:p>
          </table:table-cell>
          <table:table-cell table:formula="of:=WEEKDAY([.A178])" office:value-type="float" office:value="2" calcext:value-type="float">
            <text:p>2</text:p>
          </table:table-cell>
          <table:table-cell table:formula="of:=HOUR([.A178])" office:value-type="float" office:value="20" calcext:value-type="float">
            <text:p>20</text:p>
          </table:table-cell>
          <table:table-cell table:formula="of:=[.C178]*60+MINUTE([.A178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16T20:14:59.999898" calcext:value-type="date">
            <text:p>03/16/20 08:15 PM</text:p>
          </table:table-cell>
          <table:table-cell table:formula="of:=WEEKDAY([.A179])" office:value-type="float" office:value="2" calcext:value-type="float">
            <text:p>2</text:p>
          </table:table-cell>
          <table:table-cell table:formula="of:=HOUR([.A179])" office:value-type="float" office:value="20" calcext:value-type="float">
            <text:p>20</text:p>
          </table:table-cell>
          <table:table-cell table:formula="of:=[.C179]*60+MINUTE([.A179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16T20:29:59.999897" calcext:value-type="date">
            <text:p>03/16/20 08:30 PM</text:p>
          </table:table-cell>
          <table:table-cell table:formula="of:=WEEKDAY([.A180])" office:value-type="float" office:value="2" calcext:value-type="float">
            <text:p>2</text:p>
          </table:table-cell>
          <table:table-cell table:formula="of:=HOUR([.A180])" office:value-type="float" office:value="20" calcext:value-type="float">
            <text:p>20</text:p>
          </table:table-cell>
          <table:table-cell table:formula="of:=[.C180]*60+MINUTE([.A180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16T20:44:59.999897" calcext:value-type="date">
            <text:p>03/16/20 08:45 PM</text:p>
          </table:table-cell>
          <table:table-cell table:formula="of:=WEEKDAY([.A181])" office:value-type="float" office:value="2" calcext:value-type="float">
            <text:p>2</text:p>
          </table:table-cell>
          <table:table-cell table:formula="of:=HOUR([.A181])" office:value-type="float" office:value="20" calcext:value-type="float">
            <text:p>20</text:p>
          </table:table-cell>
          <table:table-cell table:formula="of:=[.C181]*60+MINUTE([.A181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16T20:59:59.999896" calcext:value-type="date">
            <text:p>03/16/20 09:00 PM</text:p>
          </table:table-cell>
          <table:table-cell table:formula="of:=WEEKDAY([.A182])" office:value-type="float" office:value="2" calcext:value-type="float">
            <text:p>2</text:p>
          </table:table-cell>
          <table:table-cell table:formula="of:=HOUR([.A182])" office:value-type="float" office:value="21" calcext:value-type="float">
            <text:p>21</text:p>
          </table:table-cell>
          <table:table-cell table:formula="of:=[.C182]*60+MINUTE([.A182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16T21:14:59.999895" calcext:value-type="date">
            <text:p>03/16/20 09:15 PM</text:p>
          </table:table-cell>
          <table:table-cell table:formula="of:=WEEKDAY([.A183])" office:value-type="float" office:value="2" calcext:value-type="float">
            <text:p>2</text:p>
          </table:table-cell>
          <table:table-cell table:formula="of:=HOUR([.A183])" office:value-type="float" office:value="21" calcext:value-type="float">
            <text:p>21</text:p>
          </table:table-cell>
          <table:table-cell table:formula="of:=[.C183]*60+MINUTE([.A183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16T21:29:59.999895" calcext:value-type="date">
            <text:p>03/16/20 09:30 PM</text:p>
          </table:table-cell>
          <table:table-cell table:formula="of:=WEEKDAY([.A184])" office:value-type="float" office:value="2" calcext:value-type="float">
            <text:p>2</text:p>
          </table:table-cell>
          <table:table-cell table:formula="of:=HOUR([.A184])" office:value-type="float" office:value="21" calcext:value-type="float">
            <text:p>21</text:p>
          </table:table-cell>
          <table:table-cell table:formula="of:=[.C184]*60+MINUTE([.A184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16T21:44:59.999894" calcext:value-type="date">
            <text:p>03/16/20 09:45 PM</text:p>
          </table:table-cell>
          <table:table-cell table:formula="of:=WEEKDAY([.A185])" office:value-type="float" office:value="2" calcext:value-type="float">
            <text:p>2</text:p>
          </table:table-cell>
          <table:table-cell table:formula="of:=HOUR([.A185])" office:value-type="float" office:value="21" calcext:value-type="float">
            <text:p>21</text:p>
          </table:table-cell>
          <table:table-cell table:formula="of:=[.C185]*60+MINUTE([.A185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16T21:59:59.999894" calcext:value-type="date">
            <text:p>03/16/20 10:00 PM</text:p>
          </table:table-cell>
          <table:table-cell table:formula="of:=WEEKDAY([.A186])" office:value-type="float" office:value="2" calcext:value-type="float">
            <text:p>2</text:p>
          </table:table-cell>
          <table:table-cell table:formula="of:=HOUR([.A186])" office:value-type="float" office:value="22" calcext:value-type="float">
            <text:p>22</text:p>
          </table:table-cell>
          <table:table-cell table:formula="of:=[.C186]*60+MINUTE([.A186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16T22:14:59.999893" calcext:value-type="date">
            <text:p>03/16/20 10:15 PM</text:p>
          </table:table-cell>
          <table:table-cell table:formula="of:=WEEKDAY([.A187])" office:value-type="float" office:value="2" calcext:value-type="float">
            <text:p>2</text:p>
          </table:table-cell>
          <table:table-cell table:formula="of:=HOUR([.A187])" office:value-type="float" office:value="22" calcext:value-type="float">
            <text:p>22</text:p>
          </table:table-cell>
          <table:table-cell table:formula="of:=[.C187]*60+MINUTE([.A187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16T22:29:59.999893" calcext:value-type="date">
            <text:p>03/16/20 10:30 PM</text:p>
          </table:table-cell>
          <table:table-cell table:formula="of:=WEEKDAY([.A188])" office:value-type="float" office:value="2" calcext:value-type="float">
            <text:p>2</text:p>
          </table:table-cell>
          <table:table-cell table:formula="of:=HOUR([.A188])" office:value-type="float" office:value="22" calcext:value-type="float">
            <text:p>22</text:p>
          </table:table-cell>
          <table:table-cell table:formula="of:=[.C188]*60+MINUTE([.A188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16T22:44:59.999892" calcext:value-type="date">
            <text:p>03/16/20 10:45 PM</text:p>
          </table:table-cell>
          <table:table-cell table:formula="of:=WEEKDAY([.A189])" office:value-type="float" office:value="2" calcext:value-type="float">
            <text:p>2</text:p>
          </table:table-cell>
          <table:table-cell table:formula="of:=HOUR([.A189])" office:value-type="float" office:value="22" calcext:value-type="float">
            <text:p>22</text:p>
          </table:table-cell>
          <table:table-cell table:formula="of:=[.C189]*60+MINUTE([.A189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16T22:59:59.999891" calcext:value-type="date">
            <text:p>03/16/20 11:00 PM</text:p>
          </table:table-cell>
          <table:table-cell table:formula="of:=WEEKDAY([.A190])" office:value-type="float" office:value="2" calcext:value-type="float">
            <text:p>2</text:p>
          </table:table-cell>
          <table:table-cell table:formula="of:=HOUR([.A190])" office:value-type="float" office:value="23" calcext:value-type="float">
            <text:p>23</text:p>
          </table:table-cell>
          <table:table-cell table:formula="of:=[.C190]*60+MINUTE([.A190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16T23:14:59.999891" calcext:value-type="date">
            <text:p>03/16/20 11:15 PM</text:p>
          </table:table-cell>
          <table:table-cell table:formula="of:=WEEKDAY([.A191])" office:value-type="float" office:value="2" calcext:value-type="float">
            <text:p>2</text:p>
          </table:table-cell>
          <table:table-cell table:formula="of:=HOUR([.A191])" office:value-type="float" office:value="23" calcext:value-type="float">
            <text:p>23</text:p>
          </table:table-cell>
          <table:table-cell table:formula="of:=[.C191]*60+MINUTE([.A191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16T23:29:59.99989" calcext:value-type="date">
            <text:p>03/16/20 11:30 PM</text:p>
          </table:table-cell>
          <table:table-cell table:formula="of:=WEEKDAY([.A192])" office:value-type="float" office:value="2" calcext:value-type="float">
            <text:p>2</text:p>
          </table:table-cell>
          <table:table-cell table:formula="of:=HOUR([.A192])" office:value-type="float" office:value="23" calcext:value-type="float">
            <text:p>23</text:p>
          </table:table-cell>
          <table:table-cell table:formula="of:=[.C192]*60+MINUTE([.A192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16T23:44:59.99989" calcext:value-type="date">
            <text:p>03/16/20 11:45 PM</text:p>
          </table:table-cell>
          <table:table-cell table:formula="of:=WEEKDAY([.A193])" office:value-type="float" office:value="2" calcext:value-type="float">
            <text:p>2</text:p>
          </table:table-cell>
          <table:table-cell table:formula="of:=HOUR([.A193])" office:value-type="float" office:value="23" calcext:value-type="float">
            <text:p>23</text:p>
          </table:table-cell>
          <table:table-cell table:formula="of:=[.C193]*60+MINUTE([.A193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16T23:59:59.999889" calcext:value-type="date">
            <text:p>03/17/20 12:00 AM</text:p>
          </table:table-cell>
          <table:table-cell table:formula="of:=WEEKDAY([.A194])" office:value-type="float" office:value="2" calcext:value-type="float">
            <text:p>2</text:p>
          </table:table-cell>
          <table:table-cell table:formula="of:=HOUR([.A194])" office:value-type="float" office:value="24" calcext:value-type="float">
            <text:p>24</text:p>
          </table:table-cell>
          <table:table-cell table:formula="of:=[.C194]*60+MINUTE([.A194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17T00:14:59.999889" calcext:value-type="date">
            <text:p>03/17/20 12:15 AM</text:p>
          </table:table-cell>
          <table:table-cell table:formula="of:=WEEKDAY([.A195])" office:value-type="float" office:value="3" calcext:value-type="float">
            <text:p>3</text:p>
          </table:table-cell>
          <table:table-cell table:formula="of:=HOUR([.A195])" office:value-type="float" office:value="0" calcext:value-type="float">
            <text:p>0</text:p>
          </table:table-cell>
          <table:table-cell table:formula="of:=[.C195]*60+MINUTE([.A19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17T00:29:59.999888" calcext:value-type="date">
            <text:p>03/17/20 12:30 AM</text:p>
          </table:table-cell>
          <table:table-cell table:formula="of:=WEEKDAY([.A196])" office:value-type="float" office:value="3" calcext:value-type="float">
            <text:p>3</text:p>
          </table:table-cell>
          <table:table-cell table:formula="of:=HOUR([.A196])" office:value-type="float" office:value="0" calcext:value-type="float">
            <text:p>0</text:p>
          </table:table-cell>
          <table:table-cell table:formula="of:=[.C196]*60+MINUTE([.A196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17T00:44:59.999887" calcext:value-type="date">
            <text:p>03/17/20 12:45 AM</text:p>
          </table:table-cell>
          <table:table-cell table:formula="of:=WEEKDAY([.A197])" office:value-type="float" office:value="3" calcext:value-type="float">
            <text:p>3</text:p>
          </table:table-cell>
          <table:table-cell table:formula="of:=HOUR([.A197])" office:value-type="float" office:value="0" calcext:value-type="float">
            <text:p>0</text:p>
          </table:table-cell>
          <table:table-cell table:formula="of:=[.C197]*60+MINUTE([.A197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17T00:59:59.999887" calcext:value-type="date">
            <text:p>03/17/20 01:00 AM</text:p>
          </table:table-cell>
          <table:table-cell table:formula="of:=WEEKDAY([.A198])" office:value-type="float" office:value="3" calcext:value-type="float">
            <text:p>3</text:p>
          </table:table-cell>
          <table:table-cell table:formula="of:=HOUR([.A198])" office:value-type="float" office:value="1" calcext:value-type="float">
            <text:p>1</text:p>
          </table:table-cell>
          <table:table-cell table:formula="of:=[.C198]*60+MINUTE([.A198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17T01:14:59.999886" calcext:value-type="date">
            <text:p>03/17/20 01:15 AM</text:p>
          </table:table-cell>
          <table:table-cell table:formula="of:=WEEKDAY([.A199])" office:value-type="float" office:value="3" calcext:value-type="float">
            <text:p>3</text:p>
          </table:table-cell>
          <table:table-cell table:formula="of:=HOUR([.A199])" office:value-type="float" office:value="1" calcext:value-type="float">
            <text:p>1</text:p>
          </table:table-cell>
          <table:table-cell table:formula="of:=[.C199]*60+MINUTE([.A199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17T01:29:59.999886" calcext:value-type="date">
            <text:p>03/17/20 01:30 AM</text:p>
          </table:table-cell>
          <table:table-cell table:formula="of:=WEEKDAY([.A200])" office:value-type="float" office:value="3" calcext:value-type="float">
            <text:p>3</text:p>
          </table:table-cell>
          <table:table-cell table:formula="of:=HOUR([.A200])" office:value-type="float" office:value="1" calcext:value-type="float">
            <text:p>1</text:p>
          </table:table-cell>
          <table:table-cell table:formula="of:=[.C200]*60+MINUTE([.A200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17T01:44:59.999885" calcext:value-type="date">
            <text:p>03/17/20 01:45 AM</text:p>
          </table:table-cell>
          <table:table-cell table:formula="of:=WEEKDAY([.A201])" office:value-type="float" office:value="3" calcext:value-type="float">
            <text:p>3</text:p>
          </table:table-cell>
          <table:table-cell table:formula="of:=HOUR([.A201])" office:value-type="float" office:value="1" calcext:value-type="float">
            <text:p>1</text:p>
          </table:table-cell>
          <table:table-cell table:formula="of:=[.C201]*60+MINUTE([.A201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17T01:59:59.999885" calcext:value-type="date">
            <text:p>03/17/20 02:00 AM</text:p>
          </table:table-cell>
          <table:table-cell table:formula="of:=WEEKDAY([.A202])" office:value-type="float" office:value="3" calcext:value-type="float">
            <text:p>3</text:p>
          </table:table-cell>
          <table:table-cell table:formula="of:=HOUR([.A202])" office:value-type="float" office:value="2" calcext:value-type="float">
            <text:p>2</text:p>
          </table:table-cell>
          <table:table-cell table:formula="of:=[.C202]*60+MINUTE([.A202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17T02:14:59.999884" calcext:value-type="date">
            <text:p>03/17/20 02:15 AM</text:p>
          </table:table-cell>
          <table:table-cell table:formula="of:=WEEKDAY([.A203])" office:value-type="float" office:value="3" calcext:value-type="float">
            <text:p>3</text:p>
          </table:table-cell>
          <table:table-cell table:formula="of:=HOUR([.A203])" office:value-type="float" office:value="2" calcext:value-type="float">
            <text:p>2</text:p>
          </table:table-cell>
          <table:table-cell table:formula="of:=[.C203]*60+MINUTE([.A203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7T02:29:59.999883" calcext:value-type="date">
            <text:p>03/17/20 02:30 AM</text:p>
          </table:table-cell>
          <table:table-cell table:formula="of:=WEEKDAY([.A204])" office:value-type="float" office:value="3" calcext:value-type="float">
            <text:p>3</text:p>
          </table:table-cell>
          <table:table-cell table:formula="of:=HOUR([.A204])" office:value-type="float" office:value="2" calcext:value-type="float">
            <text:p>2</text:p>
          </table:table-cell>
          <table:table-cell table:formula="of:=[.C204]*60+MINUTE([.A204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17T02:44:59.999883" calcext:value-type="date">
            <text:p>03/17/20 02:45 AM</text:p>
          </table:table-cell>
          <table:table-cell table:formula="of:=WEEKDAY([.A205])" office:value-type="float" office:value="3" calcext:value-type="float">
            <text:p>3</text:p>
          </table:table-cell>
          <table:table-cell table:formula="of:=HOUR([.A205])" office:value-type="float" office:value="2" calcext:value-type="float">
            <text:p>2</text:p>
          </table:table-cell>
          <table:table-cell table:formula="of:=[.C205]*60+MINUTE([.A205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17T02:59:59.999882" calcext:value-type="date">
            <text:p>03/17/20 03:00 AM</text:p>
          </table:table-cell>
          <table:table-cell table:formula="of:=WEEKDAY([.A206])" office:value-type="float" office:value="3" calcext:value-type="float">
            <text:p>3</text:p>
          </table:table-cell>
          <table:table-cell table:formula="of:=HOUR([.A206])" office:value-type="float" office:value="3" calcext:value-type="float">
            <text:p>3</text:p>
          </table:table-cell>
          <table:table-cell table:formula="of:=[.C206]*60+MINUTE([.A206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17T03:14:59.999882" calcext:value-type="date">
            <text:p>03/17/20 03:15 AM</text:p>
          </table:table-cell>
          <table:table-cell table:formula="of:=WEEKDAY([.A207])" office:value-type="float" office:value="3" calcext:value-type="float">
            <text:p>3</text:p>
          </table:table-cell>
          <table:table-cell table:formula="of:=HOUR([.A207])" office:value-type="float" office:value="3" calcext:value-type="float">
            <text:p>3</text:p>
          </table:table-cell>
          <table:table-cell table:formula="of:=[.C207]*60+MINUTE([.A207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17T03:29:59.999881" calcext:value-type="date">
            <text:p>03/17/20 03:30 AM</text:p>
          </table:table-cell>
          <table:table-cell table:formula="of:=WEEKDAY([.A208])" office:value-type="float" office:value="3" calcext:value-type="float">
            <text:p>3</text:p>
          </table:table-cell>
          <table:table-cell table:formula="of:=HOUR([.A208])" office:value-type="float" office:value="3" calcext:value-type="float">
            <text:p>3</text:p>
          </table:table-cell>
          <table:table-cell table:formula="of:=[.C208]*60+MINUTE([.A208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17T03:44:59.999881" calcext:value-type="date">
            <text:p>03/17/20 03:45 AM</text:p>
          </table:table-cell>
          <table:table-cell table:formula="of:=WEEKDAY([.A209])" office:value-type="float" office:value="3" calcext:value-type="float">
            <text:p>3</text:p>
          </table:table-cell>
          <table:table-cell table:formula="of:=HOUR([.A209])" office:value-type="float" office:value="3" calcext:value-type="float">
            <text:p>3</text:p>
          </table:table-cell>
          <table:table-cell table:formula="of:=[.C209]*60+MINUTE([.A209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17T03:59:59.99988" calcext:value-type="date">
            <text:p>03/17/20 04:00 AM</text:p>
          </table:table-cell>
          <table:table-cell table:formula="of:=WEEKDAY([.A210])" office:value-type="float" office:value="3" calcext:value-type="float">
            <text:p>3</text:p>
          </table:table-cell>
          <table:table-cell table:formula="of:=HOUR([.A210])" office:value-type="float" office:value="4" calcext:value-type="float">
            <text:p>4</text:p>
          </table:table-cell>
          <table:table-cell table:formula="of:=[.C210]*60+MINUTE([.A210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17T04:14:59.99988" calcext:value-type="date">
            <text:p>03/17/20 04:15 AM</text:p>
          </table:table-cell>
          <table:table-cell table:formula="of:=WEEKDAY([.A211])" office:value-type="float" office:value="3" calcext:value-type="float">
            <text:p>3</text:p>
          </table:table-cell>
          <table:table-cell table:formula="of:=HOUR([.A211])" office:value-type="float" office:value="4" calcext:value-type="float">
            <text:p>4</text:p>
          </table:table-cell>
          <table:table-cell table:formula="of:=[.C211]*60+MINUTE([.A211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17T04:29:59.999879" calcext:value-type="date">
            <text:p>03/17/20 04:30 AM</text:p>
          </table:table-cell>
          <table:table-cell table:formula="of:=WEEKDAY([.A212])" office:value-type="float" office:value="3" calcext:value-type="float">
            <text:p>3</text:p>
          </table:table-cell>
          <table:table-cell table:formula="of:=HOUR([.A212])" office:value-type="float" office:value="4" calcext:value-type="float">
            <text:p>4</text:p>
          </table:table-cell>
          <table:table-cell table:formula="of:=[.C212]*60+MINUTE([.A212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17T04:44:59.999878" calcext:value-type="date">
            <text:p>03/17/20 04:45 AM</text:p>
          </table:table-cell>
          <table:table-cell table:formula="of:=WEEKDAY([.A213])" office:value-type="float" office:value="3" calcext:value-type="float">
            <text:p>3</text:p>
          </table:table-cell>
          <table:table-cell table:formula="of:=HOUR([.A213])" office:value-type="float" office:value="4" calcext:value-type="float">
            <text:p>4</text:p>
          </table:table-cell>
          <table:table-cell table:formula="of:=[.C213]*60+MINUTE([.A213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17T04:59:59.999878" calcext:value-type="date">
            <text:p>03/17/20 05:00 AM</text:p>
          </table:table-cell>
          <table:table-cell table:formula="of:=WEEKDAY([.A214])" office:value-type="float" office:value="3" calcext:value-type="float">
            <text:p>3</text:p>
          </table:table-cell>
          <table:table-cell table:formula="of:=HOUR([.A214])" office:value-type="float" office:value="5" calcext:value-type="float">
            <text:p>5</text:p>
          </table:table-cell>
          <table:table-cell table:formula="of:=[.C214]*60+MINUTE([.A214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17T05:14:59.999877" calcext:value-type="date">
            <text:p>03/17/20 05:15 AM</text:p>
          </table:table-cell>
          <table:table-cell table:formula="of:=WEEKDAY([.A215])" office:value-type="float" office:value="3" calcext:value-type="float">
            <text:p>3</text:p>
          </table:table-cell>
          <table:table-cell table:formula="of:=HOUR([.A215])" office:value-type="float" office:value="5" calcext:value-type="float">
            <text:p>5</text:p>
          </table:table-cell>
          <table:table-cell table:formula="of:=[.C215]*60+MINUTE([.A215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17T05:29:59.999877" calcext:value-type="date">
            <text:p>03/17/20 05:30 AM</text:p>
          </table:table-cell>
          <table:table-cell table:formula="of:=WEEKDAY([.A216])" office:value-type="float" office:value="3" calcext:value-type="float">
            <text:p>3</text:p>
          </table:table-cell>
          <table:table-cell table:formula="of:=HOUR([.A216])" office:value-type="float" office:value="5" calcext:value-type="float">
            <text:p>5</text:p>
          </table:table-cell>
          <table:table-cell table:formula="of:=[.C216]*60+MINUTE([.A216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17T05:44:59.999876" calcext:value-type="date">
            <text:p>03/17/20 05:45 AM</text:p>
          </table:table-cell>
          <table:table-cell table:formula="of:=WEEKDAY([.A217])" office:value-type="float" office:value="3" calcext:value-type="float">
            <text:p>3</text:p>
          </table:table-cell>
          <table:table-cell table:formula="of:=HOUR([.A217])" office:value-type="float" office:value="5" calcext:value-type="float">
            <text:p>5</text:p>
          </table:table-cell>
          <table:table-cell table:formula="of:=[.C217]*60+MINUTE([.A217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17T05:59:59.999876" calcext:value-type="date">
            <text:p>03/17/20 06:00 AM</text:p>
          </table:table-cell>
          <table:table-cell table:formula="of:=WEEKDAY([.A218])" office:value-type="float" office:value="3" calcext:value-type="float">
            <text:p>3</text:p>
          </table:table-cell>
          <table:table-cell table:formula="of:=HOUR([.A218])" office:value-type="float" office:value="6" calcext:value-type="float">
            <text:p>6</text:p>
          </table:table-cell>
          <table:table-cell table:formula="of:=[.C218]*60+MINUTE([.A218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17T06:14:59.999875" calcext:value-type="date">
            <text:p>03/17/20 06:15 AM</text:p>
          </table:table-cell>
          <table:table-cell table:formula="of:=WEEKDAY([.A219])" office:value-type="float" office:value="3" calcext:value-type="float">
            <text:p>3</text:p>
          </table:table-cell>
          <table:table-cell table:formula="of:=HOUR([.A219])" office:value-type="float" office:value="6" calcext:value-type="float">
            <text:p>6</text:p>
          </table:table-cell>
          <table:table-cell table:formula="of:=[.C219]*60+MINUTE([.A219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17T06:29:59.999874" calcext:value-type="date">
            <text:p>03/17/20 06:30 AM</text:p>
          </table:table-cell>
          <table:table-cell table:formula="of:=WEEKDAY([.A220])" office:value-type="float" office:value="3" calcext:value-type="float">
            <text:p>3</text:p>
          </table:table-cell>
          <table:table-cell table:formula="of:=HOUR([.A220])" office:value-type="float" office:value="6" calcext:value-type="float">
            <text:p>6</text:p>
          </table:table-cell>
          <table:table-cell table:formula="of:=[.C220]*60+MINUTE([.A2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17T06:44:59.999874" calcext:value-type="date">
            <text:p>03/17/20 06:45 AM</text:p>
          </table:table-cell>
          <table:table-cell table:formula="of:=WEEKDAY([.A221])" office:value-type="float" office:value="3" calcext:value-type="float">
            <text:p>3</text:p>
          </table:table-cell>
          <table:table-cell table:formula="of:=HOUR([.A221])" office:value-type="float" office:value="6" calcext:value-type="float">
            <text:p>6</text:p>
          </table:table-cell>
          <table:table-cell table:formula="of:=[.C221]*60+MINUTE([.A221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17T06:59:59.999873" calcext:value-type="date">
            <text:p>03/17/20 07:00 AM</text:p>
          </table:table-cell>
          <table:table-cell table:formula="of:=WEEKDAY([.A222])" office:value-type="float" office:value="3" calcext:value-type="float">
            <text:p>3</text:p>
          </table:table-cell>
          <table:table-cell table:formula="of:=HOUR([.A222])" office:value-type="float" office:value="7" calcext:value-type="float">
            <text:p>7</text:p>
          </table:table-cell>
          <table:table-cell table:formula="of:=[.C222]*60+MINUTE([.A222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17T07:14:59.999873" calcext:value-type="date">
            <text:p>03/17/20 07:15 AM</text:p>
          </table:table-cell>
          <table:table-cell table:formula="of:=WEEKDAY([.A223])" office:value-type="float" office:value="3" calcext:value-type="float">
            <text:p>3</text:p>
          </table:table-cell>
          <table:table-cell table:formula="of:=HOUR([.A223])" office:value-type="float" office:value="7" calcext:value-type="float">
            <text:p>7</text:p>
          </table:table-cell>
          <table:table-cell table:formula="of:=[.C223]*60+MINUTE([.A223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17T07:29:59.999872" calcext:value-type="date">
            <text:p>03/17/20 07:30 AM</text:p>
          </table:table-cell>
          <table:table-cell table:formula="of:=WEEKDAY([.A224])" office:value-type="float" office:value="3" calcext:value-type="float">
            <text:p>3</text:p>
          </table:table-cell>
          <table:table-cell table:formula="of:=HOUR([.A224])" office:value-type="float" office:value="7" calcext:value-type="float">
            <text:p>7</text:p>
          </table:table-cell>
          <table:table-cell table:formula="of:=[.C224]*60+MINUTE([.A224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17T07:44:59.999872" calcext:value-type="date">
            <text:p>03/17/20 07:45 AM</text:p>
          </table:table-cell>
          <table:table-cell table:formula="of:=WEEKDAY([.A225])" office:value-type="float" office:value="3" calcext:value-type="float">
            <text:p>3</text:p>
          </table:table-cell>
          <table:table-cell table:formula="of:=HOUR([.A225])" office:value-type="float" office:value="7" calcext:value-type="float">
            <text:p>7</text:p>
          </table:table-cell>
          <table:table-cell table:formula="of:=[.C225]*60+MINUTE([.A225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17T07:59:59.999871" calcext:value-type="date">
            <text:p>03/17/20 08:00 AM</text:p>
          </table:table-cell>
          <table:table-cell table:formula="of:=WEEKDAY([.A226])" office:value-type="float" office:value="3" calcext:value-type="float">
            <text:p>3</text:p>
          </table:table-cell>
          <table:table-cell table:formula="of:=HOUR([.A226])" office:value-type="float" office:value="8" calcext:value-type="float">
            <text:p>8</text:p>
          </table:table-cell>
          <table:table-cell table:formula="of:=[.C226]*60+MINUTE([.A226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17T08:14:59.99987" calcext:value-type="date">
            <text:p>03/17/20 08:15 AM</text:p>
          </table:table-cell>
          <table:table-cell table:formula="of:=WEEKDAY([.A227])" office:value-type="float" office:value="3" calcext:value-type="float">
            <text:p>3</text:p>
          </table:table-cell>
          <table:table-cell table:formula="of:=HOUR([.A227])" office:value-type="float" office:value="8" calcext:value-type="float">
            <text:p>8</text:p>
          </table:table-cell>
          <table:table-cell table:formula="of:=[.C227]*60+MINUTE([.A227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17T08:29:59.99987" calcext:value-type="date">
            <text:p>03/17/20 08:30 AM</text:p>
          </table:table-cell>
          <table:table-cell table:formula="of:=WEEKDAY([.A228])" office:value-type="float" office:value="3" calcext:value-type="float">
            <text:p>3</text:p>
          </table:table-cell>
          <table:table-cell table:formula="of:=HOUR([.A228])" office:value-type="float" office:value="8" calcext:value-type="float">
            <text:p>8</text:p>
          </table:table-cell>
          <table:table-cell table:formula="of:=[.C228]*60+MINUTE([.A228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17T08:44:59.999869" calcext:value-type="date">
            <text:p>03/17/20 08:45 AM</text:p>
          </table:table-cell>
          <table:table-cell table:formula="of:=WEEKDAY([.A229])" office:value-type="float" office:value="3" calcext:value-type="float">
            <text:p>3</text:p>
          </table:table-cell>
          <table:table-cell table:formula="of:=HOUR([.A229])" office:value-type="float" office:value="8" calcext:value-type="float">
            <text:p>8</text:p>
          </table:table-cell>
          <table:table-cell table:formula="of:=[.C229]*60+MINUTE([.A229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17T08:59:59.999869" calcext:value-type="date">
            <text:p>03/17/20 09:00 AM</text:p>
          </table:table-cell>
          <table:table-cell table:formula="of:=WEEKDAY([.A230])" office:value-type="float" office:value="3" calcext:value-type="float">
            <text:p>3</text:p>
          </table:table-cell>
          <table:table-cell table:formula="of:=HOUR([.A230])" office:value-type="float" office:value="9" calcext:value-type="float">
            <text:p>9</text:p>
          </table:table-cell>
          <table:table-cell table:formula="of:=[.C230]*60+MINUTE([.A230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17T09:14:59.999868" calcext:value-type="date">
            <text:p>03/17/20 09:15 AM</text:p>
          </table:table-cell>
          <table:table-cell table:formula="of:=WEEKDAY([.A231])" office:value-type="float" office:value="3" calcext:value-type="float">
            <text:p>3</text:p>
          </table:table-cell>
          <table:table-cell table:formula="of:=HOUR([.A231])" office:value-type="float" office:value="9" calcext:value-type="float">
            <text:p>9</text:p>
          </table:table-cell>
          <table:table-cell table:formula="of:=[.C231]*60+MINUTE([.A231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17T09:29:59.999868" calcext:value-type="date">
            <text:p>03/17/20 09:30 AM</text:p>
          </table:table-cell>
          <table:table-cell table:formula="of:=WEEKDAY([.A232])" office:value-type="float" office:value="3" calcext:value-type="float">
            <text:p>3</text:p>
          </table:table-cell>
          <table:table-cell table:formula="of:=HOUR([.A232])" office:value-type="float" office:value="9" calcext:value-type="float">
            <text:p>9</text:p>
          </table:table-cell>
          <table:table-cell table:formula="of:=[.C232]*60+MINUTE([.A232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17T09:44:59.999867" calcext:value-type="date">
            <text:p>03/17/20 09:45 AM</text:p>
          </table:table-cell>
          <table:table-cell table:formula="of:=WEEKDAY([.A233])" office:value-type="float" office:value="3" calcext:value-type="float">
            <text:p>3</text:p>
          </table:table-cell>
          <table:table-cell table:formula="of:=HOUR([.A233])" office:value-type="float" office:value="9" calcext:value-type="float">
            <text:p>9</text:p>
          </table:table-cell>
          <table:table-cell table:formula="of:=[.C233]*60+MINUTE([.A233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17T09:59:59.999867" calcext:value-type="date">
            <text:p>03/17/20 10:00 AM</text:p>
          </table:table-cell>
          <table:table-cell table:formula="of:=WEEKDAY([.A234])" office:value-type="float" office:value="3" calcext:value-type="float">
            <text:p>3</text:p>
          </table:table-cell>
          <table:table-cell table:formula="of:=HOUR([.A234])" office:value-type="float" office:value="10" calcext:value-type="float">
            <text:p>10</text:p>
          </table:table-cell>
          <table:table-cell table:formula="of:=[.C234]*60+MINUTE([.A234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17T10:14:59.999866" calcext:value-type="date">
            <text:p>03/17/20 10:15 AM</text:p>
          </table:table-cell>
          <table:table-cell table:formula="of:=WEEKDAY([.A235])" office:value-type="float" office:value="3" calcext:value-type="float">
            <text:p>3</text:p>
          </table:table-cell>
          <table:table-cell table:formula="of:=HOUR([.A235])" office:value-type="float" office:value="10" calcext:value-type="float">
            <text:p>10</text:p>
          </table:table-cell>
          <table:table-cell table:formula="of:=[.C235]*60+MINUTE([.A235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17T10:29:59.999865" calcext:value-type="date">
            <text:p>03/17/20 10:30 AM</text:p>
          </table:table-cell>
          <table:table-cell table:formula="of:=WEEKDAY([.A236])" office:value-type="float" office:value="3" calcext:value-type="float">
            <text:p>3</text:p>
          </table:table-cell>
          <table:table-cell table:formula="of:=HOUR([.A236])" office:value-type="float" office:value="10" calcext:value-type="float">
            <text:p>10</text:p>
          </table:table-cell>
          <table:table-cell table:formula="of:=[.C236]*60+MINUTE([.A236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17T10:44:59.999865" calcext:value-type="date">
            <text:p>03/17/20 10:45 AM</text:p>
          </table:table-cell>
          <table:table-cell table:formula="of:=WEEKDAY([.A237])" office:value-type="float" office:value="3" calcext:value-type="float">
            <text:p>3</text:p>
          </table:table-cell>
          <table:table-cell table:formula="of:=HOUR([.A237])" office:value-type="float" office:value="10" calcext:value-type="float">
            <text:p>10</text:p>
          </table:table-cell>
          <table:table-cell table:formula="of:=[.C237]*60+MINUTE([.A237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17T10:59:59.999864" calcext:value-type="date">
            <text:p>03/17/20 11:00 AM</text:p>
          </table:table-cell>
          <table:table-cell table:formula="of:=WEEKDAY([.A238])" office:value-type="float" office:value="3" calcext:value-type="float">
            <text:p>3</text:p>
          </table:table-cell>
          <table:table-cell table:formula="of:=HOUR([.A238])" office:value-type="float" office:value="11" calcext:value-type="float">
            <text:p>11</text:p>
          </table:table-cell>
          <table:table-cell table:formula="of:=[.C238]*60+MINUTE([.A238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17T11:14:59.999864" calcext:value-type="date">
            <text:p>03/17/20 11:15 AM</text:p>
          </table:table-cell>
          <table:table-cell table:formula="of:=WEEKDAY([.A239])" office:value-type="float" office:value="3" calcext:value-type="float">
            <text:p>3</text:p>
          </table:table-cell>
          <table:table-cell table:formula="of:=HOUR([.A239])" office:value-type="float" office:value="11" calcext:value-type="float">
            <text:p>11</text:p>
          </table:table-cell>
          <table:table-cell table:formula="of:=[.C239]*60+MINUTE([.A239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17T11:29:59.999863" calcext:value-type="date">
            <text:p>03/17/20 11:30 AM</text:p>
          </table:table-cell>
          <table:table-cell table:formula="of:=WEEKDAY([.A240])" office:value-type="float" office:value="3" calcext:value-type="float">
            <text:p>3</text:p>
          </table:table-cell>
          <table:table-cell table:formula="of:=HOUR([.A240])" office:value-type="float" office:value="11" calcext:value-type="float">
            <text:p>11</text:p>
          </table:table-cell>
          <table:table-cell table:formula="of:=[.C240]*60+MINUTE([.A240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17T11:44:59.999863" calcext:value-type="date">
            <text:p>03/17/20 11:45 AM</text:p>
          </table:table-cell>
          <table:table-cell table:formula="of:=WEEKDAY([.A241])" office:value-type="float" office:value="3" calcext:value-type="float">
            <text:p>3</text:p>
          </table:table-cell>
          <table:table-cell table:formula="of:=HOUR([.A241])" office:value-type="float" office:value="11" calcext:value-type="float">
            <text:p>11</text:p>
          </table:table-cell>
          <table:table-cell table:formula="of:=[.C241]*60+MINUTE([.A241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17T11:59:59.999862" calcext:value-type="date">
            <text:p>03/17/20 12:00 PM</text:p>
          </table:table-cell>
          <table:table-cell table:formula="of:=WEEKDAY([.A242])" office:value-type="float" office:value="3" calcext:value-type="float">
            <text:p>3</text:p>
          </table:table-cell>
          <table:table-cell table:formula="of:=HOUR([.A242])" office:value-type="float" office:value="12" calcext:value-type="float">
            <text:p>12</text:p>
          </table:table-cell>
          <table:table-cell table:formula="of:=[.C242]*60+MINUTE([.A242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17T12:14:59.999861" calcext:value-type="date">
            <text:p>03/17/20 12:15 PM</text:p>
          </table:table-cell>
          <table:table-cell table:formula="of:=WEEKDAY([.A243])" office:value-type="float" office:value="3" calcext:value-type="float">
            <text:p>3</text:p>
          </table:table-cell>
          <table:table-cell table:formula="of:=HOUR([.A243])" office:value-type="float" office:value="12" calcext:value-type="float">
            <text:p>12</text:p>
          </table:table-cell>
          <table:table-cell table:formula="of:=[.C243]*60+MINUTE([.A243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17T12:29:59.999861" calcext:value-type="date">
            <text:p>03/17/20 12:30 PM</text:p>
          </table:table-cell>
          <table:table-cell table:formula="of:=WEEKDAY([.A244])" office:value-type="float" office:value="3" calcext:value-type="float">
            <text:p>3</text:p>
          </table:table-cell>
          <table:table-cell table:formula="of:=HOUR([.A244])" office:value-type="float" office:value="12" calcext:value-type="float">
            <text:p>12</text:p>
          </table:table-cell>
          <table:table-cell table:formula="of:=[.C244]*60+MINUTE([.A244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17T12:44:59.99986" calcext:value-type="date">
            <text:p>03/17/20 12:45 PM</text:p>
          </table:table-cell>
          <table:table-cell table:formula="of:=WEEKDAY([.A245])" office:value-type="float" office:value="3" calcext:value-type="float">
            <text:p>3</text:p>
          </table:table-cell>
          <table:table-cell table:formula="of:=HOUR([.A245])" office:value-type="float" office:value="12" calcext:value-type="float">
            <text:p>12</text:p>
          </table:table-cell>
          <table:table-cell table:formula="of:=[.C245]*60+MINUTE([.A245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17T12:59:59.99986" calcext:value-type="date">
            <text:p>03/17/20 01:00 PM</text:p>
          </table:table-cell>
          <table:table-cell table:formula="of:=WEEKDAY([.A246])" office:value-type="float" office:value="3" calcext:value-type="float">
            <text:p>3</text:p>
          </table:table-cell>
          <table:table-cell table:formula="of:=HOUR([.A246])" office:value-type="float" office:value="13" calcext:value-type="float">
            <text:p>13</text:p>
          </table:table-cell>
          <table:table-cell table:formula="of:=[.C246]*60+MINUTE([.A246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17T13:14:59.999859" calcext:value-type="date">
            <text:p>03/17/20 01:15 PM</text:p>
          </table:table-cell>
          <table:table-cell table:formula="of:=WEEKDAY([.A247])" office:value-type="float" office:value="3" calcext:value-type="float">
            <text:p>3</text:p>
          </table:table-cell>
          <table:table-cell table:formula="of:=HOUR([.A247])" office:value-type="float" office:value="13" calcext:value-type="float">
            <text:p>13</text:p>
          </table:table-cell>
          <table:table-cell table:formula="of:=[.C247]*60+MINUTE([.A247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17T13:29:59.999859" calcext:value-type="date">
            <text:p>03/17/20 01:30 PM</text:p>
          </table:table-cell>
          <table:table-cell table:formula="of:=WEEKDAY([.A248])" office:value-type="float" office:value="3" calcext:value-type="float">
            <text:p>3</text:p>
          </table:table-cell>
          <table:table-cell table:formula="of:=HOUR([.A248])" office:value-type="float" office:value="13" calcext:value-type="float">
            <text:p>13</text:p>
          </table:table-cell>
          <table:table-cell table:formula="of:=[.C248]*60+MINUTE([.A248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17T13:44:59.999858" calcext:value-type="date">
            <text:p>03/17/20 01:45 PM</text:p>
          </table:table-cell>
          <table:table-cell table:formula="of:=WEEKDAY([.A249])" office:value-type="float" office:value="3" calcext:value-type="float">
            <text:p>3</text:p>
          </table:table-cell>
          <table:table-cell table:formula="of:=HOUR([.A249])" office:value-type="float" office:value="13" calcext:value-type="float">
            <text:p>13</text:p>
          </table:table-cell>
          <table:table-cell table:formula="of:=[.C249]*60+MINUTE([.A249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17T13:59:59.999857" calcext:value-type="date">
            <text:p>03/17/20 02:00 PM</text:p>
          </table:table-cell>
          <table:table-cell table:formula="of:=WEEKDAY([.A250])" office:value-type="float" office:value="3" calcext:value-type="float">
            <text:p>3</text:p>
          </table:table-cell>
          <table:table-cell table:formula="of:=HOUR([.A250])" office:value-type="float" office:value="14" calcext:value-type="float">
            <text:p>14</text:p>
          </table:table-cell>
          <table:table-cell table:formula="of:=[.C250]*60+MINUTE([.A250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17T14:14:59.999857" calcext:value-type="date">
            <text:p>03/17/20 02:15 PM</text:p>
          </table:table-cell>
          <table:table-cell table:formula="of:=WEEKDAY([.A251])" office:value-type="float" office:value="3" calcext:value-type="float">
            <text:p>3</text:p>
          </table:table-cell>
          <table:table-cell table:formula="of:=HOUR([.A251])" office:value-type="float" office:value="14" calcext:value-type="float">
            <text:p>14</text:p>
          </table:table-cell>
          <table:table-cell table:formula="of:=[.C251]*60+MINUTE([.A251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17T14:29:59.999856" calcext:value-type="date">
            <text:p>03/17/20 02:30 PM</text:p>
          </table:table-cell>
          <table:table-cell table:formula="of:=WEEKDAY([.A252])" office:value-type="float" office:value="3" calcext:value-type="float">
            <text:p>3</text:p>
          </table:table-cell>
          <table:table-cell table:formula="of:=HOUR([.A252])" office:value-type="float" office:value="14" calcext:value-type="float">
            <text:p>14</text:p>
          </table:table-cell>
          <table:table-cell table:formula="of:=[.C252]*60+MINUTE([.A252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17T14:44:59.999856" calcext:value-type="date">
            <text:p>03/17/20 02:45 PM</text:p>
          </table:table-cell>
          <table:table-cell table:formula="of:=WEEKDAY([.A253])" office:value-type="float" office:value="3" calcext:value-type="float">
            <text:p>3</text:p>
          </table:table-cell>
          <table:table-cell table:formula="of:=HOUR([.A253])" office:value-type="float" office:value="14" calcext:value-type="float">
            <text:p>14</text:p>
          </table:table-cell>
          <table:table-cell table:formula="of:=[.C253]*60+MINUTE([.A253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17T14:59:59.999855" calcext:value-type="date">
            <text:p>03/17/20 03:00 PM</text:p>
          </table:table-cell>
          <table:table-cell table:formula="of:=WEEKDAY([.A254])" office:value-type="float" office:value="3" calcext:value-type="float">
            <text:p>3</text:p>
          </table:table-cell>
          <table:table-cell table:formula="of:=HOUR([.A254])" office:value-type="float" office:value="15" calcext:value-type="float">
            <text:p>15</text:p>
          </table:table-cell>
          <table:table-cell table:formula="of:=[.C254]*60+MINUTE([.A254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17T15:14:59.999855" calcext:value-type="date">
            <text:p>03/17/20 03:15 PM</text:p>
          </table:table-cell>
          <table:table-cell table:formula="of:=WEEKDAY([.A255])" office:value-type="float" office:value="3" calcext:value-type="float">
            <text:p>3</text:p>
          </table:table-cell>
          <table:table-cell table:formula="of:=HOUR([.A255])" office:value-type="float" office:value="15" calcext:value-type="float">
            <text:p>15</text:p>
          </table:table-cell>
          <table:table-cell table:formula="of:=[.C255]*60+MINUTE([.A255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17T15:29:59.999854" calcext:value-type="date">
            <text:p>03/17/20 03:30 PM</text:p>
          </table:table-cell>
          <table:table-cell table:formula="of:=WEEKDAY([.A256])" office:value-type="float" office:value="3" calcext:value-type="float">
            <text:p>3</text:p>
          </table:table-cell>
          <table:table-cell table:formula="of:=HOUR([.A256])" office:value-type="float" office:value="15" calcext:value-type="float">
            <text:p>15</text:p>
          </table:table-cell>
          <table:table-cell table:formula="of:=[.C256]*60+MINUTE([.A256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17T15:44:59.999853" calcext:value-type="date">
            <text:p>03/17/20 03:45 PM</text:p>
          </table:table-cell>
          <table:table-cell table:formula="of:=WEEKDAY([.A257])" office:value-type="float" office:value="3" calcext:value-type="float">
            <text:p>3</text:p>
          </table:table-cell>
          <table:table-cell table:formula="of:=HOUR([.A257])" office:value-type="float" office:value="15" calcext:value-type="float">
            <text:p>15</text:p>
          </table:table-cell>
          <table:table-cell table:formula="of:=[.C257]*60+MINUTE([.A257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17T15:59:59.999853" calcext:value-type="date">
            <text:p>03/17/20 04:00 PM</text:p>
          </table:table-cell>
          <table:table-cell table:formula="of:=WEEKDAY([.A258])" office:value-type="float" office:value="3" calcext:value-type="float">
            <text:p>3</text:p>
          </table:table-cell>
          <table:table-cell table:formula="of:=HOUR([.A258])" office:value-type="float" office:value="16" calcext:value-type="float">
            <text:p>16</text:p>
          </table:table-cell>
          <table:table-cell table:formula="of:=[.C258]*60+MINUTE([.A258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17T16:14:59.999852" calcext:value-type="date">
            <text:p>03/17/20 04:15 PM</text:p>
          </table:table-cell>
          <table:table-cell table:formula="of:=WEEKDAY([.A259])" office:value-type="float" office:value="3" calcext:value-type="float">
            <text:p>3</text:p>
          </table:table-cell>
          <table:table-cell table:formula="of:=HOUR([.A259])" office:value-type="float" office:value="16" calcext:value-type="float">
            <text:p>16</text:p>
          </table:table-cell>
          <table:table-cell table:formula="of:=[.C259]*60+MINUTE([.A259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17T16:29:59.999852" calcext:value-type="date">
            <text:p>03/17/20 04:30 PM</text:p>
          </table:table-cell>
          <table:table-cell table:formula="of:=WEEKDAY([.A260])" office:value-type="float" office:value="3" calcext:value-type="float">
            <text:p>3</text:p>
          </table:table-cell>
          <table:table-cell table:formula="of:=HOUR([.A260])" office:value-type="float" office:value="16" calcext:value-type="float">
            <text:p>16</text:p>
          </table:table-cell>
          <table:table-cell table:formula="of:=[.C260]*60+MINUTE([.A260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17T16:44:59.999851" calcext:value-type="date">
            <text:p>03/17/20 04:45 PM</text:p>
          </table:table-cell>
          <table:table-cell table:formula="of:=WEEKDAY([.A261])" office:value-type="float" office:value="3" calcext:value-type="float">
            <text:p>3</text:p>
          </table:table-cell>
          <table:table-cell table:formula="of:=HOUR([.A261])" office:value-type="float" office:value="16" calcext:value-type="float">
            <text:p>16</text:p>
          </table:table-cell>
          <table:table-cell table:formula="of:=[.C261]*60+MINUTE([.A261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17T16:59:59.99985" calcext:value-type="date">
            <text:p>03/17/20 05:00 PM</text:p>
          </table:table-cell>
          <table:table-cell table:formula="of:=WEEKDAY([.A262])" office:value-type="float" office:value="3" calcext:value-type="float">
            <text:p>3</text:p>
          </table:table-cell>
          <table:table-cell table:formula="of:=HOUR([.A262])" office:value-type="float" office:value="17" calcext:value-type="float">
            <text:p>17</text:p>
          </table:table-cell>
          <table:table-cell table:formula="of:=[.C262]*60+MINUTE([.A262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17T17:14:59.99985" calcext:value-type="date">
            <text:p>03/17/20 05:15 PM</text:p>
          </table:table-cell>
          <table:table-cell table:formula="of:=WEEKDAY([.A263])" office:value-type="float" office:value="3" calcext:value-type="float">
            <text:p>3</text:p>
          </table:table-cell>
          <table:table-cell table:formula="of:=HOUR([.A263])" office:value-type="float" office:value="17" calcext:value-type="float">
            <text:p>17</text:p>
          </table:table-cell>
          <table:table-cell table:formula="of:=[.C263]*60+MINUTE([.A263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17T17:29:59.999849" calcext:value-type="date">
            <text:p>03/17/20 05:30 PM</text:p>
          </table:table-cell>
          <table:table-cell table:formula="of:=WEEKDAY([.A264])" office:value-type="float" office:value="3" calcext:value-type="float">
            <text:p>3</text:p>
          </table:table-cell>
          <table:table-cell table:formula="of:=HOUR([.A264])" office:value-type="float" office:value="17" calcext:value-type="float">
            <text:p>17</text:p>
          </table:table-cell>
          <table:table-cell table:formula="of:=[.C264]*60+MINUTE([.A264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17T17:44:59.999849" calcext:value-type="date">
            <text:p>03/17/20 05:45 PM</text:p>
          </table:table-cell>
          <table:table-cell table:formula="of:=WEEKDAY([.A265])" office:value-type="float" office:value="3" calcext:value-type="float">
            <text:p>3</text:p>
          </table:table-cell>
          <table:table-cell table:formula="of:=HOUR([.A265])" office:value-type="float" office:value="17" calcext:value-type="float">
            <text:p>17</text:p>
          </table:table-cell>
          <table:table-cell table:formula="of:=[.C265]*60+MINUTE([.A265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17T17:59:59.999848" calcext:value-type="date">
            <text:p>03/17/20 06:00 PM</text:p>
          </table:table-cell>
          <table:table-cell table:formula="of:=WEEKDAY([.A266])" office:value-type="float" office:value="3" calcext:value-type="float">
            <text:p>3</text:p>
          </table:table-cell>
          <table:table-cell table:formula="of:=HOUR([.A266])" office:value-type="float" office:value="18" calcext:value-type="float">
            <text:p>18</text:p>
          </table:table-cell>
          <table:table-cell table:formula="of:=[.C266]*60+MINUTE([.A266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17T18:14:59.999848" calcext:value-type="date">
            <text:p>03/17/20 06:15 PM</text:p>
          </table:table-cell>
          <table:table-cell table:formula="of:=WEEKDAY([.A267])" office:value-type="float" office:value="3" calcext:value-type="float">
            <text:p>3</text:p>
          </table:table-cell>
          <table:table-cell table:formula="of:=HOUR([.A267])" office:value-type="float" office:value="18" calcext:value-type="float">
            <text:p>18</text:p>
          </table:table-cell>
          <table:table-cell table:formula="of:=[.C267]*60+MINUTE([.A267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17T18:29:59.999847" calcext:value-type="date">
            <text:p>03/17/20 06:30 PM</text:p>
          </table:table-cell>
          <table:table-cell table:formula="of:=WEEKDAY([.A268])" office:value-type="float" office:value="3" calcext:value-type="float">
            <text:p>3</text:p>
          </table:table-cell>
          <table:table-cell table:formula="of:=HOUR([.A268])" office:value-type="float" office:value="18" calcext:value-type="float">
            <text:p>18</text:p>
          </table:table-cell>
          <table:table-cell table:formula="of:=[.C268]*60+MINUTE([.A268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17T18:44:59.999846" calcext:value-type="date">
            <text:p>03/17/20 06:45 PM</text:p>
          </table:table-cell>
          <table:table-cell table:formula="of:=WEEKDAY([.A269])" office:value-type="float" office:value="3" calcext:value-type="float">
            <text:p>3</text:p>
          </table:table-cell>
          <table:table-cell table:formula="of:=HOUR([.A269])" office:value-type="float" office:value="18" calcext:value-type="float">
            <text:p>18</text:p>
          </table:table-cell>
          <table:table-cell table:formula="of:=[.C269]*60+MINUTE([.A269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17T18:59:59.999846" calcext:value-type="date">
            <text:p>03/17/20 07:00 PM</text:p>
          </table:table-cell>
          <table:table-cell table:formula="of:=WEEKDAY([.A270])" office:value-type="float" office:value="3" calcext:value-type="float">
            <text:p>3</text:p>
          </table:table-cell>
          <table:table-cell table:formula="of:=HOUR([.A270])" office:value-type="float" office:value="19" calcext:value-type="float">
            <text:p>19</text:p>
          </table:table-cell>
          <table:table-cell table:formula="of:=[.C270]*60+MINUTE([.A270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17T19:14:59.999845" calcext:value-type="date">
            <text:p>03/17/20 07:15 PM</text:p>
          </table:table-cell>
          <table:table-cell table:formula="of:=WEEKDAY([.A271])" office:value-type="float" office:value="3" calcext:value-type="float">
            <text:p>3</text:p>
          </table:table-cell>
          <table:table-cell table:formula="of:=HOUR([.A271])" office:value-type="float" office:value="19" calcext:value-type="float">
            <text:p>19</text:p>
          </table:table-cell>
          <table:table-cell table:formula="of:=[.C271]*60+MINUTE([.A271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17T19:29:59.999845" calcext:value-type="date">
            <text:p>03/17/20 07:30 PM</text:p>
          </table:table-cell>
          <table:table-cell table:formula="of:=WEEKDAY([.A272])" office:value-type="float" office:value="3" calcext:value-type="float">
            <text:p>3</text:p>
          </table:table-cell>
          <table:table-cell table:formula="of:=HOUR([.A272])" office:value-type="float" office:value="19" calcext:value-type="float">
            <text:p>19</text:p>
          </table:table-cell>
          <table:table-cell table:formula="of:=[.C272]*60+MINUTE([.A272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17T19:44:59.999844" calcext:value-type="date">
            <text:p>03/17/20 07:45 PM</text:p>
          </table:table-cell>
          <table:table-cell table:formula="of:=WEEKDAY([.A273])" office:value-type="float" office:value="3" calcext:value-type="float">
            <text:p>3</text:p>
          </table:table-cell>
          <table:table-cell table:formula="of:=HOUR([.A273])" office:value-type="float" office:value="19" calcext:value-type="float">
            <text:p>19</text:p>
          </table:table-cell>
          <table:table-cell table:formula="of:=[.C273]*60+MINUTE([.A273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17T19:59:59.999843" calcext:value-type="date">
            <text:p>03/17/20 08:00 PM</text:p>
          </table:table-cell>
          <table:table-cell table:formula="of:=WEEKDAY([.A274])" office:value-type="float" office:value="3" calcext:value-type="float">
            <text:p>3</text:p>
          </table:table-cell>
          <table:table-cell table:formula="of:=HOUR([.A274])" office:value-type="float" office:value="20" calcext:value-type="float">
            <text:p>20</text:p>
          </table:table-cell>
          <table:table-cell table:formula="of:=[.C274]*60+MINUTE([.A274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17T20:14:59.999843" calcext:value-type="date">
            <text:p>03/17/20 08:15 PM</text:p>
          </table:table-cell>
          <table:table-cell table:formula="of:=WEEKDAY([.A275])" office:value-type="float" office:value="3" calcext:value-type="float">
            <text:p>3</text:p>
          </table:table-cell>
          <table:table-cell table:formula="of:=HOUR([.A275])" office:value-type="float" office:value="20" calcext:value-type="float">
            <text:p>20</text:p>
          </table:table-cell>
          <table:table-cell table:formula="of:=[.C275]*60+MINUTE([.A275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17T20:29:59.999842" calcext:value-type="date">
            <text:p>03/17/20 08:30 PM</text:p>
          </table:table-cell>
          <table:table-cell table:formula="of:=WEEKDAY([.A276])" office:value-type="float" office:value="3" calcext:value-type="float">
            <text:p>3</text:p>
          </table:table-cell>
          <table:table-cell table:formula="of:=HOUR([.A276])" office:value-type="float" office:value="20" calcext:value-type="float">
            <text:p>20</text:p>
          </table:table-cell>
          <table:table-cell table:formula="of:=[.C276]*60+MINUTE([.A276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17T20:44:59.999842" calcext:value-type="date">
            <text:p>03/17/20 08:45 PM</text:p>
          </table:table-cell>
          <table:table-cell table:formula="of:=WEEKDAY([.A277])" office:value-type="float" office:value="3" calcext:value-type="float">
            <text:p>3</text:p>
          </table:table-cell>
          <table:table-cell table:formula="of:=HOUR([.A277])" office:value-type="float" office:value="20" calcext:value-type="float">
            <text:p>20</text:p>
          </table:table-cell>
          <table:table-cell table:formula="of:=[.C277]*60+MINUTE([.A277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17T20:59:59.999841" calcext:value-type="date">
            <text:p>03/17/20 09:00 PM</text:p>
          </table:table-cell>
          <table:table-cell table:formula="of:=WEEKDAY([.A278])" office:value-type="float" office:value="3" calcext:value-type="float">
            <text:p>3</text:p>
          </table:table-cell>
          <table:table-cell table:formula="of:=HOUR([.A278])" office:value-type="float" office:value="21" calcext:value-type="float">
            <text:p>21</text:p>
          </table:table-cell>
          <table:table-cell table:formula="of:=[.C278]*60+MINUTE([.A278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17T21:14:59.999841" calcext:value-type="date">
            <text:p>03/17/20 09:15 PM</text:p>
          </table:table-cell>
          <table:table-cell table:formula="of:=WEEKDAY([.A279])" office:value-type="float" office:value="3" calcext:value-type="float">
            <text:p>3</text:p>
          </table:table-cell>
          <table:table-cell table:formula="of:=HOUR([.A279])" office:value-type="float" office:value="21" calcext:value-type="float">
            <text:p>21</text:p>
          </table:table-cell>
          <table:table-cell table:formula="of:=[.C279]*60+MINUTE([.A279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17T21:29:59.99984" calcext:value-type="date">
            <text:p>03/17/20 09:30 PM</text:p>
          </table:table-cell>
          <table:table-cell table:formula="of:=WEEKDAY([.A280])" office:value-type="float" office:value="3" calcext:value-type="float">
            <text:p>3</text:p>
          </table:table-cell>
          <table:table-cell table:formula="of:=HOUR([.A280])" office:value-type="float" office:value="21" calcext:value-type="float">
            <text:p>21</text:p>
          </table:table-cell>
          <table:table-cell table:formula="of:=[.C280]*60+MINUTE([.A280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17T21:44:59.999839" calcext:value-type="date">
            <text:p>03/17/20 09:45 PM</text:p>
          </table:table-cell>
          <table:table-cell table:formula="of:=WEEKDAY([.A281])" office:value-type="float" office:value="3" calcext:value-type="float">
            <text:p>3</text:p>
          </table:table-cell>
          <table:table-cell table:formula="of:=HOUR([.A281])" office:value-type="float" office:value="21" calcext:value-type="float">
            <text:p>21</text:p>
          </table:table-cell>
          <table:table-cell table:formula="of:=[.C281]*60+MINUTE([.A281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17T21:59:59.999839" calcext:value-type="date">
            <text:p>03/17/20 10:00 PM</text:p>
          </table:table-cell>
          <table:table-cell table:formula="of:=WEEKDAY([.A282])" office:value-type="float" office:value="3" calcext:value-type="float">
            <text:p>3</text:p>
          </table:table-cell>
          <table:table-cell table:formula="of:=HOUR([.A282])" office:value-type="float" office:value="22" calcext:value-type="float">
            <text:p>22</text:p>
          </table:table-cell>
          <table:table-cell table:formula="of:=[.C282]*60+MINUTE([.A282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17T22:14:59.999838" calcext:value-type="date">
            <text:p>03/17/20 10:15 PM</text:p>
          </table:table-cell>
          <table:table-cell table:formula="of:=WEEKDAY([.A283])" office:value-type="float" office:value="3" calcext:value-type="float">
            <text:p>3</text:p>
          </table:table-cell>
          <table:table-cell table:formula="of:=HOUR([.A283])" office:value-type="float" office:value="22" calcext:value-type="float">
            <text:p>22</text:p>
          </table:table-cell>
          <table:table-cell table:formula="of:=[.C283]*60+MINUTE([.A283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17T22:29:59.999838" calcext:value-type="date">
            <text:p>03/17/20 10:30 PM</text:p>
          </table:table-cell>
          <table:table-cell table:formula="of:=WEEKDAY([.A284])" office:value-type="float" office:value="3" calcext:value-type="float">
            <text:p>3</text:p>
          </table:table-cell>
          <table:table-cell table:formula="of:=HOUR([.A284])" office:value-type="float" office:value="22" calcext:value-type="float">
            <text:p>22</text:p>
          </table:table-cell>
          <table:table-cell table:formula="of:=[.C284]*60+MINUTE([.A284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17T22:44:59.999837" calcext:value-type="date">
            <text:p>03/17/20 10:45 PM</text:p>
          </table:table-cell>
          <table:table-cell table:formula="of:=WEEKDAY([.A285])" office:value-type="float" office:value="3" calcext:value-type="float">
            <text:p>3</text:p>
          </table:table-cell>
          <table:table-cell table:formula="of:=HOUR([.A285])" office:value-type="float" office:value="22" calcext:value-type="float">
            <text:p>22</text:p>
          </table:table-cell>
          <table:table-cell table:formula="of:=[.C285]*60+MINUTE([.A285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17T22:59:59.999836" calcext:value-type="date">
            <text:p>03/17/20 11:00 PM</text:p>
          </table:table-cell>
          <table:table-cell table:formula="of:=WEEKDAY([.A286])" office:value-type="float" office:value="3" calcext:value-type="float">
            <text:p>3</text:p>
          </table:table-cell>
          <table:table-cell table:formula="of:=HOUR([.A286])" office:value-type="float" office:value="23" calcext:value-type="float">
            <text:p>23</text:p>
          </table:table-cell>
          <table:table-cell table:formula="of:=[.C286]*60+MINUTE([.A286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17T23:14:59.999836" calcext:value-type="date">
            <text:p>03/17/20 11:15 PM</text:p>
          </table:table-cell>
          <table:table-cell table:formula="of:=WEEKDAY([.A287])" office:value-type="float" office:value="3" calcext:value-type="float">
            <text:p>3</text:p>
          </table:table-cell>
          <table:table-cell table:formula="of:=HOUR([.A287])" office:value-type="float" office:value="23" calcext:value-type="float">
            <text:p>23</text:p>
          </table:table-cell>
          <table:table-cell table:formula="of:=[.C287]*60+MINUTE([.A287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17T23:29:59.999835" calcext:value-type="date">
            <text:p>03/17/20 11:30 PM</text:p>
          </table:table-cell>
          <table:table-cell table:formula="of:=WEEKDAY([.A288])" office:value-type="float" office:value="3" calcext:value-type="float">
            <text:p>3</text:p>
          </table:table-cell>
          <table:table-cell table:formula="of:=HOUR([.A288])" office:value-type="float" office:value="23" calcext:value-type="float">
            <text:p>23</text:p>
          </table:table-cell>
          <table:table-cell table:formula="of:=[.C288]*60+MINUTE([.A288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17T23:44:59.999835" calcext:value-type="date">
            <text:p>03/17/20 11:45 PM</text:p>
          </table:table-cell>
          <table:table-cell table:formula="of:=WEEKDAY([.A289])" office:value-type="float" office:value="3" calcext:value-type="float">
            <text:p>3</text:p>
          </table:table-cell>
          <table:table-cell table:formula="of:=HOUR([.A289])" office:value-type="float" office:value="23" calcext:value-type="float">
            <text:p>23</text:p>
          </table:table-cell>
          <table:table-cell table:formula="of:=[.C289]*60+MINUTE([.A289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17T23:59:59.999834" calcext:value-type="date">
            <text:p>03/18/20 12:00 AM</text:p>
          </table:table-cell>
          <table:table-cell table:formula="of:=WEEKDAY([.A290])" office:value-type="float" office:value="3" calcext:value-type="float">
            <text:p>3</text:p>
          </table:table-cell>
          <table:table-cell table:formula="of:=HOUR([.A290])" office:value-type="float" office:value="24" calcext:value-type="float">
            <text:p>24</text:p>
          </table:table-cell>
          <table:table-cell table:formula="of:=[.C290]*60+MINUTE([.A290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18T00:14:59.999834" calcext:value-type="date">
            <text:p>03/18/20 12:15 AM</text:p>
          </table:table-cell>
          <table:table-cell table:formula="of:=WEEKDAY([.A291])" office:value-type="float" office:value="4" calcext:value-type="float">
            <text:p>4</text:p>
          </table:table-cell>
          <table:table-cell table:formula="of:=HOUR([.A291])" office:value-type="float" office:value="0" calcext:value-type="float">
            <text:p>0</text:p>
          </table:table-cell>
          <table:table-cell table:formula="of:=[.C291]*60+MINUTE([.A29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18T00:29:59.999833" calcext:value-type="date">
            <text:p>03/18/20 12:30 AM</text:p>
          </table:table-cell>
          <table:table-cell table:formula="of:=WEEKDAY([.A292])" office:value-type="float" office:value="4" calcext:value-type="float">
            <text:p>4</text:p>
          </table:table-cell>
          <table:table-cell table:formula="of:=HOUR([.A292])" office:value-type="float" office:value="0" calcext:value-type="float">
            <text:p>0</text:p>
          </table:table-cell>
          <table:table-cell table:formula="of:=[.C292]*60+MINUTE([.A292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18T00:44:59.999832" calcext:value-type="date">
            <text:p>03/18/20 12:45 AM</text:p>
          </table:table-cell>
          <table:table-cell table:formula="of:=WEEKDAY([.A293])" office:value-type="float" office:value="4" calcext:value-type="float">
            <text:p>4</text:p>
          </table:table-cell>
          <table:table-cell table:formula="of:=HOUR([.A293])" office:value-type="float" office:value="0" calcext:value-type="float">
            <text:p>0</text:p>
          </table:table-cell>
          <table:table-cell table:formula="of:=[.C293]*60+MINUTE([.A293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18T00:59:59.999832" calcext:value-type="date">
            <text:p>03/18/20 01:00 AM</text:p>
          </table:table-cell>
          <table:table-cell table:formula="of:=WEEKDAY([.A294])" office:value-type="float" office:value="4" calcext:value-type="float">
            <text:p>4</text:p>
          </table:table-cell>
          <table:table-cell table:formula="of:=HOUR([.A294])" office:value-type="float" office:value="1" calcext:value-type="float">
            <text:p>1</text:p>
          </table:table-cell>
          <table:table-cell table:formula="of:=[.C294]*60+MINUTE([.A294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18T01:14:59.999831" calcext:value-type="date">
            <text:p>03/18/20 01:15 AM</text:p>
          </table:table-cell>
          <table:table-cell table:formula="of:=WEEKDAY([.A295])" office:value-type="float" office:value="4" calcext:value-type="float">
            <text:p>4</text:p>
          </table:table-cell>
          <table:table-cell table:formula="of:=HOUR([.A295])" office:value-type="float" office:value="1" calcext:value-type="float">
            <text:p>1</text:p>
          </table:table-cell>
          <table:table-cell table:formula="of:=[.C295]*60+MINUTE([.A295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18T01:29:59.999831" calcext:value-type="date">
            <text:p>03/18/20 01:30 AM</text:p>
          </table:table-cell>
          <table:table-cell table:formula="of:=WEEKDAY([.A296])" office:value-type="float" office:value="4" calcext:value-type="float">
            <text:p>4</text:p>
          </table:table-cell>
          <table:table-cell table:formula="of:=HOUR([.A296])" office:value-type="float" office:value="1" calcext:value-type="float">
            <text:p>1</text:p>
          </table:table-cell>
          <table:table-cell table:formula="of:=[.C296]*60+MINUTE([.A296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18T01:44:59.99983" calcext:value-type="date">
            <text:p>03/18/20 01:45 AM</text:p>
          </table:table-cell>
          <table:table-cell table:formula="of:=WEEKDAY([.A297])" office:value-type="float" office:value="4" calcext:value-type="float">
            <text:p>4</text:p>
          </table:table-cell>
          <table:table-cell table:formula="of:=HOUR([.A297])" office:value-type="float" office:value="1" calcext:value-type="float">
            <text:p>1</text:p>
          </table:table-cell>
          <table:table-cell table:formula="of:=[.C297]*60+MINUTE([.A297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18T01:59:59.999829" calcext:value-type="date">
            <text:p>03/18/20 02:00 AM</text:p>
          </table:table-cell>
          <table:table-cell table:formula="of:=WEEKDAY([.A298])" office:value-type="float" office:value="4" calcext:value-type="float">
            <text:p>4</text:p>
          </table:table-cell>
          <table:table-cell table:formula="of:=HOUR([.A298])" office:value-type="float" office:value="2" calcext:value-type="float">
            <text:p>2</text:p>
          </table:table-cell>
          <table:table-cell table:formula="of:=[.C298]*60+MINUTE([.A298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18T02:14:59.999829" calcext:value-type="date">
            <text:p>03/18/20 02:15 AM</text:p>
          </table:table-cell>
          <table:table-cell table:formula="of:=WEEKDAY([.A299])" office:value-type="float" office:value="4" calcext:value-type="float">
            <text:p>4</text:p>
          </table:table-cell>
          <table:table-cell table:formula="of:=HOUR([.A299])" office:value-type="float" office:value="2" calcext:value-type="float">
            <text:p>2</text:p>
          </table:table-cell>
          <table:table-cell table:formula="of:=[.C299]*60+MINUTE([.A299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8T02:29:59.999828" calcext:value-type="date">
            <text:p>03/18/20 02:30 AM</text:p>
          </table:table-cell>
          <table:table-cell table:formula="of:=WEEKDAY([.A300])" office:value-type="float" office:value="4" calcext:value-type="float">
            <text:p>4</text:p>
          </table:table-cell>
          <table:table-cell table:formula="of:=HOUR([.A300])" office:value-type="float" office:value="2" calcext:value-type="float">
            <text:p>2</text:p>
          </table:table-cell>
          <table:table-cell table:formula="of:=[.C300]*60+MINUTE([.A300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18T02:44:59.999828" calcext:value-type="date">
            <text:p>03/18/20 02:45 AM</text:p>
          </table:table-cell>
          <table:table-cell table:formula="of:=WEEKDAY([.A301])" office:value-type="float" office:value="4" calcext:value-type="float">
            <text:p>4</text:p>
          </table:table-cell>
          <table:table-cell table:formula="of:=HOUR([.A301])" office:value-type="float" office:value="2" calcext:value-type="float">
            <text:p>2</text:p>
          </table:table-cell>
          <table:table-cell table:formula="of:=[.C301]*60+MINUTE([.A301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18T02:59:59.999827" calcext:value-type="date">
            <text:p>03/18/20 03:00 AM</text:p>
          </table:table-cell>
          <table:table-cell table:formula="of:=WEEKDAY([.A302])" office:value-type="float" office:value="4" calcext:value-type="float">
            <text:p>4</text:p>
          </table:table-cell>
          <table:table-cell table:formula="of:=HOUR([.A302])" office:value-type="float" office:value="3" calcext:value-type="float">
            <text:p>3</text:p>
          </table:table-cell>
          <table:table-cell table:formula="of:=[.C302]*60+MINUTE([.A302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18T03:14:59.999827" calcext:value-type="date">
            <text:p>03/18/20 03:15 AM</text:p>
          </table:table-cell>
          <table:table-cell table:formula="of:=WEEKDAY([.A303])" office:value-type="float" office:value="4" calcext:value-type="float">
            <text:p>4</text:p>
          </table:table-cell>
          <table:table-cell table:formula="of:=HOUR([.A303])" office:value-type="float" office:value="3" calcext:value-type="float">
            <text:p>3</text:p>
          </table:table-cell>
          <table:table-cell table:formula="of:=[.C303]*60+MINUTE([.A303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18T03:29:59.999826" calcext:value-type="date">
            <text:p>03/18/20 03:30 AM</text:p>
          </table:table-cell>
          <table:table-cell table:formula="of:=WEEKDAY([.A304])" office:value-type="float" office:value="4" calcext:value-type="float">
            <text:p>4</text:p>
          </table:table-cell>
          <table:table-cell table:formula="of:=HOUR([.A304])" office:value-type="float" office:value="3" calcext:value-type="float">
            <text:p>3</text:p>
          </table:table-cell>
          <table:table-cell table:formula="of:=[.C304]*60+MINUTE([.A304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18T03:44:59.999825" calcext:value-type="date">
            <text:p>03/18/20 03:45 AM</text:p>
          </table:table-cell>
          <table:table-cell table:formula="of:=WEEKDAY([.A305])" office:value-type="float" office:value="4" calcext:value-type="float">
            <text:p>4</text:p>
          </table:table-cell>
          <table:table-cell table:formula="of:=HOUR([.A305])" office:value-type="float" office:value="3" calcext:value-type="float">
            <text:p>3</text:p>
          </table:table-cell>
          <table:table-cell table:formula="of:=[.C305]*60+MINUTE([.A305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18T03:59:59.999825" calcext:value-type="date">
            <text:p>03/18/20 04:00 AM</text:p>
          </table:table-cell>
          <table:table-cell table:formula="of:=WEEKDAY([.A306])" office:value-type="float" office:value="4" calcext:value-type="float">
            <text:p>4</text:p>
          </table:table-cell>
          <table:table-cell table:formula="of:=HOUR([.A306])" office:value-type="float" office:value="4" calcext:value-type="float">
            <text:p>4</text:p>
          </table:table-cell>
          <table:table-cell table:formula="of:=[.C306]*60+MINUTE([.A306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18T04:14:59.999824" calcext:value-type="date">
            <text:p>03/18/20 04:15 AM</text:p>
          </table:table-cell>
          <table:table-cell table:formula="of:=WEEKDAY([.A307])" office:value-type="float" office:value="4" calcext:value-type="float">
            <text:p>4</text:p>
          </table:table-cell>
          <table:table-cell table:formula="of:=HOUR([.A307])" office:value-type="float" office:value="4" calcext:value-type="float">
            <text:p>4</text:p>
          </table:table-cell>
          <table:table-cell table:formula="of:=[.C307]*60+MINUTE([.A307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18T04:29:59.999824" calcext:value-type="date">
            <text:p>03/18/20 04:30 AM</text:p>
          </table:table-cell>
          <table:table-cell table:formula="of:=WEEKDAY([.A308])" office:value-type="float" office:value="4" calcext:value-type="float">
            <text:p>4</text:p>
          </table:table-cell>
          <table:table-cell table:formula="of:=HOUR([.A308])" office:value-type="float" office:value="4" calcext:value-type="float">
            <text:p>4</text:p>
          </table:table-cell>
          <table:table-cell table:formula="of:=[.C308]*60+MINUTE([.A308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18T04:44:59.999823" calcext:value-type="date">
            <text:p>03/18/20 04:45 AM</text:p>
          </table:table-cell>
          <table:table-cell table:formula="of:=WEEKDAY([.A309])" office:value-type="float" office:value="4" calcext:value-type="float">
            <text:p>4</text:p>
          </table:table-cell>
          <table:table-cell table:formula="of:=HOUR([.A309])" office:value-type="float" office:value="4" calcext:value-type="float">
            <text:p>4</text:p>
          </table:table-cell>
          <table:table-cell table:formula="of:=[.C309]*60+MINUTE([.A309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18T04:59:59.999822" calcext:value-type="date">
            <text:p>03/18/20 05:00 AM</text:p>
          </table:table-cell>
          <table:table-cell table:formula="of:=WEEKDAY([.A310])" office:value-type="float" office:value="4" calcext:value-type="float">
            <text:p>4</text:p>
          </table:table-cell>
          <table:table-cell table:formula="of:=HOUR([.A310])" office:value-type="float" office:value="5" calcext:value-type="float">
            <text:p>5</text:p>
          </table:table-cell>
          <table:table-cell table:formula="of:=[.C310]*60+MINUTE([.A310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18T05:14:59.999822" calcext:value-type="date">
            <text:p>03/18/20 05:15 AM</text:p>
          </table:table-cell>
          <table:table-cell table:formula="of:=WEEKDAY([.A311])" office:value-type="float" office:value="4" calcext:value-type="float">
            <text:p>4</text:p>
          </table:table-cell>
          <table:table-cell table:formula="of:=HOUR([.A311])" office:value-type="float" office:value="5" calcext:value-type="float">
            <text:p>5</text:p>
          </table:table-cell>
          <table:table-cell table:formula="of:=[.C311]*60+MINUTE([.A311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18T05:29:59.999821" calcext:value-type="date">
            <text:p>03/18/20 05:30 AM</text:p>
          </table:table-cell>
          <table:table-cell table:formula="of:=WEEKDAY([.A312])" office:value-type="float" office:value="4" calcext:value-type="float">
            <text:p>4</text:p>
          </table:table-cell>
          <table:table-cell table:formula="of:=HOUR([.A312])" office:value-type="float" office:value="5" calcext:value-type="float">
            <text:p>5</text:p>
          </table:table-cell>
          <table:table-cell table:formula="of:=[.C312]*60+MINUTE([.A312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18T05:44:59.999821" calcext:value-type="date">
            <text:p>03/18/20 05:45 AM</text:p>
          </table:table-cell>
          <table:table-cell table:formula="of:=WEEKDAY([.A313])" office:value-type="float" office:value="4" calcext:value-type="float">
            <text:p>4</text:p>
          </table:table-cell>
          <table:table-cell table:formula="of:=HOUR([.A313])" office:value-type="float" office:value="5" calcext:value-type="float">
            <text:p>5</text:p>
          </table:table-cell>
          <table:table-cell table:formula="of:=[.C313]*60+MINUTE([.A313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18T05:59:59.99982" calcext:value-type="date">
            <text:p>03/18/20 06:00 AM</text:p>
          </table:table-cell>
          <table:table-cell table:formula="of:=WEEKDAY([.A314])" office:value-type="float" office:value="4" calcext:value-type="float">
            <text:p>4</text:p>
          </table:table-cell>
          <table:table-cell table:formula="of:=HOUR([.A314])" office:value-type="float" office:value="6" calcext:value-type="float">
            <text:p>6</text:p>
          </table:table-cell>
          <table:table-cell table:formula="of:=[.C314]*60+MINUTE([.A314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18T06:14:59.99982" calcext:value-type="date">
            <text:p>03/18/20 06:15 AM</text:p>
          </table:table-cell>
          <table:table-cell table:formula="of:=WEEKDAY([.A315])" office:value-type="float" office:value="4" calcext:value-type="float">
            <text:p>4</text:p>
          </table:table-cell>
          <table:table-cell table:formula="of:=HOUR([.A315])" office:value-type="float" office:value="6" calcext:value-type="float">
            <text:p>6</text:p>
          </table:table-cell>
          <table:table-cell table:formula="of:=[.C315]*60+MINUTE([.A315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18T06:29:59.999819" calcext:value-type="date">
            <text:p>03/18/20 06:30 AM</text:p>
          </table:table-cell>
          <table:table-cell table:formula="of:=WEEKDAY([.A316])" office:value-type="float" office:value="4" calcext:value-type="float">
            <text:p>4</text:p>
          </table:table-cell>
          <table:table-cell table:formula="of:=HOUR([.A316])" office:value-type="float" office:value="6" calcext:value-type="float">
            <text:p>6</text:p>
          </table:table-cell>
          <table:table-cell table:formula="of:=[.C316]*60+MINUTE([.A316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18T06:44:59.999818" calcext:value-type="date">
            <text:p>03/18/20 06:45 AM</text:p>
          </table:table-cell>
          <table:table-cell table:formula="of:=WEEKDAY([.A317])" office:value-type="float" office:value="4" calcext:value-type="float">
            <text:p>4</text:p>
          </table:table-cell>
          <table:table-cell table:formula="of:=HOUR([.A317])" office:value-type="float" office:value="6" calcext:value-type="float">
            <text:p>6</text:p>
          </table:table-cell>
          <table:table-cell table:formula="of:=[.C317]*60+MINUTE([.A317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18T06:59:59.999818" calcext:value-type="date">
            <text:p>03/18/20 07:00 AM</text:p>
          </table:table-cell>
          <table:table-cell table:formula="of:=WEEKDAY([.A318])" office:value-type="float" office:value="4" calcext:value-type="float">
            <text:p>4</text:p>
          </table:table-cell>
          <table:table-cell table:formula="of:=HOUR([.A318])" office:value-type="float" office:value="7" calcext:value-type="float">
            <text:p>7</text:p>
          </table:table-cell>
          <table:table-cell table:formula="of:=[.C318]*60+MINUTE([.A318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18T07:14:59.999817" calcext:value-type="date">
            <text:p>03/18/20 07:15 AM</text:p>
          </table:table-cell>
          <table:table-cell table:formula="of:=WEEKDAY([.A319])" office:value-type="float" office:value="4" calcext:value-type="float">
            <text:p>4</text:p>
          </table:table-cell>
          <table:table-cell table:formula="of:=HOUR([.A319])" office:value-type="float" office:value="7" calcext:value-type="float">
            <text:p>7</text:p>
          </table:table-cell>
          <table:table-cell table:formula="of:=[.C319]*60+MINUTE([.A319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18T07:29:59.999817" calcext:value-type="date">
            <text:p>03/18/20 07:30 AM</text:p>
          </table:table-cell>
          <table:table-cell table:formula="of:=WEEKDAY([.A320])" office:value-type="float" office:value="4" calcext:value-type="float">
            <text:p>4</text:p>
          </table:table-cell>
          <table:table-cell table:formula="of:=HOUR([.A320])" office:value-type="float" office:value="7" calcext:value-type="float">
            <text:p>7</text:p>
          </table:table-cell>
          <table:table-cell table:formula="of:=[.C320]*60+MINUTE([.A320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18T07:44:59.999816" calcext:value-type="date">
            <text:p>03/18/20 07:45 AM</text:p>
          </table:table-cell>
          <table:table-cell table:formula="of:=WEEKDAY([.A321])" office:value-type="float" office:value="4" calcext:value-type="float">
            <text:p>4</text:p>
          </table:table-cell>
          <table:table-cell table:formula="of:=HOUR([.A321])" office:value-type="float" office:value="7" calcext:value-type="float">
            <text:p>7</text:p>
          </table:table-cell>
          <table:table-cell table:formula="of:=[.C321]*60+MINUTE([.A321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18T07:59:59.999815" calcext:value-type="date">
            <text:p>03/18/20 08:00 AM</text:p>
          </table:table-cell>
          <table:table-cell table:formula="of:=WEEKDAY([.A322])" office:value-type="float" office:value="4" calcext:value-type="float">
            <text:p>4</text:p>
          </table:table-cell>
          <table:table-cell table:formula="of:=HOUR([.A322])" office:value-type="float" office:value="8" calcext:value-type="float">
            <text:p>8</text:p>
          </table:table-cell>
          <table:table-cell table:formula="of:=[.C322]*60+MINUTE([.A322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18T08:14:59.999815" calcext:value-type="date">
            <text:p>03/18/20 08:15 AM</text:p>
          </table:table-cell>
          <table:table-cell table:formula="of:=WEEKDAY([.A323])" office:value-type="float" office:value="4" calcext:value-type="float">
            <text:p>4</text:p>
          </table:table-cell>
          <table:table-cell table:formula="of:=HOUR([.A323])" office:value-type="float" office:value="8" calcext:value-type="float">
            <text:p>8</text:p>
          </table:table-cell>
          <table:table-cell table:formula="of:=[.C323]*60+MINUTE([.A323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18T08:29:59.999814" calcext:value-type="date">
            <text:p>03/18/20 08:30 AM</text:p>
          </table:table-cell>
          <table:table-cell table:formula="of:=WEEKDAY([.A324])" office:value-type="float" office:value="4" calcext:value-type="float">
            <text:p>4</text:p>
          </table:table-cell>
          <table:table-cell table:formula="of:=HOUR([.A324])" office:value-type="float" office:value="8" calcext:value-type="float">
            <text:p>8</text:p>
          </table:table-cell>
          <table:table-cell table:formula="of:=[.C324]*60+MINUTE([.A324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18T08:44:59.999814" calcext:value-type="date">
            <text:p>03/18/20 08:45 AM</text:p>
          </table:table-cell>
          <table:table-cell table:formula="of:=WEEKDAY([.A325])" office:value-type="float" office:value="4" calcext:value-type="float">
            <text:p>4</text:p>
          </table:table-cell>
          <table:table-cell table:formula="of:=HOUR([.A325])" office:value-type="float" office:value="8" calcext:value-type="float">
            <text:p>8</text:p>
          </table:table-cell>
          <table:table-cell table:formula="of:=[.C325]*60+MINUTE([.A325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18T08:59:59.999813" calcext:value-type="date">
            <text:p>03/18/20 09:00 AM</text:p>
          </table:table-cell>
          <table:table-cell table:formula="of:=WEEKDAY([.A326])" office:value-type="float" office:value="4" calcext:value-type="float">
            <text:p>4</text:p>
          </table:table-cell>
          <table:table-cell table:formula="of:=HOUR([.A326])" office:value-type="float" office:value="9" calcext:value-type="float">
            <text:p>9</text:p>
          </table:table-cell>
          <table:table-cell table:formula="of:=[.C326]*60+MINUTE([.A326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18T09:14:59.999813" calcext:value-type="date">
            <text:p>03/18/20 09:15 AM</text:p>
          </table:table-cell>
          <table:table-cell table:formula="of:=WEEKDAY([.A327])" office:value-type="float" office:value="4" calcext:value-type="float">
            <text:p>4</text:p>
          </table:table-cell>
          <table:table-cell table:formula="of:=HOUR([.A327])" office:value-type="float" office:value="9" calcext:value-type="float">
            <text:p>9</text:p>
          </table:table-cell>
          <table:table-cell table:formula="of:=[.C327]*60+MINUTE([.A327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18T09:29:59.999812" calcext:value-type="date">
            <text:p>03/18/20 09:30 AM</text:p>
          </table:table-cell>
          <table:table-cell table:formula="of:=WEEKDAY([.A328])" office:value-type="float" office:value="4" calcext:value-type="float">
            <text:p>4</text:p>
          </table:table-cell>
          <table:table-cell table:formula="of:=HOUR([.A328])" office:value-type="float" office:value="9" calcext:value-type="float">
            <text:p>9</text:p>
          </table:table-cell>
          <table:table-cell table:formula="of:=[.C328]*60+MINUTE([.A328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18T09:44:59.999811" calcext:value-type="date">
            <text:p>03/18/20 09:45 AM</text:p>
          </table:table-cell>
          <table:table-cell table:formula="of:=WEEKDAY([.A329])" office:value-type="float" office:value="4" calcext:value-type="float">
            <text:p>4</text:p>
          </table:table-cell>
          <table:table-cell table:formula="of:=HOUR([.A329])" office:value-type="float" office:value="9" calcext:value-type="float">
            <text:p>9</text:p>
          </table:table-cell>
          <table:table-cell table:formula="of:=[.C329]*60+MINUTE([.A329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18T09:59:59.999811" calcext:value-type="date">
            <text:p>03/18/20 10:00 AM</text:p>
          </table:table-cell>
          <table:table-cell table:formula="of:=WEEKDAY([.A330])" office:value-type="float" office:value="4" calcext:value-type="float">
            <text:p>4</text:p>
          </table:table-cell>
          <table:table-cell table:formula="of:=HOUR([.A330])" office:value-type="float" office:value="10" calcext:value-type="float">
            <text:p>10</text:p>
          </table:table-cell>
          <table:table-cell table:formula="of:=[.C330]*60+MINUTE([.A330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18T10:14:59.99981" calcext:value-type="date">
            <text:p>03/18/20 10:15 AM</text:p>
          </table:table-cell>
          <table:table-cell table:formula="of:=WEEKDAY([.A331])" office:value-type="float" office:value="4" calcext:value-type="float">
            <text:p>4</text:p>
          </table:table-cell>
          <table:table-cell table:formula="of:=HOUR([.A331])" office:value-type="float" office:value="10" calcext:value-type="float">
            <text:p>10</text:p>
          </table:table-cell>
          <table:table-cell table:formula="of:=[.C331]*60+MINUTE([.A331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18T10:29:59.99981" calcext:value-type="date">
            <text:p>03/18/20 10:30 AM</text:p>
          </table:table-cell>
          <table:table-cell table:formula="of:=WEEKDAY([.A332])" office:value-type="float" office:value="4" calcext:value-type="float">
            <text:p>4</text:p>
          </table:table-cell>
          <table:table-cell table:formula="of:=HOUR([.A332])" office:value-type="float" office:value="10" calcext:value-type="float">
            <text:p>10</text:p>
          </table:table-cell>
          <table:table-cell table:formula="of:=[.C332]*60+MINUTE([.A332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18T10:44:59.999809" calcext:value-type="date">
            <text:p>03/18/20 10:45 AM</text:p>
          </table:table-cell>
          <table:table-cell table:formula="of:=WEEKDAY([.A333])" office:value-type="float" office:value="4" calcext:value-type="float">
            <text:p>4</text:p>
          </table:table-cell>
          <table:table-cell table:formula="of:=HOUR([.A333])" office:value-type="float" office:value="10" calcext:value-type="float">
            <text:p>10</text:p>
          </table:table-cell>
          <table:table-cell table:formula="of:=[.C333]*60+MINUTE([.A333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18T10:59:59.999808" calcext:value-type="date">
            <text:p>03/18/20 11:00 AM</text:p>
          </table:table-cell>
          <table:table-cell table:formula="of:=WEEKDAY([.A334])" office:value-type="float" office:value="4" calcext:value-type="float">
            <text:p>4</text:p>
          </table:table-cell>
          <table:table-cell table:formula="of:=HOUR([.A334])" office:value-type="float" office:value="11" calcext:value-type="float">
            <text:p>11</text:p>
          </table:table-cell>
          <table:table-cell table:formula="of:=[.C334]*60+MINUTE([.A334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18T11:14:59.999808" calcext:value-type="date">
            <text:p>03/18/20 11:15 AM</text:p>
          </table:table-cell>
          <table:table-cell table:formula="of:=WEEKDAY([.A335])" office:value-type="float" office:value="4" calcext:value-type="float">
            <text:p>4</text:p>
          </table:table-cell>
          <table:table-cell table:formula="of:=HOUR([.A335])" office:value-type="float" office:value="11" calcext:value-type="float">
            <text:p>11</text:p>
          </table:table-cell>
          <table:table-cell table:formula="of:=[.C335]*60+MINUTE([.A335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18T11:29:59.999807" calcext:value-type="date">
            <text:p>03/18/20 11:30 AM</text:p>
          </table:table-cell>
          <table:table-cell table:formula="of:=WEEKDAY([.A336])" office:value-type="float" office:value="4" calcext:value-type="float">
            <text:p>4</text:p>
          </table:table-cell>
          <table:table-cell table:formula="of:=HOUR([.A336])" office:value-type="float" office:value="11" calcext:value-type="float">
            <text:p>11</text:p>
          </table:table-cell>
          <table:table-cell table:formula="of:=[.C336]*60+MINUTE([.A336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18T11:44:59.999807" calcext:value-type="date">
            <text:p>03/18/20 11:45 AM</text:p>
          </table:table-cell>
          <table:table-cell table:formula="of:=WEEKDAY([.A337])" office:value-type="float" office:value="4" calcext:value-type="float">
            <text:p>4</text:p>
          </table:table-cell>
          <table:table-cell table:formula="of:=HOUR([.A337])" office:value-type="float" office:value="11" calcext:value-type="float">
            <text:p>11</text:p>
          </table:table-cell>
          <table:table-cell table:formula="of:=[.C337]*60+MINUTE([.A337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18T11:59:59.999806" calcext:value-type="date">
            <text:p>03/18/20 12:00 PM</text:p>
          </table:table-cell>
          <table:table-cell table:formula="of:=WEEKDAY([.A338])" office:value-type="float" office:value="4" calcext:value-type="float">
            <text:p>4</text:p>
          </table:table-cell>
          <table:table-cell table:formula="of:=HOUR([.A338])" office:value-type="float" office:value="12" calcext:value-type="float">
            <text:p>12</text:p>
          </table:table-cell>
          <table:table-cell table:formula="of:=[.C338]*60+MINUTE([.A338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18T12:14:59.999806" calcext:value-type="date">
            <text:p>03/18/20 12:15 PM</text:p>
          </table:table-cell>
          <table:table-cell table:formula="of:=WEEKDAY([.A339])" office:value-type="float" office:value="4" calcext:value-type="float">
            <text:p>4</text:p>
          </table:table-cell>
          <table:table-cell table:formula="of:=HOUR([.A339])" office:value-type="float" office:value="12" calcext:value-type="float">
            <text:p>12</text:p>
          </table:table-cell>
          <table:table-cell table:formula="of:=[.C339]*60+MINUTE([.A339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18T12:29:59.999805" calcext:value-type="date">
            <text:p>03/18/20 12:30 PM</text:p>
          </table:table-cell>
          <table:table-cell table:formula="of:=WEEKDAY([.A340])" office:value-type="float" office:value="4" calcext:value-type="float">
            <text:p>4</text:p>
          </table:table-cell>
          <table:table-cell table:formula="of:=HOUR([.A340])" office:value-type="float" office:value="12" calcext:value-type="float">
            <text:p>12</text:p>
          </table:table-cell>
          <table:table-cell table:formula="of:=[.C340]*60+MINUTE([.A340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18T12:44:59.999804" calcext:value-type="date">
            <text:p>03/18/20 12:45 PM</text:p>
          </table:table-cell>
          <table:table-cell table:formula="of:=WEEKDAY([.A341])" office:value-type="float" office:value="4" calcext:value-type="float">
            <text:p>4</text:p>
          </table:table-cell>
          <table:table-cell table:formula="of:=HOUR([.A341])" office:value-type="float" office:value="12" calcext:value-type="float">
            <text:p>12</text:p>
          </table:table-cell>
          <table:table-cell table:formula="of:=[.C341]*60+MINUTE([.A341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18T12:59:59.999804" calcext:value-type="date">
            <text:p>03/18/20 01:00 PM</text:p>
          </table:table-cell>
          <table:table-cell table:formula="of:=WEEKDAY([.A342])" office:value-type="float" office:value="4" calcext:value-type="float">
            <text:p>4</text:p>
          </table:table-cell>
          <table:table-cell table:formula="of:=HOUR([.A342])" office:value-type="float" office:value="13" calcext:value-type="float">
            <text:p>13</text:p>
          </table:table-cell>
          <table:table-cell table:formula="of:=[.C342]*60+MINUTE([.A342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18T13:14:59.999803" calcext:value-type="date">
            <text:p>03/18/20 01:15 PM</text:p>
          </table:table-cell>
          <table:table-cell table:formula="of:=WEEKDAY([.A343])" office:value-type="float" office:value="4" calcext:value-type="float">
            <text:p>4</text:p>
          </table:table-cell>
          <table:table-cell table:formula="of:=HOUR([.A343])" office:value-type="float" office:value="13" calcext:value-type="float">
            <text:p>13</text:p>
          </table:table-cell>
          <table:table-cell table:formula="of:=[.C343]*60+MINUTE([.A343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18T13:29:59.999803" calcext:value-type="date">
            <text:p>03/18/20 01:30 PM</text:p>
          </table:table-cell>
          <table:table-cell table:formula="of:=WEEKDAY([.A344])" office:value-type="float" office:value="4" calcext:value-type="float">
            <text:p>4</text:p>
          </table:table-cell>
          <table:table-cell table:formula="of:=HOUR([.A344])" office:value-type="float" office:value="13" calcext:value-type="float">
            <text:p>13</text:p>
          </table:table-cell>
          <table:table-cell table:formula="of:=[.C344]*60+MINUTE([.A344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18T13:44:59.999802" calcext:value-type="date">
            <text:p>03/18/20 01:45 PM</text:p>
          </table:table-cell>
          <table:table-cell table:formula="of:=WEEKDAY([.A345])" office:value-type="float" office:value="4" calcext:value-type="float">
            <text:p>4</text:p>
          </table:table-cell>
          <table:table-cell table:formula="of:=HOUR([.A345])" office:value-type="float" office:value="13" calcext:value-type="float">
            <text:p>13</text:p>
          </table:table-cell>
          <table:table-cell table:formula="of:=[.C345]*60+MINUTE([.A345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18T13:59:59.999802" calcext:value-type="date">
            <text:p>03/18/20 02:00 PM</text:p>
          </table:table-cell>
          <table:table-cell table:formula="of:=WEEKDAY([.A346])" office:value-type="float" office:value="4" calcext:value-type="float">
            <text:p>4</text:p>
          </table:table-cell>
          <table:table-cell table:formula="of:=HOUR([.A346])" office:value-type="float" office:value="14" calcext:value-type="float">
            <text:p>14</text:p>
          </table:table-cell>
          <table:table-cell table:formula="of:=[.C346]*60+MINUTE([.A346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18T14:14:59.999801" calcext:value-type="date">
            <text:p>03/18/20 02:15 PM</text:p>
          </table:table-cell>
          <table:table-cell table:formula="of:=WEEKDAY([.A347])" office:value-type="float" office:value="4" calcext:value-type="float">
            <text:p>4</text:p>
          </table:table-cell>
          <table:table-cell table:formula="of:=HOUR([.A347])" office:value-type="float" office:value="14" calcext:value-type="float">
            <text:p>14</text:p>
          </table:table-cell>
          <table:table-cell table:formula="of:=[.C347]*60+MINUTE([.A347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18T14:29:59.999801" calcext:value-type="date">
            <text:p>03/18/20 02:30 PM</text:p>
          </table:table-cell>
          <table:table-cell table:formula="of:=WEEKDAY([.A348])" office:value-type="float" office:value="4" calcext:value-type="float">
            <text:p>4</text:p>
          </table:table-cell>
          <table:table-cell table:formula="of:=HOUR([.A348])" office:value-type="float" office:value="14" calcext:value-type="float">
            <text:p>14</text:p>
          </table:table-cell>
          <table:table-cell table:formula="of:=[.C348]*60+MINUTE([.A348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18T14:44:59.9998" calcext:value-type="date">
            <text:p>03/18/20 02:45 PM</text:p>
          </table:table-cell>
          <table:table-cell table:formula="of:=WEEKDAY([.A349])" office:value-type="float" office:value="4" calcext:value-type="float">
            <text:p>4</text:p>
          </table:table-cell>
          <table:table-cell table:formula="of:=HOUR([.A349])" office:value-type="float" office:value="14" calcext:value-type="float">
            <text:p>14</text:p>
          </table:table-cell>
          <table:table-cell table:formula="of:=[.C349]*60+MINUTE([.A349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18T14:59:59.999799" calcext:value-type="date">
            <text:p>03/18/20 03:00 PM</text:p>
          </table:table-cell>
          <table:table-cell table:formula="of:=WEEKDAY([.A350])" office:value-type="float" office:value="4" calcext:value-type="float">
            <text:p>4</text:p>
          </table:table-cell>
          <table:table-cell table:formula="of:=HOUR([.A350])" office:value-type="float" office:value="15" calcext:value-type="float">
            <text:p>15</text:p>
          </table:table-cell>
          <table:table-cell table:formula="of:=[.C350]*60+MINUTE([.A350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18T15:14:59.999799" calcext:value-type="date">
            <text:p>03/18/20 03:15 PM</text:p>
          </table:table-cell>
          <table:table-cell table:formula="of:=WEEKDAY([.A351])" office:value-type="float" office:value="4" calcext:value-type="float">
            <text:p>4</text:p>
          </table:table-cell>
          <table:table-cell table:formula="of:=HOUR([.A351])" office:value-type="float" office:value="15" calcext:value-type="float">
            <text:p>15</text:p>
          </table:table-cell>
          <table:table-cell table:formula="of:=[.C351]*60+MINUTE([.A351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18T15:29:59.999798" calcext:value-type="date">
            <text:p>03/18/20 03:30 PM</text:p>
          </table:table-cell>
          <table:table-cell table:formula="of:=WEEKDAY([.A352])" office:value-type="float" office:value="4" calcext:value-type="float">
            <text:p>4</text:p>
          </table:table-cell>
          <table:table-cell table:formula="of:=HOUR([.A352])" office:value-type="float" office:value="15" calcext:value-type="float">
            <text:p>15</text:p>
          </table:table-cell>
          <table:table-cell table:formula="of:=[.C352]*60+MINUTE([.A352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18T15:44:59.999798" calcext:value-type="date">
            <text:p>03/18/20 03:45 PM</text:p>
          </table:table-cell>
          <table:table-cell table:formula="of:=WEEKDAY([.A353])" office:value-type="float" office:value="4" calcext:value-type="float">
            <text:p>4</text:p>
          </table:table-cell>
          <table:table-cell table:formula="of:=HOUR([.A353])" office:value-type="float" office:value="15" calcext:value-type="float">
            <text:p>15</text:p>
          </table:table-cell>
          <table:table-cell table:formula="of:=[.C353]*60+MINUTE([.A353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18T15:59:59.999797" calcext:value-type="date">
            <text:p>03/18/20 04:00 PM</text:p>
          </table:table-cell>
          <table:table-cell table:formula="of:=WEEKDAY([.A354])" office:value-type="float" office:value="4" calcext:value-type="float">
            <text:p>4</text:p>
          </table:table-cell>
          <table:table-cell table:formula="of:=HOUR([.A354])" office:value-type="float" office:value="16" calcext:value-type="float">
            <text:p>16</text:p>
          </table:table-cell>
          <table:table-cell table:formula="of:=[.C354]*60+MINUTE([.A354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18T16:14:59.999797" calcext:value-type="date">
            <text:p>03/18/20 04:15 PM</text:p>
          </table:table-cell>
          <table:table-cell table:formula="of:=WEEKDAY([.A355])" office:value-type="float" office:value="4" calcext:value-type="float">
            <text:p>4</text:p>
          </table:table-cell>
          <table:table-cell table:formula="of:=HOUR([.A355])" office:value-type="float" office:value="16" calcext:value-type="float">
            <text:p>16</text:p>
          </table:table-cell>
          <table:table-cell table:formula="of:=[.C355]*60+MINUTE([.A355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18T16:29:59.999796" calcext:value-type="date">
            <text:p>03/18/20 04:30 PM</text:p>
          </table:table-cell>
          <table:table-cell table:formula="of:=WEEKDAY([.A356])" office:value-type="float" office:value="4" calcext:value-type="float">
            <text:p>4</text:p>
          </table:table-cell>
          <table:table-cell table:formula="of:=HOUR([.A356])" office:value-type="float" office:value="16" calcext:value-type="float">
            <text:p>16</text:p>
          </table:table-cell>
          <table:table-cell table:formula="of:=[.C356]*60+MINUTE([.A356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18T16:44:59.999795" calcext:value-type="date">
            <text:p>03/18/20 04:45 PM</text:p>
          </table:table-cell>
          <table:table-cell table:formula="of:=WEEKDAY([.A357])" office:value-type="float" office:value="4" calcext:value-type="float">
            <text:p>4</text:p>
          </table:table-cell>
          <table:table-cell table:formula="of:=HOUR([.A357])" office:value-type="float" office:value="16" calcext:value-type="float">
            <text:p>16</text:p>
          </table:table-cell>
          <table:table-cell table:formula="of:=[.C357]*60+MINUTE([.A357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18T16:59:59.999795" calcext:value-type="date">
            <text:p>03/18/20 05:00 PM</text:p>
          </table:table-cell>
          <table:table-cell table:formula="of:=WEEKDAY([.A358])" office:value-type="float" office:value="4" calcext:value-type="float">
            <text:p>4</text:p>
          </table:table-cell>
          <table:table-cell table:formula="of:=HOUR([.A358])" office:value-type="float" office:value="17" calcext:value-type="float">
            <text:p>17</text:p>
          </table:table-cell>
          <table:table-cell table:formula="of:=[.C358]*60+MINUTE([.A358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18T17:14:59.999794" calcext:value-type="date">
            <text:p>03/18/20 05:15 PM</text:p>
          </table:table-cell>
          <table:table-cell table:formula="of:=WEEKDAY([.A359])" office:value-type="float" office:value="4" calcext:value-type="float">
            <text:p>4</text:p>
          </table:table-cell>
          <table:table-cell table:formula="of:=HOUR([.A359])" office:value-type="float" office:value="17" calcext:value-type="float">
            <text:p>17</text:p>
          </table:table-cell>
          <table:table-cell table:formula="of:=[.C359]*60+MINUTE([.A359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18T17:29:59.999794" calcext:value-type="date">
            <text:p>03/18/20 05:30 PM</text:p>
          </table:table-cell>
          <table:table-cell table:formula="of:=WEEKDAY([.A360])" office:value-type="float" office:value="4" calcext:value-type="float">
            <text:p>4</text:p>
          </table:table-cell>
          <table:table-cell table:formula="of:=HOUR([.A360])" office:value-type="float" office:value="17" calcext:value-type="float">
            <text:p>17</text:p>
          </table:table-cell>
          <table:table-cell table:formula="of:=[.C360]*60+MINUTE([.A360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18T17:44:59.999793" calcext:value-type="date">
            <text:p>03/18/20 05:45 PM</text:p>
          </table:table-cell>
          <table:table-cell table:formula="of:=WEEKDAY([.A361])" office:value-type="float" office:value="4" calcext:value-type="float">
            <text:p>4</text:p>
          </table:table-cell>
          <table:table-cell table:formula="of:=HOUR([.A361])" office:value-type="float" office:value="17" calcext:value-type="float">
            <text:p>17</text:p>
          </table:table-cell>
          <table:table-cell table:formula="of:=[.C361]*60+MINUTE([.A361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18T17:59:59.999793" calcext:value-type="date">
            <text:p>03/18/20 06:00 PM</text:p>
          </table:table-cell>
          <table:table-cell table:formula="of:=WEEKDAY([.A362])" office:value-type="float" office:value="4" calcext:value-type="float">
            <text:p>4</text:p>
          </table:table-cell>
          <table:table-cell table:formula="of:=HOUR([.A362])" office:value-type="float" office:value="18" calcext:value-type="float">
            <text:p>18</text:p>
          </table:table-cell>
          <table:table-cell table:formula="of:=[.C362]*60+MINUTE([.A362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18T18:14:59.999792" calcext:value-type="date">
            <text:p>03/18/20 06:15 PM</text:p>
          </table:table-cell>
          <table:table-cell table:formula="of:=WEEKDAY([.A363])" office:value-type="float" office:value="4" calcext:value-type="float">
            <text:p>4</text:p>
          </table:table-cell>
          <table:table-cell table:formula="of:=HOUR([.A363])" office:value-type="float" office:value="18" calcext:value-type="float">
            <text:p>18</text:p>
          </table:table-cell>
          <table:table-cell table:formula="of:=[.C363]*60+MINUTE([.A363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18T18:29:59.999792" calcext:value-type="date">
            <text:p>03/18/20 06:30 PM</text:p>
          </table:table-cell>
          <table:table-cell table:formula="of:=WEEKDAY([.A364])" office:value-type="float" office:value="4" calcext:value-type="float">
            <text:p>4</text:p>
          </table:table-cell>
          <table:table-cell table:formula="of:=HOUR([.A364])" office:value-type="float" office:value="18" calcext:value-type="float">
            <text:p>18</text:p>
          </table:table-cell>
          <table:table-cell table:formula="of:=[.C364]*60+MINUTE([.A364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18T18:44:59.999791" calcext:value-type="date">
            <text:p>03/18/20 06:45 PM</text:p>
          </table:table-cell>
          <table:table-cell table:formula="of:=WEEKDAY([.A365])" office:value-type="float" office:value="4" calcext:value-type="float">
            <text:p>4</text:p>
          </table:table-cell>
          <table:table-cell table:formula="of:=HOUR([.A365])" office:value-type="float" office:value="18" calcext:value-type="float">
            <text:p>18</text:p>
          </table:table-cell>
          <table:table-cell table:formula="of:=[.C365]*60+MINUTE([.A365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18T18:59:59.99979" calcext:value-type="date">
            <text:p>03/18/20 07:00 PM</text:p>
          </table:table-cell>
          <table:table-cell table:formula="of:=WEEKDAY([.A366])" office:value-type="float" office:value="4" calcext:value-type="float">
            <text:p>4</text:p>
          </table:table-cell>
          <table:table-cell table:formula="of:=HOUR([.A366])" office:value-type="float" office:value="19" calcext:value-type="float">
            <text:p>19</text:p>
          </table:table-cell>
          <table:table-cell table:formula="of:=[.C366]*60+MINUTE([.A366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18T19:14:59.99979" calcext:value-type="date">
            <text:p>03/18/20 07:15 PM</text:p>
          </table:table-cell>
          <table:table-cell table:formula="of:=WEEKDAY([.A367])" office:value-type="float" office:value="4" calcext:value-type="float">
            <text:p>4</text:p>
          </table:table-cell>
          <table:table-cell table:formula="of:=HOUR([.A367])" office:value-type="float" office:value="19" calcext:value-type="float">
            <text:p>19</text:p>
          </table:table-cell>
          <table:table-cell table:formula="of:=[.C367]*60+MINUTE([.A367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18T19:29:59.999789" calcext:value-type="date">
            <text:p>03/18/20 07:30 PM</text:p>
          </table:table-cell>
          <table:table-cell table:formula="of:=WEEKDAY([.A368])" office:value-type="float" office:value="4" calcext:value-type="float">
            <text:p>4</text:p>
          </table:table-cell>
          <table:table-cell table:formula="of:=HOUR([.A368])" office:value-type="float" office:value="19" calcext:value-type="float">
            <text:p>19</text:p>
          </table:table-cell>
          <table:table-cell table:formula="of:=[.C368]*60+MINUTE([.A368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18T19:44:59.999789" calcext:value-type="date">
            <text:p>03/18/20 07:45 PM</text:p>
          </table:table-cell>
          <table:table-cell table:formula="of:=WEEKDAY([.A369])" office:value-type="float" office:value="4" calcext:value-type="float">
            <text:p>4</text:p>
          </table:table-cell>
          <table:table-cell table:formula="of:=HOUR([.A369])" office:value-type="float" office:value="19" calcext:value-type="float">
            <text:p>19</text:p>
          </table:table-cell>
          <table:table-cell table:formula="of:=[.C369]*60+MINUTE([.A369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18T19:59:59.999788" calcext:value-type="date">
            <text:p>03/18/20 08:00 PM</text:p>
          </table:table-cell>
          <table:table-cell table:formula="of:=WEEKDAY([.A370])" office:value-type="float" office:value="4" calcext:value-type="float">
            <text:p>4</text:p>
          </table:table-cell>
          <table:table-cell table:formula="of:=HOUR([.A370])" office:value-type="float" office:value="20" calcext:value-type="float">
            <text:p>20</text:p>
          </table:table-cell>
          <table:table-cell table:formula="of:=[.C370]*60+MINUTE([.A370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18T20:14:59.999788" calcext:value-type="date">
            <text:p>03/18/20 08:15 PM</text:p>
          </table:table-cell>
          <table:table-cell table:formula="of:=WEEKDAY([.A371])" office:value-type="float" office:value="4" calcext:value-type="float">
            <text:p>4</text:p>
          </table:table-cell>
          <table:table-cell table:formula="of:=HOUR([.A371])" office:value-type="float" office:value="20" calcext:value-type="float">
            <text:p>20</text:p>
          </table:table-cell>
          <table:table-cell table:formula="of:=[.C371]*60+MINUTE([.A371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18T20:29:59.999787" calcext:value-type="date">
            <text:p>03/18/20 08:30 PM</text:p>
          </table:table-cell>
          <table:table-cell table:formula="of:=WEEKDAY([.A372])" office:value-type="float" office:value="4" calcext:value-type="float">
            <text:p>4</text:p>
          </table:table-cell>
          <table:table-cell table:formula="of:=HOUR([.A372])" office:value-type="float" office:value="20" calcext:value-type="float">
            <text:p>20</text:p>
          </table:table-cell>
          <table:table-cell table:formula="of:=[.C372]*60+MINUTE([.A372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18T20:44:59.999786" calcext:value-type="date">
            <text:p>03/18/20 08:45 PM</text:p>
          </table:table-cell>
          <table:table-cell table:formula="of:=WEEKDAY([.A373])" office:value-type="float" office:value="4" calcext:value-type="float">
            <text:p>4</text:p>
          </table:table-cell>
          <table:table-cell table:formula="of:=HOUR([.A373])" office:value-type="float" office:value="20" calcext:value-type="float">
            <text:p>20</text:p>
          </table:table-cell>
          <table:table-cell table:formula="of:=[.C373]*60+MINUTE([.A373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18T20:59:59.999786" calcext:value-type="date">
            <text:p>03/18/20 09:00 PM</text:p>
          </table:table-cell>
          <table:table-cell table:formula="of:=WEEKDAY([.A374])" office:value-type="float" office:value="4" calcext:value-type="float">
            <text:p>4</text:p>
          </table:table-cell>
          <table:table-cell table:formula="of:=HOUR([.A374])" office:value-type="float" office:value="21" calcext:value-type="float">
            <text:p>21</text:p>
          </table:table-cell>
          <table:table-cell table:formula="of:=[.C374]*60+MINUTE([.A374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18T21:14:59.999785" calcext:value-type="date">
            <text:p>03/18/20 09:15 PM</text:p>
          </table:table-cell>
          <table:table-cell table:formula="of:=WEEKDAY([.A375])" office:value-type="float" office:value="4" calcext:value-type="float">
            <text:p>4</text:p>
          </table:table-cell>
          <table:table-cell table:formula="of:=HOUR([.A375])" office:value-type="float" office:value="21" calcext:value-type="float">
            <text:p>21</text:p>
          </table:table-cell>
          <table:table-cell table:formula="of:=[.C375]*60+MINUTE([.A375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18T21:29:59.999785" calcext:value-type="date">
            <text:p>03/18/20 09:30 PM</text:p>
          </table:table-cell>
          <table:table-cell table:formula="of:=WEEKDAY([.A376])" office:value-type="float" office:value="4" calcext:value-type="float">
            <text:p>4</text:p>
          </table:table-cell>
          <table:table-cell table:formula="of:=HOUR([.A376])" office:value-type="float" office:value="21" calcext:value-type="float">
            <text:p>21</text:p>
          </table:table-cell>
          <table:table-cell table:formula="of:=[.C376]*60+MINUTE([.A376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18T21:44:59.999784" calcext:value-type="date">
            <text:p>03/18/20 09:45 PM</text:p>
          </table:table-cell>
          <table:table-cell table:formula="of:=WEEKDAY([.A377])" office:value-type="float" office:value="4" calcext:value-type="float">
            <text:p>4</text:p>
          </table:table-cell>
          <table:table-cell table:formula="of:=HOUR([.A377])" office:value-type="float" office:value="21" calcext:value-type="float">
            <text:p>21</text:p>
          </table:table-cell>
          <table:table-cell table:formula="of:=[.C377]*60+MINUTE([.A377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18T21:59:59.999784" calcext:value-type="date">
            <text:p>03/18/20 10:00 PM</text:p>
          </table:table-cell>
          <table:table-cell table:formula="of:=WEEKDAY([.A378])" office:value-type="float" office:value="4" calcext:value-type="float">
            <text:p>4</text:p>
          </table:table-cell>
          <table:table-cell table:formula="of:=HOUR([.A378])" office:value-type="float" office:value="22" calcext:value-type="float">
            <text:p>22</text:p>
          </table:table-cell>
          <table:table-cell table:formula="of:=[.C378]*60+MINUTE([.A378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18T22:14:59.999783" calcext:value-type="date">
            <text:p>03/18/20 10:15 PM</text:p>
          </table:table-cell>
          <table:table-cell table:formula="of:=WEEKDAY([.A379])" office:value-type="float" office:value="4" calcext:value-type="float">
            <text:p>4</text:p>
          </table:table-cell>
          <table:table-cell table:formula="of:=HOUR([.A379])" office:value-type="float" office:value="22" calcext:value-type="float">
            <text:p>22</text:p>
          </table:table-cell>
          <table:table-cell table:formula="of:=[.C379]*60+MINUTE([.A379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18T22:29:59.999782" calcext:value-type="date">
            <text:p>03/18/20 10:30 PM</text:p>
          </table:table-cell>
          <table:table-cell table:formula="of:=WEEKDAY([.A380])" office:value-type="float" office:value="4" calcext:value-type="float">
            <text:p>4</text:p>
          </table:table-cell>
          <table:table-cell table:formula="of:=HOUR([.A380])" office:value-type="float" office:value="22" calcext:value-type="float">
            <text:p>22</text:p>
          </table:table-cell>
          <table:table-cell table:formula="of:=[.C380]*60+MINUTE([.A380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18T22:44:59.999782" calcext:value-type="date">
            <text:p>03/18/20 10:45 PM</text:p>
          </table:table-cell>
          <table:table-cell table:formula="of:=WEEKDAY([.A381])" office:value-type="float" office:value="4" calcext:value-type="float">
            <text:p>4</text:p>
          </table:table-cell>
          <table:table-cell table:formula="of:=HOUR([.A381])" office:value-type="float" office:value="22" calcext:value-type="float">
            <text:p>22</text:p>
          </table:table-cell>
          <table:table-cell table:formula="of:=[.C381]*60+MINUTE([.A381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18T22:59:59.999781" calcext:value-type="date">
            <text:p>03/18/20 11:00 PM</text:p>
          </table:table-cell>
          <table:table-cell table:formula="of:=WEEKDAY([.A382])" office:value-type="float" office:value="4" calcext:value-type="float">
            <text:p>4</text:p>
          </table:table-cell>
          <table:table-cell table:formula="of:=HOUR([.A382])" office:value-type="float" office:value="23" calcext:value-type="float">
            <text:p>23</text:p>
          </table:table-cell>
          <table:table-cell table:formula="of:=[.C382]*60+MINUTE([.A382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18T23:14:59.999781" calcext:value-type="date">
            <text:p>03/18/20 11:15 PM</text:p>
          </table:table-cell>
          <table:table-cell table:formula="of:=WEEKDAY([.A383])" office:value-type="float" office:value="4" calcext:value-type="float">
            <text:p>4</text:p>
          </table:table-cell>
          <table:table-cell table:formula="of:=HOUR([.A383])" office:value-type="float" office:value="23" calcext:value-type="float">
            <text:p>23</text:p>
          </table:table-cell>
          <table:table-cell table:formula="of:=[.C383]*60+MINUTE([.A383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18T23:29:59.99978" calcext:value-type="date">
            <text:p>03/18/20 11:30 PM</text:p>
          </table:table-cell>
          <table:table-cell table:formula="of:=WEEKDAY([.A384])" office:value-type="float" office:value="4" calcext:value-type="float">
            <text:p>4</text:p>
          </table:table-cell>
          <table:table-cell table:formula="of:=HOUR([.A384])" office:value-type="float" office:value="23" calcext:value-type="float">
            <text:p>23</text:p>
          </table:table-cell>
          <table:table-cell table:formula="of:=[.C384]*60+MINUTE([.A384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18T23:44:59.99978" calcext:value-type="date">
            <text:p>03/18/20 11:45 PM</text:p>
          </table:table-cell>
          <table:table-cell table:formula="of:=WEEKDAY([.A385])" office:value-type="float" office:value="4" calcext:value-type="float">
            <text:p>4</text:p>
          </table:table-cell>
          <table:table-cell table:formula="of:=HOUR([.A385])" office:value-type="float" office:value="23" calcext:value-type="float">
            <text:p>23</text:p>
          </table:table-cell>
          <table:table-cell table:formula="of:=[.C385]*60+MINUTE([.A385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18T23:59:59.999779" calcext:value-type="date">
            <text:p>03/19/20 12:00 AM</text:p>
          </table:table-cell>
          <table:table-cell table:formula="of:=WEEKDAY([.A386])" office:value-type="float" office:value="4" calcext:value-type="float">
            <text:p>4</text:p>
          </table:table-cell>
          <table:table-cell table:formula="of:=HOUR([.A386])" office:value-type="float" office:value="24" calcext:value-type="float">
            <text:p>24</text:p>
          </table:table-cell>
          <table:table-cell table:formula="of:=[.C386]*60+MINUTE([.A386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19T00:14:59.999779" calcext:value-type="date">
            <text:p>03/19/20 12:15 AM</text:p>
          </table:table-cell>
          <table:table-cell table:formula="of:=WEEKDAY([.A387])" office:value-type="float" office:value="5" calcext:value-type="float">
            <text:p>5</text:p>
          </table:table-cell>
          <table:table-cell table:formula="of:=HOUR([.A387])" office:value-type="float" office:value="0" calcext:value-type="float">
            <text:p>0</text:p>
          </table:table-cell>
          <table:table-cell table:formula="of:=[.C387]*60+MINUTE([.A387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19T00:29:59.999778" calcext:value-type="date">
            <text:p>03/19/20 12:30 AM</text:p>
          </table:table-cell>
          <table:table-cell table:formula="of:=WEEKDAY([.A388])" office:value-type="float" office:value="5" calcext:value-type="float">
            <text:p>5</text:p>
          </table:table-cell>
          <table:table-cell table:formula="of:=HOUR([.A388])" office:value-type="float" office:value="0" calcext:value-type="float">
            <text:p>0</text:p>
          </table:table-cell>
          <table:table-cell table:formula="of:=[.C388]*60+MINUTE([.A388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19T00:44:59.999777" calcext:value-type="date">
            <text:p>03/19/20 12:45 AM</text:p>
          </table:table-cell>
          <table:table-cell table:formula="of:=WEEKDAY([.A389])" office:value-type="float" office:value="5" calcext:value-type="float">
            <text:p>5</text:p>
          </table:table-cell>
          <table:table-cell table:formula="of:=HOUR([.A389])" office:value-type="float" office:value="0" calcext:value-type="float">
            <text:p>0</text:p>
          </table:table-cell>
          <table:table-cell table:formula="of:=[.C389]*60+MINUTE([.A389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19T00:59:59.999777" calcext:value-type="date">
            <text:p>03/19/20 01:00 AM</text:p>
          </table:table-cell>
          <table:table-cell table:formula="of:=WEEKDAY([.A390])" office:value-type="float" office:value="5" calcext:value-type="float">
            <text:p>5</text:p>
          </table:table-cell>
          <table:table-cell table:formula="of:=HOUR([.A390])" office:value-type="float" office:value="1" calcext:value-type="float">
            <text:p>1</text:p>
          </table:table-cell>
          <table:table-cell table:formula="of:=[.C390]*60+MINUTE([.A390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19T01:14:59.999776" calcext:value-type="date">
            <text:p>03/19/20 01:15 AM</text:p>
          </table:table-cell>
          <table:table-cell table:formula="of:=WEEKDAY([.A391])" office:value-type="float" office:value="5" calcext:value-type="float">
            <text:p>5</text:p>
          </table:table-cell>
          <table:table-cell table:formula="of:=HOUR([.A391])" office:value-type="float" office:value="1" calcext:value-type="float">
            <text:p>1</text:p>
          </table:table-cell>
          <table:table-cell table:formula="of:=[.C391]*60+MINUTE([.A391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19T01:29:59.999776" calcext:value-type="date">
            <text:p>03/19/20 01:30 AM</text:p>
          </table:table-cell>
          <table:table-cell table:formula="of:=WEEKDAY([.A392])" office:value-type="float" office:value="5" calcext:value-type="float">
            <text:p>5</text:p>
          </table:table-cell>
          <table:table-cell table:formula="of:=HOUR([.A392])" office:value-type="float" office:value="1" calcext:value-type="float">
            <text:p>1</text:p>
          </table:table-cell>
          <table:table-cell table:formula="of:=[.C392]*60+MINUTE([.A392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19T01:44:59.999775" calcext:value-type="date">
            <text:p>03/19/20 01:45 AM</text:p>
          </table:table-cell>
          <table:table-cell table:formula="of:=WEEKDAY([.A393])" office:value-type="float" office:value="5" calcext:value-type="float">
            <text:p>5</text:p>
          </table:table-cell>
          <table:table-cell table:formula="of:=HOUR([.A393])" office:value-type="float" office:value="1" calcext:value-type="float">
            <text:p>1</text:p>
          </table:table-cell>
          <table:table-cell table:formula="of:=[.C393]*60+MINUTE([.A393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19T01:59:59.999774" calcext:value-type="date">
            <text:p>03/19/20 02:00 AM</text:p>
          </table:table-cell>
          <table:table-cell table:formula="of:=WEEKDAY([.A394])" office:value-type="float" office:value="5" calcext:value-type="float">
            <text:p>5</text:p>
          </table:table-cell>
          <table:table-cell table:formula="of:=HOUR([.A394])" office:value-type="float" office:value="2" calcext:value-type="float">
            <text:p>2</text:p>
          </table:table-cell>
          <table:table-cell table:formula="of:=[.C394]*60+MINUTE([.A394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19T02:14:59.999774" calcext:value-type="date">
            <text:p>03/19/20 02:15 AM</text:p>
          </table:table-cell>
          <table:table-cell table:formula="of:=WEEKDAY([.A395])" office:value-type="float" office:value="5" calcext:value-type="float">
            <text:p>5</text:p>
          </table:table-cell>
          <table:table-cell table:formula="of:=HOUR([.A395])" office:value-type="float" office:value="2" calcext:value-type="float">
            <text:p>2</text:p>
          </table:table-cell>
          <table:table-cell table:formula="of:=[.C395]*60+MINUTE([.A395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9T02:29:59.999773" calcext:value-type="date">
            <text:p>03/19/20 02:30 AM</text:p>
          </table:table-cell>
          <table:table-cell table:formula="of:=WEEKDAY([.A396])" office:value-type="float" office:value="5" calcext:value-type="float">
            <text:p>5</text:p>
          </table:table-cell>
          <table:table-cell table:formula="of:=HOUR([.A396])" office:value-type="float" office:value="2" calcext:value-type="float">
            <text:p>2</text:p>
          </table:table-cell>
          <table:table-cell table:formula="of:=[.C396]*60+MINUTE([.A396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19T02:44:59.999773" calcext:value-type="date">
            <text:p>03/19/20 02:45 AM</text:p>
          </table:table-cell>
          <table:table-cell table:formula="of:=WEEKDAY([.A397])" office:value-type="float" office:value="5" calcext:value-type="float">
            <text:p>5</text:p>
          </table:table-cell>
          <table:table-cell table:formula="of:=HOUR([.A397])" office:value-type="float" office:value="2" calcext:value-type="float">
            <text:p>2</text:p>
          </table:table-cell>
          <table:table-cell table:formula="of:=[.C397]*60+MINUTE([.A397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19T02:59:59.999772" calcext:value-type="date">
            <text:p>03/19/20 03:00 AM</text:p>
          </table:table-cell>
          <table:table-cell table:formula="of:=WEEKDAY([.A398])" office:value-type="float" office:value="5" calcext:value-type="float">
            <text:p>5</text:p>
          </table:table-cell>
          <table:table-cell table:formula="of:=HOUR([.A398])" office:value-type="float" office:value="3" calcext:value-type="float">
            <text:p>3</text:p>
          </table:table-cell>
          <table:table-cell table:formula="of:=[.C398]*60+MINUTE([.A398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19T03:14:59.999772" calcext:value-type="date">
            <text:p>03/19/20 03:15 AM</text:p>
          </table:table-cell>
          <table:table-cell table:formula="of:=WEEKDAY([.A399])" office:value-type="float" office:value="5" calcext:value-type="float">
            <text:p>5</text:p>
          </table:table-cell>
          <table:table-cell table:formula="of:=HOUR([.A399])" office:value-type="float" office:value="3" calcext:value-type="float">
            <text:p>3</text:p>
          </table:table-cell>
          <table:table-cell table:formula="of:=[.C399]*60+MINUTE([.A399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19T03:29:59.999771" calcext:value-type="date">
            <text:p>03/19/20 03:30 AM</text:p>
          </table:table-cell>
          <table:table-cell table:formula="of:=WEEKDAY([.A400])" office:value-type="float" office:value="5" calcext:value-type="float">
            <text:p>5</text:p>
          </table:table-cell>
          <table:table-cell table:formula="of:=HOUR([.A400])" office:value-type="float" office:value="3" calcext:value-type="float">
            <text:p>3</text:p>
          </table:table-cell>
          <table:table-cell table:formula="of:=[.C400]*60+MINUTE([.A400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19T03:44:59.99977" calcext:value-type="date">
            <text:p>03/19/20 03:45 AM</text:p>
          </table:table-cell>
          <table:table-cell table:formula="of:=WEEKDAY([.A401])" office:value-type="float" office:value="5" calcext:value-type="float">
            <text:p>5</text:p>
          </table:table-cell>
          <table:table-cell table:formula="of:=HOUR([.A401])" office:value-type="float" office:value="3" calcext:value-type="float">
            <text:p>3</text:p>
          </table:table-cell>
          <table:table-cell table:formula="of:=[.C401]*60+MINUTE([.A401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19T03:59:59.99977" calcext:value-type="date">
            <text:p>03/19/20 04:00 AM</text:p>
          </table:table-cell>
          <table:table-cell table:formula="of:=WEEKDAY([.A402])" office:value-type="float" office:value="5" calcext:value-type="float">
            <text:p>5</text:p>
          </table:table-cell>
          <table:table-cell table:formula="of:=HOUR([.A402])" office:value-type="float" office:value="4" calcext:value-type="float">
            <text:p>4</text:p>
          </table:table-cell>
          <table:table-cell table:formula="of:=[.C402]*60+MINUTE([.A402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19T04:14:59.999769" calcext:value-type="date">
            <text:p>03/19/20 04:15 AM</text:p>
          </table:table-cell>
          <table:table-cell table:formula="of:=WEEKDAY([.A403])" office:value-type="float" office:value="5" calcext:value-type="float">
            <text:p>5</text:p>
          </table:table-cell>
          <table:table-cell table:formula="of:=HOUR([.A403])" office:value-type="float" office:value="4" calcext:value-type="float">
            <text:p>4</text:p>
          </table:table-cell>
          <table:table-cell table:formula="of:=[.C403]*60+MINUTE([.A403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19T04:29:59.999769" calcext:value-type="date">
            <text:p>03/19/20 04:30 AM</text:p>
          </table:table-cell>
          <table:table-cell table:formula="of:=WEEKDAY([.A404])" office:value-type="float" office:value="5" calcext:value-type="float">
            <text:p>5</text:p>
          </table:table-cell>
          <table:table-cell table:formula="of:=HOUR([.A404])" office:value-type="float" office:value="4" calcext:value-type="float">
            <text:p>4</text:p>
          </table:table-cell>
          <table:table-cell table:formula="of:=[.C404]*60+MINUTE([.A404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19T04:44:59.999768" calcext:value-type="date">
            <text:p>03/19/20 04:45 AM</text:p>
          </table:table-cell>
          <table:table-cell table:formula="of:=WEEKDAY([.A405])" office:value-type="float" office:value="5" calcext:value-type="float">
            <text:p>5</text:p>
          </table:table-cell>
          <table:table-cell table:formula="of:=HOUR([.A405])" office:value-type="float" office:value="4" calcext:value-type="float">
            <text:p>4</text:p>
          </table:table-cell>
          <table:table-cell table:formula="of:=[.C405]*60+MINUTE([.A405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19T04:59:59.999767" calcext:value-type="date">
            <text:p>03/19/20 05:00 AM</text:p>
          </table:table-cell>
          <table:table-cell table:formula="of:=WEEKDAY([.A406])" office:value-type="float" office:value="5" calcext:value-type="float">
            <text:p>5</text:p>
          </table:table-cell>
          <table:table-cell table:formula="of:=HOUR([.A406])" office:value-type="float" office:value="5" calcext:value-type="float">
            <text:p>5</text:p>
          </table:table-cell>
          <table:table-cell table:formula="of:=[.C406]*60+MINUTE([.A406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19T05:14:59.999767" calcext:value-type="date">
            <text:p>03/19/20 05:15 AM</text:p>
          </table:table-cell>
          <table:table-cell table:formula="of:=WEEKDAY([.A407])" office:value-type="float" office:value="5" calcext:value-type="float">
            <text:p>5</text:p>
          </table:table-cell>
          <table:table-cell table:formula="of:=HOUR([.A407])" office:value-type="float" office:value="5" calcext:value-type="float">
            <text:p>5</text:p>
          </table:table-cell>
          <table:table-cell table:formula="of:=[.C407]*60+MINUTE([.A407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19T05:29:59.999766" calcext:value-type="date">
            <text:p>03/19/20 05:30 AM</text:p>
          </table:table-cell>
          <table:table-cell table:formula="of:=WEEKDAY([.A408])" office:value-type="float" office:value="5" calcext:value-type="float">
            <text:p>5</text:p>
          </table:table-cell>
          <table:table-cell table:formula="of:=HOUR([.A408])" office:value-type="float" office:value="5" calcext:value-type="float">
            <text:p>5</text:p>
          </table:table-cell>
          <table:table-cell table:formula="of:=[.C408]*60+MINUTE([.A408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19T05:44:59.999766" calcext:value-type="date">
            <text:p>03/19/20 05:45 AM</text:p>
          </table:table-cell>
          <table:table-cell table:formula="of:=WEEKDAY([.A409])" office:value-type="float" office:value="5" calcext:value-type="float">
            <text:p>5</text:p>
          </table:table-cell>
          <table:table-cell table:formula="of:=HOUR([.A409])" office:value-type="float" office:value="5" calcext:value-type="float">
            <text:p>5</text:p>
          </table:table-cell>
          <table:table-cell table:formula="of:=[.C409]*60+MINUTE([.A409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19T05:59:59.999765" calcext:value-type="date">
            <text:p>03/19/20 06:00 AM</text:p>
          </table:table-cell>
          <table:table-cell table:formula="of:=WEEKDAY([.A410])" office:value-type="float" office:value="5" calcext:value-type="float">
            <text:p>5</text:p>
          </table:table-cell>
          <table:table-cell table:formula="of:=HOUR([.A410])" office:value-type="float" office:value="6" calcext:value-type="float">
            <text:p>6</text:p>
          </table:table-cell>
          <table:table-cell table:formula="of:=[.C410]*60+MINUTE([.A410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19T06:14:59.999765" calcext:value-type="date">
            <text:p>03/19/20 06:15 AM</text:p>
          </table:table-cell>
          <table:table-cell table:formula="of:=WEEKDAY([.A411])" office:value-type="float" office:value="5" calcext:value-type="float">
            <text:p>5</text:p>
          </table:table-cell>
          <table:table-cell table:formula="of:=HOUR([.A411])" office:value-type="float" office:value="6" calcext:value-type="float">
            <text:p>6</text:p>
          </table:table-cell>
          <table:table-cell table:formula="of:=[.C411]*60+MINUTE([.A411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19T06:29:59.999764" calcext:value-type="date">
            <text:p>03/19/20 06:30 AM</text:p>
          </table:table-cell>
          <table:table-cell table:formula="of:=WEEKDAY([.A412])" office:value-type="float" office:value="5" calcext:value-type="float">
            <text:p>5</text:p>
          </table:table-cell>
          <table:table-cell table:formula="of:=HOUR([.A412])" office:value-type="float" office:value="6" calcext:value-type="float">
            <text:p>6</text:p>
          </table:table-cell>
          <table:table-cell table:formula="of:=[.C412]*60+MINUTE([.A412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19T06:44:59.999763" calcext:value-type="date">
            <text:p>03/19/20 06:45 AM</text:p>
          </table:table-cell>
          <table:table-cell table:formula="of:=WEEKDAY([.A413])" office:value-type="float" office:value="5" calcext:value-type="float">
            <text:p>5</text:p>
          </table:table-cell>
          <table:table-cell table:formula="of:=HOUR([.A413])" office:value-type="float" office:value="6" calcext:value-type="float">
            <text:p>6</text:p>
          </table:table-cell>
          <table:table-cell table:formula="of:=[.C413]*60+MINUTE([.A413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19T06:59:59.999763" calcext:value-type="date">
            <text:p>03/19/20 07:00 AM</text:p>
          </table:table-cell>
          <table:table-cell table:formula="of:=WEEKDAY([.A414])" office:value-type="float" office:value="5" calcext:value-type="float">
            <text:p>5</text:p>
          </table:table-cell>
          <table:table-cell table:formula="of:=HOUR([.A414])" office:value-type="float" office:value="7" calcext:value-type="float">
            <text:p>7</text:p>
          </table:table-cell>
          <table:table-cell table:formula="of:=[.C414]*60+MINUTE([.A414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19T07:14:59.999762" calcext:value-type="date">
            <text:p>03/19/20 07:15 AM</text:p>
          </table:table-cell>
          <table:table-cell table:formula="of:=WEEKDAY([.A415])" office:value-type="float" office:value="5" calcext:value-type="float">
            <text:p>5</text:p>
          </table:table-cell>
          <table:table-cell table:formula="of:=HOUR([.A415])" office:value-type="float" office:value="7" calcext:value-type="float">
            <text:p>7</text:p>
          </table:table-cell>
          <table:table-cell table:formula="of:=[.C415]*60+MINUTE([.A415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19T07:29:59.999762" calcext:value-type="date">
            <text:p>03/19/20 07:30 AM</text:p>
          </table:table-cell>
          <table:table-cell table:formula="of:=WEEKDAY([.A416])" office:value-type="float" office:value="5" calcext:value-type="float">
            <text:p>5</text:p>
          </table:table-cell>
          <table:table-cell table:formula="of:=HOUR([.A416])" office:value-type="float" office:value="7" calcext:value-type="float">
            <text:p>7</text:p>
          </table:table-cell>
          <table:table-cell table:formula="of:=[.C416]*60+MINUTE([.A416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19T07:44:59.999761" calcext:value-type="date">
            <text:p>03/19/20 07:45 AM</text:p>
          </table:table-cell>
          <table:table-cell table:formula="of:=WEEKDAY([.A417])" office:value-type="float" office:value="5" calcext:value-type="float">
            <text:p>5</text:p>
          </table:table-cell>
          <table:table-cell table:formula="of:=HOUR([.A417])" office:value-type="float" office:value="7" calcext:value-type="float">
            <text:p>7</text:p>
          </table:table-cell>
          <table:table-cell table:formula="of:=[.C417]*60+MINUTE([.A417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19T07:59:59.999761" calcext:value-type="date">
            <text:p>03/19/20 08:00 AM</text:p>
          </table:table-cell>
          <table:table-cell table:formula="of:=WEEKDAY([.A418])" office:value-type="float" office:value="5" calcext:value-type="float">
            <text:p>5</text:p>
          </table:table-cell>
          <table:table-cell table:formula="of:=HOUR([.A418])" office:value-type="float" office:value="8" calcext:value-type="float">
            <text:p>8</text:p>
          </table:table-cell>
          <table:table-cell table:formula="of:=[.C418]*60+MINUTE([.A418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19T08:14:59.99976" calcext:value-type="date">
            <text:p>03/19/20 08:15 AM</text:p>
          </table:table-cell>
          <table:table-cell table:formula="of:=WEEKDAY([.A419])" office:value-type="float" office:value="5" calcext:value-type="float">
            <text:p>5</text:p>
          </table:table-cell>
          <table:table-cell table:formula="of:=HOUR([.A419])" office:value-type="float" office:value="8" calcext:value-type="float">
            <text:p>8</text:p>
          </table:table-cell>
          <table:table-cell table:formula="of:=[.C419]*60+MINUTE([.A419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19T08:29:59.999759" calcext:value-type="date">
            <text:p>03/19/20 08:30 AM</text:p>
          </table:table-cell>
          <table:table-cell table:formula="of:=WEEKDAY([.A420])" office:value-type="float" office:value="5" calcext:value-type="float">
            <text:p>5</text:p>
          </table:table-cell>
          <table:table-cell table:formula="of:=HOUR([.A420])" office:value-type="float" office:value="8" calcext:value-type="float">
            <text:p>8</text:p>
          </table:table-cell>
          <table:table-cell table:formula="of:=[.C420]*60+MINUTE([.A420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19T08:44:59.999759" calcext:value-type="date">
            <text:p>03/19/20 08:45 AM</text:p>
          </table:table-cell>
          <table:table-cell table:formula="of:=WEEKDAY([.A421])" office:value-type="float" office:value="5" calcext:value-type="float">
            <text:p>5</text:p>
          </table:table-cell>
          <table:table-cell table:formula="of:=HOUR([.A421])" office:value-type="float" office:value="8" calcext:value-type="float">
            <text:p>8</text:p>
          </table:table-cell>
          <table:table-cell table:formula="of:=[.C421]*60+MINUTE([.A421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19T08:59:59.999758" calcext:value-type="date">
            <text:p>03/19/20 09:00 AM</text:p>
          </table:table-cell>
          <table:table-cell table:formula="of:=WEEKDAY([.A422])" office:value-type="float" office:value="5" calcext:value-type="float">
            <text:p>5</text:p>
          </table:table-cell>
          <table:table-cell table:formula="of:=HOUR([.A422])" office:value-type="float" office:value="9" calcext:value-type="float">
            <text:p>9</text:p>
          </table:table-cell>
          <table:table-cell table:formula="of:=[.C422]*60+MINUTE([.A422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19T09:14:59.999758" calcext:value-type="date">
            <text:p>03/19/20 09:15 AM</text:p>
          </table:table-cell>
          <table:table-cell table:formula="of:=WEEKDAY([.A423])" office:value-type="float" office:value="5" calcext:value-type="float">
            <text:p>5</text:p>
          </table:table-cell>
          <table:table-cell table:formula="of:=HOUR([.A423])" office:value-type="float" office:value="9" calcext:value-type="float">
            <text:p>9</text:p>
          </table:table-cell>
          <table:table-cell table:formula="of:=[.C423]*60+MINUTE([.A423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19T09:29:59.999757" calcext:value-type="date">
            <text:p>03/19/20 09:30 AM</text:p>
          </table:table-cell>
          <table:table-cell table:formula="of:=WEEKDAY([.A424])" office:value-type="float" office:value="5" calcext:value-type="float">
            <text:p>5</text:p>
          </table:table-cell>
          <table:table-cell table:formula="of:=HOUR([.A424])" office:value-type="float" office:value="9" calcext:value-type="float">
            <text:p>9</text:p>
          </table:table-cell>
          <table:table-cell table:formula="of:=[.C424]*60+MINUTE([.A424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19T09:44:59.999756" calcext:value-type="date">
            <text:p>03/19/20 09:45 AM</text:p>
          </table:table-cell>
          <table:table-cell table:formula="of:=WEEKDAY([.A425])" office:value-type="float" office:value="5" calcext:value-type="float">
            <text:p>5</text:p>
          </table:table-cell>
          <table:table-cell table:formula="of:=HOUR([.A425])" office:value-type="float" office:value="9" calcext:value-type="float">
            <text:p>9</text:p>
          </table:table-cell>
          <table:table-cell table:formula="of:=[.C425]*60+MINUTE([.A425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19T09:59:59.999756" calcext:value-type="date">
            <text:p>03/19/20 10:00 AM</text:p>
          </table:table-cell>
          <table:table-cell table:formula="of:=WEEKDAY([.A426])" office:value-type="float" office:value="5" calcext:value-type="float">
            <text:p>5</text:p>
          </table:table-cell>
          <table:table-cell table:formula="of:=HOUR([.A426])" office:value-type="float" office:value="10" calcext:value-type="float">
            <text:p>10</text:p>
          </table:table-cell>
          <table:table-cell table:formula="of:=[.C426]*60+MINUTE([.A426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19T10:14:59.999755" calcext:value-type="date">
            <text:p>03/19/20 10:15 AM</text:p>
          </table:table-cell>
          <table:table-cell table:formula="of:=WEEKDAY([.A427])" office:value-type="float" office:value="5" calcext:value-type="float">
            <text:p>5</text:p>
          </table:table-cell>
          <table:table-cell table:formula="of:=HOUR([.A427])" office:value-type="float" office:value="10" calcext:value-type="float">
            <text:p>10</text:p>
          </table:table-cell>
          <table:table-cell table:formula="of:=[.C427]*60+MINUTE([.A427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19T10:29:59.999755" calcext:value-type="date">
            <text:p>03/19/20 10:30 AM</text:p>
          </table:table-cell>
          <table:table-cell table:formula="of:=WEEKDAY([.A428])" office:value-type="float" office:value="5" calcext:value-type="float">
            <text:p>5</text:p>
          </table:table-cell>
          <table:table-cell table:formula="of:=HOUR([.A428])" office:value-type="float" office:value="10" calcext:value-type="float">
            <text:p>10</text:p>
          </table:table-cell>
          <table:table-cell table:formula="of:=[.C428]*60+MINUTE([.A428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19T10:44:59.999754" calcext:value-type="date">
            <text:p>03/19/20 10:45 AM</text:p>
          </table:table-cell>
          <table:table-cell table:formula="of:=WEEKDAY([.A429])" office:value-type="float" office:value="5" calcext:value-type="float">
            <text:p>5</text:p>
          </table:table-cell>
          <table:table-cell table:formula="of:=HOUR([.A429])" office:value-type="float" office:value="10" calcext:value-type="float">
            <text:p>10</text:p>
          </table:table-cell>
          <table:table-cell table:formula="of:=[.C429]*60+MINUTE([.A429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19T10:59:59.999754" calcext:value-type="date">
            <text:p>03/19/20 11:00 AM</text:p>
          </table:table-cell>
          <table:table-cell table:formula="of:=WEEKDAY([.A430])" office:value-type="float" office:value="5" calcext:value-type="float">
            <text:p>5</text:p>
          </table:table-cell>
          <table:table-cell table:formula="of:=HOUR([.A430])" office:value-type="float" office:value="11" calcext:value-type="float">
            <text:p>11</text:p>
          </table:table-cell>
          <table:table-cell table:formula="of:=[.C430]*60+MINUTE([.A430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19T11:14:59.999753" calcext:value-type="date">
            <text:p>03/19/20 11:15 AM</text:p>
          </table:table-cell>
          <table:table-cell table:formula="of:=WEEKDAY([.A431])" office:value-type="float" office:value="5" calcext:value-type="float">
            <text:p>5</text:p>
          </table:table-cell>
          <table:table-cell table:formula="of:=HOUR([.A431])" office:value-type="float" office:value="11" calcext:value-type="float">
            <text:p>11</text:p>
          </table:table-cell>
          <table:table-cell table:formula="of:=[.C431]*60+MINUTE([.A431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19T11:29:59.999752" calcext:value-type="date">
            <text:p>03/19/20 11:30 AM</text:p>
          </table:table-cell>
          <table:table-cell table:formula="of:=WEEKDAY([.A432])" office:value-type="float" office:value="5" calcext:value-type="float">
            <text:p>5</text:p>
          </table:table-cell>
          <table:table-cell table:formula="of:=HOUR([.A432])" office:value-type="float" office:value="11" calcext:value-type="float">
            <text:p>11</text:p>
          </table:table-cell>
          <table:table-cell table:formula="of:=[.C432]*60+MINUTE([.A432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19T11:44:59.999752" calcext:value-type="date">
            <text:p>03/19/20 11:45 AM</text:p>
          </table:table-cell>
          <table:table-cell table:formula="of:=WEEKDAY([.A433])" office:value-type="float" office:value="5" calcext:value-type="float">
            <text:p>5</text:p>
          </table:table-cell>
          <table:table-cell table:formula="of:=HOUR([.A433])" office:value-type="float" office:value="11" calcext:value-type="float">
            <text:p>11</text:p>
          </table:table-cell>
          <table:table-cell table:formula="of:=[.C433]*60+MINUTE([.A433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19T11:59:59.999751" calcext:value-type="date">
            <text:p>03/19/20 12:00 PM</text:p>
          </table:table-cell>
          <table:table-cell table:formula="of:=WEEKDAY([.A434])" office:value-type="float" office:value="5" calcext:value-type="float">
            <text:p>5</text:p>
          </table:table-cell>
          <table:table-cell table:formula="of:=HOUR([.A434])" office:value-type="float" office:value="12" calcext:value-type="float">
            <text:p>12</text:p>
          </table:table-cell>
          <table:table-cell table:formula="of:=[.C434]*60+MINUTE([.A434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19T12:14:59.999751" calcext:value-type="date">
            <text:p>03/19/20 12:15 PM</text:p>
          </table:table-cell>
          <table:table-cell table:formula="of:=WEEKDAY([.A435])" office:value-type="float" office:value="5" calcext:value-type="float">
            <text:p>5</text:p>
          </table:table-cell>
          <table:table-cell table:formula="of:=HOUR([.A435])" office:value-type="float" office:value="12" calcext:value-type="float">
            <text:p>12</text:p>
          </table:table-cell>
          <table:table-cell table:formula="of:=[.C435]*60+MINUTE([.A435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19T12:29:59.99975" calcext:value-type="date">
            <text:p>03/19/20 12:30 PM</text:p>
          </table:table-cell>
          <table:table-cell table:formula="of:=WEEKDAY([.A436])" office:value-type="float" office:value="5" calcext:value-type="float">
            <text:p>5</text:p>
          </table:table-cell>
          <table:table-cell table:formula="of:=HOUR([.A436])" office:value-type="float" office:value="12" calcext:value-type="float">
            <text:p>12</text:p>
          </table:table-cell>
          <table:table-cell table:formula="of:=[.C436]*60+MINUTE([.A436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19T12:44:59.999749" calcext:value-type="date">
            <text:p>03/19/20 12:45 PM</text:p>
          </table:table-cell>
          <table:table-cell table:formula="of:=WEEKDAY([.A437])" office:value-type="float" office:value="5" calcext:value-type="float">
            <text:p>5</text:p>
          </table:table-cell>
          <table:table-cell table:formula="of:=HOUR([.A437])" office:value-type="float" office:value="12" calcext:value-type="float">
            <text:p>12</text:p>
          </table:table-cell>
          <table:table-cell table:formula="of:=[.C437]*60+MINUTE([.A437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19T12:59:59.999749" calcext:value-type="date">
            <text:p>03/19/20 01:00 PM</text:p>
          </table:table-cell>
          <table:table-cell table:formula="of:=WEEKDAY([.A438])" office:value-type="float" office:value="5" calcext:value-type="float">
            <text:p>5</text:p>
          </table:table-cell>
          <table:table-cell table:formula="of:=HOUR([.A438])" office:value-type="float" office:value="13" calcext:value-type="float">
            <text:p>13</text:p>
          </table:table-cell>
          <table:table-cell table:formula="of:=[.C438]*60+MINUTE([.A438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19T13:14:59.999748" calcext:value-type="date">
            <text:p>03/19/20 01:15 PM</text:p>
          </table:table-cell>
          <table:table-cell table:formula="of:=WEEKDAY([.A439])" office:value-type="float" office:value="5" calcext:value-type="float">
            <text:p>5</text:p>
          </table:table-cell>
          <table:table-cell table:formula="of:=HOUR([.A439])" office:value-type="float" office:value="13" calcext:value-type="float">
            <text:p>13</text:p>
          </table:table-cell>
          <table:table-cell table:formula="of:=[.C439]*60+MINUTE([.A439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19T13:29:59.999748" calcext:value-type="date">
            <text:p>03/19/20 01:30 PM</text:p>
          </table:table-cell>
          <table:table-cell table:formula="of:=WEEKDAY([.A440])" office:value-type="float" office:value="5" calcext:value-type="float">
            <text:p>5</text:p>
          </table:table-cell>
          <table:table-cell table:formula="of:=HOUR([.A440])" office:value-type="float" office:value="13" calcext:value-type="float">
            <text:p>13</text:p>
          </table:table-cell>
          <table:table-cell table:formula="of:=[.C440]*60+MINUTE([.A440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19T13:44:59.999747" calcext:value-type="date">
            <text:p>03/19/20 01:45 PM</text:p>
          </table:table-cell>
          <table:table-cell table:formula="of:=WEEKDAY([.A441])" office:value-type="float" office:value="5" calcext:value-type="float">
            <text:p>5</text:p>
          </table:table-cell>
          <table:table-cell table:formula="of:=HOUR([.A441])" office:value-type="float" office:value="13" calcext:value-type="float">
            <text:p>13</text:p>
          </table:table-cell>
          <table:table-cell table:formula="of:=[.C441]*60+MINUTE([.A441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19T13:59:59.999747" calcext:value-type="date">
            <text:p>03/19/20 02:00 PM</text:p>
          </table:table-cell>
          <table:table-cell table:formula="of:=WEEKDAY([.A442])" office:value-type="float" office:value="5" calcext:value-type="float">
            <text:p>5</text:p>
          </table:table-cell>
          <table:table-cell table:formula="of:=HOUR([.A442])" office:value-type="float" office:value="14" calcext:value-type="float">
            <text:p>14</text:p>
          </table:table-cell>
          <table:table-cell table:formula="of:=[.C442]*60+MINUTE([.A442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19T14:14:59.999746" calcext:value-type="date">
            <text:p>03/19/20 02:15 PM</text:p>
          </table:table-cell>
          <table:table-cell table:formula="of:=WEEKDAY([.A443])" office:value-type="float" office:value="5" calcext:value-type="float">
            <text:p>5</text:p>
          </table:table-cell>
          <table:table-cell table:formula="of:=HOUR([.A443])" office:value-type="float" office:value="14" calcext:value-type="float">
            <text:p>14</text:p>
          </table:table-cell>
          <table:table-cell table:formula="of:=[.C443]*60+MINUTE([.A443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19T14:29:59.999745" calcext:value-type="date">
            <text:p>03/19/20 02:30 PM</text:p>
          </table:table-cell>
          <table:table-cell table:formula="of:=WEEKDAY([.A444])" office:value-type="float" office:value="5" calcext:value-type="float">
            <text:p>5</text:p>
          </table:table-cell>
          <table:table-cell table:formula="of:=HOUR([.A444])" office:value-type="float" office:value="14" calcext:value-type="float">
            <text:p>14</text:p>
          </table:table-cell>
          <table:table-cell table:formula="of:=[.C444]*60+MINUTE([.A444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19T14:44:59.999745" calcext:value-type="date">
            <text:p>03/19/20 02:45 PM</text:p>
          </table:table-cell>
          <table:table-cell table:formula="of:=WEEKDAY([.A445])" office:value-type="float" office:value="5" calcext:value-type="float">
            <text:p>5</text:p>
          </table:table-cell>
          <table:table-cell table:formula="of:=HOUR([.A445])" office:value-type="float" office:value="14" calcext:value-type="float">
            <text:p>14</text:p>
          </table:table-cell>
          <table:table-cell table:formula="of:=[.C445]*60+MINUTE([.A445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19T14:59:59.999744" calcext:value-type="date">
            <text:p>03/19/20 03:00 PM</text:p>
          </table:table-cell>
          <table:table-cell table:formula="of:=WEEKDAY([.A446])" office:value-type="float" office:value="5" calcext:value-type="float">
            <text:p>5</text:p>
          </table:table-cell>
          <table:table-cell table:formula="of:=HOUR([.A446])" office:value-type="float" office:value="15" calcext:value-type="float">
            <text:p>15</text:p>
          </table:table-cell>
          <table:table-cell table:formula="of:=[.C446]*60+MINUTE([.A446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19T15:14:59.999744" calcext:value-type="date">
            <text:p>03/19/20 03:15 PM</text:p>
          </table:table-cell>
          <table:table-cell table:formula="of:=WEEKDAY([.A447])" office:value-type="float" office:value="5" calcext:value-type="float">
            <text:p>5</text:p>
          </table:table-cell>
          <table:table-cell table:formula="of:=HOUR([.A447])" office:value-type="float" office:value="15" calcext:value-type="float">
            <text:p>15</text:p>
          </table:table-cell>
          <table:table-cell table:formula="of:=[.C447]*60+MINUTE([.A447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19T15:29:59.999743" calcext:value-type="date">
            <text:p>03/19/20 03:30 PM</text:p>
          </table:table-cell>
          <table:table-cell table:formula="of:=WEEKDAY([.A448])" office:value-type="float" office:value="5" calcext:value-type="float">
            <text:p>5</text:p>
          </table:table-cell>
          <table:table-cell table:formula="of:=HOUR([.A448])" office:value-type="float" office:value="15" calcext:value-type="float">
            <text:p>15</text:p>
          </table:table-cell>
          <table:table-cell table:formula="of:=[.C448]*60+MINUTE([.A448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19T15:44:59.999742" calcext:value-type="date">
            <text:p>03/19/20 03:45 PM</text:p>
          </table:table-cell>
          <table:table-cell table:formula="of:=WEEKDAY([.A449])" office:value-type="float" office:value="5" calcext:value-type="float">
            <text:p>5</text:p>
          </table:table-cell>
          <table:table-cell table:formula="of:=HOUR([.A449])" office:value-type="float" office:value="15" calcext:value-type="float">
            <text:p>15</text:p>
          </table:table-cell>
          <table:table-cell table:formula="of:=[.C449]*60+MINUTE([.A449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19T15:59:59.999742" calcext:value-type="date">
            <text:p>03/19/20 04:00 PM</text:p>
          </table:table-cell>
          <table:table-cell table:formula="of:=WEEKDAY([.A450])" office:value-type="float" office:value="5" calcext:value-type="float">
            <text:p>5</text:p>
          </table:table-cell>
          <table:table-cell table:formula="of:=HOUR([.A450])" office:value-type="float" office:value="16" calcext:value-type="float">
            <text:p>16</text:p>
          </table:table-cell>
          <table:table-cell table:formula="of:=[.C450]*60+MINUTE([.A450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19T16:14:59.999741" calcext:value-type="date">
            <text:p>03/19/20 04:15 PM</text:p>
          </table:table-cell>
          <table:table-cell table:formula="of:=WEEKDAY([.A451])" office:value-type="float" office:value="5" calcext:value-type="float">
            <text:p>5</text:p>
          </table:table-cell>
          <table:table-cell table:formula="of:=HOUR([.A451])" office:value-type="float" office:value="16" calcext:value-type="float">
            <text:p>16</text:p>
          </table:table-cell>
          <table:table-cell table:formula="of:=[.C451]*60+MINUTE([.A451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19T16:29:59.999741" calcext:value-type="date">
            <text:p>03/19/20 04:30 PM</text:p>
          </table:table-cell>
          <table:table-cell table:formula="of:=WEEKDAY([.A452])" office:value-type="float" office:value="5" calcext:value-type="float">
            <text:p>5</text:p>
          </table:table-cell>
          <table:table-cell table:formula="of:=HOUR([.A452])" office:value-type="float" office:value="16" calcext:value-type="float">
            <text:p>16</text:p>
          </table:table-cell>
          <table:table-cell table:formula="of:=[.C452]*60+MINUTE([.A452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19T16:44:59.99974" calcext:value-type="date">
            <text:p>03/19/20 04:45 PM</text:p>
          </table:table-cell>
          <table:table-cell table:formula="of:=WEEKDAY([.A453])" office:value-type="float" office:value="5" calcext:value-type="float">
            <text:p>5</text:p>
          </table:table-cell>
          <table:table-cell table:formula="of:=HOUR([.A453])" office:value-type="float" office:value="16" calcext:value-type="float">
            <text:p>16</text:p>
          </table:table-cell>
          <table:table-cell table:formula="of:=[.C453]*60+MINUTE([.A453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19T16:59:59.99974" calcext:value-type="date">
            <text:p>03/19/20 05:00 PM</text:p>
          </table:table-cell>
          <table:table-cell table:formula="of:=WEEKDAY([.A454])" office:value-type="float" office:value="5" calcext:value-type="float">
            <text:p>5</text:p>
          </table:table-cell>
          <table:table-cell table:formula="of:=HOUR([.A454])" office:value-type="float" office:value="17" calcext:value-type="float">
            <text:p>17</text:p>
          </table:table-cell>
          <table:table-cell table:formula="of:=[.C454]*60+MINUTE([.A454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19T17:14:59.999739" calcext:value-type="date">
            <text:p>03/19/20 05:15 PM</text:p>
          </table:table-cell>
          <table:table-cell table:formula="of:=WEEKDAY([.A455])" office:value-type="float" office:value="5" calcext:value-type="float">
            <text:p>5</text:p>
          </table:table-cell>
          <table:table-cell table:formula="of:=HOUR([.A455])" office:value-type="float" office:value="17" calcext:value-type="float">
            <text:p>17</text:p>
          </table:table-cell>
          <table:table-cell table:formula="of:=[.C455]*60+MINUTE([.A455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19T17:29:59.999738" calcext:value-type="date">
            <text:p>03/19/20 05:30 PM</text:p>
          </table:table-cell>
          <table:table-cell table:formula="of:=WEEKDAY([.A456])" office:value-type="float" office:value="5" calcext:value-type="float">
            <text:p>5</text:p>
          </table:table-cell>
          <table:table-cell table:formula="of:=HOUR([.A456])" office:value-type="float" office:value="17" calcext:value-type="float">
            <text:p>17</text:p>
          </table:table-cell>
          <table:table-cell table:formula="of:=[.C456]*60+MINUTE([.A456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19T17:44:59.999738" calcext:value-type="date">
            <text:p>03/19/20 05:45 PM</text:p>
          </table:table-cell>
          <table:table-cell table:formula="of:=WEEKDAY([.A457])" office:value-type="float" office:value="5" calcext:value-type="float">
            <text:p>5</text:p>
          </table:table-cell>
          <table:table-cell table:formula="of:=HOUR([.A457])" office:value-type="float" office:value="17" calcext:value-type="float">
            <text:p>17</text:p>
          </table:table-cell>
          <table:table-cell table:formula="of:=[.C457]*60+MINUTE([.A457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19T17:59:59.999737" calcext:value-type="date">
            <text:p>03/19/20 06:00 PM</text:p>
          </table:table-cell>
          <table:table-cell table:formula="of:=WEEKDAY([.A458])" office:value-type="float" office:value="5" calcext:value-type="float">
            <text:p>5</text:p>
          </table:table-cell>
          <table:table-cell table:formula="of:=HOUR([.A458])" office:value-type="float" office:value="18" calcext:value-type="float">
            <text:p>18</text:p>
          </table:table-cell>
          <table:table-cell table:formula="of:=[.C458]*60+MINUTE([.A458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19T18:14:59.999737" calcext:value-type="date">
            <text:p>03/19/20 06:15 PM</text:p>
          </table:table-cell>
          <table:table-cell table:formula="of:=WEEKDAY([.A459])" office:value-type="float" office:value="5" calcext:value-type="float">
            <text:p>5</text:p>
          </table:table-cell>
          <table:table-cell table:formula="of:=HOUR([.A459])" office:value-type="float" office:value="18" calcext:value-type="float">
            <text:p>18</text:p>
          </table:table-cell>
          <table:table-cell table:formula="of:=[.C459]*60+MINUTE([.A459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19T18:29:59.999736" calcext:value-type="date">
            <text:p>03/19/20 06:30 PM</text:p>
          </table:table-cell>
          <table:table-cell table:formula="of:=WEEKDAY([.A460])" office:value-type="float" office:value="5" calcext:value-type="float">
            <text:p>5</text:p>
          </table:table-cell>
          <table:table-cell table:formula="of:=HOUR([.A460])" office:value-type="float" office:value="18" calcext:value-type="float">
            <text:p>18</text:p>
          </table:table-cell>
          <table:table-cell table:formula="of:=[.C460]*60+MINUTE([.A460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19T18:44:59.999735" calcext:value-type="date">
            <text:p>03/19/20 06:45 PM</text:p>
          </table:table-cell>
          <table:table-cell table:formula="of:=WEEKDAY([.A461])" office:value-type="float" office:value="5" calcext:value-type="float">
            <text:p>5</text:p>
          </table:table-cell>
          <table:table-cell table:formula="of:=HOUR([.A461])" office:value-type="float" office:value="18" calcext:value-type="float">
            <text:p>18</text:p>
          </table:table-cell>
          <table:table-cell table:formula="of:=[.C461]*60+MINUTE([.A461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19T18:59:59.999735" calcext:value-type="date">
            <text:p>03/19/20 07:00 PM</text:p>
          </table:table-cell>
          <table:table-cell table:formula="of:=WEEKDAY([.A462])" office:value-type="float" office:value="5" calcext:value-type="float">
            <text:p>5</text:p>
          </table:table-cell>
          <table:table-cell table:formula="of:=HOUR([.A462])" office:value-type="float" office:value="19" calcext:value-type="float">
            <text:p>19</text:p>
          </table:table-cell>
          <table:table-cell table:formula="of:=[.C462]*60+MINUTE([.A462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19T19:14:59.999734" calcext:value-type="date">
            <text:p>03/19/20 07:15 PM</text:p>
          </table:table-cell>
          <table:table-cell table:formula="of:=WEEKDAY([.A463])" office:value-type="float" office:value="5" calcext:value-type="float">
            <text:p>5</text:p>
          </table:table-cell>
          <table:table-cell table:formula="of:=HOUR([.A463])" office:value-type="float" office:value="19" calcext:value-type="float">
            <text:p>19</text:p>
          </table:table-cell>
          <table:table-cell table:formula="of:=[.C463]*60+MINUTE([.A463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19T19:29:59.999734" calcext:value-type="date">
            <text:p>03/19/20 07:30 PM</text:p>
          </table:table-cell>
          <table:table-cell table:formula="of:=WEEKDAY([.A464])" office:value-type="float" office:value="5" calcext:value-type="float">
            <text:p>5</text:p>
          </table:table-cell>
          <table:table-cell table:formula="of:=HOUR([.A464])" office:value-type="float" office:value="19" calcext:value-type="float">
            <text:p>19</text:p>
          </table:table-cell>
          <table:table-cell table:formula="of:=[.C464]*60+MINUTE([.A464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19T19:44:59.999733" calcext:value-type="date">
            <text:p>03/19/20 07:45 PM</text:p>
          </table:table-cell>
          <table:table-cell table:formula="of:=WEEKDAY([.A465])" office:value-type="float" office:value="5" calcext:value-type="float">
            <text:p>5</text:p>
          </table:table-cell>
          <table:table-cell table:formula="of:=HOUR([.A465])" office:value-type="float" office:value="19" calcext:value-type="float">
            <text:p>19</text:p>
          </table:table-cell>
          <table:table-cell table:formula="of:=[.C465]*60+MINUTE([.A465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19T19:59:59.999733" calcext:value-type="date">
            <text:p>03/19/20 08:00 PM</text:p>
          </table:table-cell>
          <table:table-cell table:formula="of:=WEEKDAY([.A466])" office:value-type="float" office:value="5" calcext:value-type="float">
            <text:p>5</text:p>
          </table:table-cell>
          <table:table-cell table:formula="of:=HOUR([.A466])" office:value-type="float" office:value="20" calcext:value-type="float">
            <text:p>20</text:p>
          </table:table-cell>
          <table:table-cell table:formula="of:=[.C466]*60+MINUTE([.A466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19T20:14:59.999732" calcext:value-type="date">
            <text:p>03/19/20 08:15 PM</text:p>
          </table:table-cell>
          <table:table-cell table:formula="of:=WEEKDAY([.A467])" office:value-type="float" office:value="5" calcext:value-type="float">
            <text:p>5</text:p>
          </table:table-cell>
          <table:table-cell table:formula="of:=HOUR([.A467])" office:value-type="float" office:value="20" calcext:value-type="float">
            <text:p>20</text:p>
          </table:table-cell>
          <table:table-cell table:formula="of:=[.C467]*60+MINUTE([.A467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19T20:29:59.999731" calcext:value-type="date">
            <text:p>03/19/20 08:30 PM</text:p>
          </table:table-cell>
          <table:table-cell table:formula="of:=WEEKDAY([.A468])" office:value-type="float" office:value="5" calcext:value-type="float">
            <text:p>5</text:p>
          </table:table-cell>
          <table:table-cell table:formula="of:=HOUR([.A468])" office:value-type="float" office:value="20" calcext:value-type="float">
            <text:p>20</text:p>
          </table:table-cell>
          <table:table-cell table:formula="of:=[.C468]*60+MINUTE([.A468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19T20:44:59.999731" calcext:value-type="date">
            <text:p>03/19/20 08:45 PM</text:p>
          </table:table-cell>
          <table:table-cell table:formula="of:=WEEKDAY([.A469])" office:value-type="float" office:value="5" calcext:value-type="float">
            <text:p>5</text:p>
          </table:table-cell>
          <table:table-cell table:formula="of:=HOUR([.A469])" office:value-type="float" office:value="20" calcext:value-type="float">
            <text:p>20</text:p>
          </table:table-cell>
          <table:table-cell table:formula="of:=[.C469]*60+MINUTE([.A469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19T20:59:59.99973" calcext:value-type="date">
            <text:p>03/19/20 09:00 PM</text:p>
          </table:table-cell>
          <table:table-cell table:formula="of:=WEEKDAY([.A470])" office:value-type="float" office:value="5" calcext:value-type="float">
            <text:p>5</text:p>
          </table:table-cell>
          <table:table-cell table:formula="of:=HOUR([.A470])" office:value-type="float" office:value="21" calcext:value-type="float">
            <text:p>21</text:p>
          </table:table-cell>
          <table:table-cell table:formula="of:=[.C470]*60+MINUTE([.A470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19T21:14:59.99973" calcext:value-type="date">
            <text:p>03/19/20 09:15 PM</text:p>
          </table:table-cell>
          <table:table-cell table:formula="of:=WEEKDAY([.A471])" office:value-type="float" office:value="5" calcext:value-type="float">
            <text:p>5</text:p>
          </table:table-cell>
          <table:table-cell table:formula="of:=HOUR([.A471])" office:value-type="float" office:value="21" calcext:value-type="float">
            <text:p>21</text:p>
          </table:table-cell>
          <table:table-cell table:formula="of:=[.C471]*60+MINUTE([.A471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19T21:29:59.999729" calcext:value-type="date">
            <text:p>03/19/20 09:30 PM</text:p>
          </table:table-cell>
          <table:table-cell table:formula="of:=WEEKDAY([.A472])" office:value-type="float" office:value="5" calcext:value-type="float">
            <text:p>5</text:p>
          </table:table-cell>
          <table:table-cell table:formula="of:=HOUR([.A472])" office:value-type="float" office:value="21" calcext:value-type="float">
            <text:p>21</text:p>
          </table:table-cell>
          <table:table-cell table:formula="of:=[.C472]*60+MINUTE([.A472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19T21:44:59.999728" calcext:value-type="date">
            <text:p>03/19/20 09:45 PM</text:p>
          </table:table-cell>
          <table:table-cell table:formula="of:=WEEKDAY([.A473])" office:value-type="float" office:value="5" calcext:value-type="float">
            <text:p>5</text:p>
          </table:table-cell>
          <table:table-cell table:formula="of:=HOUR([.A473])" office:value-type="float" office:value="21" calcext:value-type="float">
            <text:p>21</text:p>
          </table:table-cell>
          <table:table-cell table:formula="of:=[.C473]*60+MINUTE([.A473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19T21:59:59.999728" calcext:value-type="date">
            <text:p>03/19/20 10:00 PM</text:p>
          </table:table-cell>
          <table:table-cell table:formula="of:=WEEKDAY([.A474])" office:value-type="float" office:value="5" calcext:value-type="float">
            <text:p>5</text:p>
          </table:table-cell>
          <table:table-cell table:formula="of:=HOUR([.A474])" office:value-type="float" office:value="22" calcext:value-type="float">
            <text:p>22</text:p>
          </table:table-cell>
          <table:table-cell table:formula="of:=[.C474]*60+MINUTE([.A474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19T22:14:59.999727" calcext:value-type="date">
            <text:p>03/19/20 10:15 PM</text:p>
          </table:table-cell>
          <table:table-cell table:formula="of:=WEEKDAY([.A475])" office:value-type="float" office:value="5" calcext:value-type="float">
            <text:p>5</text:p>
          </table:table-cell>
          <table:table-cell table:formula="of:=HOUR([.A475])" office:value-type="float" office:value="22" calcext:value-type="float">
            <text:p>22</text:p>
          </table:table-cell>
          <table:table-cell table:formula="of:=[.C475]*60+MINUTE([.A475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19T22:29:59.999727" calcext:value-type="date">
            <text:p>03/19/20 10:30 PM</text:p>
          </table:table-cell>
          <table:table-cell table:formula="of:=WEEKDAY([.A476])" office:value-type="float" office:value="5" calcext:value-type="float">
            <text:p>5</text:p>
          </table:table-cell>
          <table:table-cell table:formula="of:=HOUR([.A476])" office:value-type="float" office:value="22" calcext:value-type="float">
            <text:p>22</text:p>
          </table:table-cell>
          <table:table-cell table:formula="of:=[.C476]*60+MINUTE([.A476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19T22:44:59.999726" calcext:value-type="date">
            <text:p>03/19/20 10:45 PM</text:p>
          </table:table-cell>
          <table:table-cell table:formula="of:=WEEKDAY([.A477])" office:value-type="float" office:value="5" calcext:value-type="float">
            <text:p>5</text:p>
          </table:table-cell>
          <table:table-cell table:formula="of:=HOUR([.A477])" office:value-type="float" office:value="22" calcext:value-type="float">
            <text:p>22</text:p>
          </table:table-cell>
          <table:table-cell table:formula="of:=[.C477]*60+MINUTE([.A477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19T22:59:59.999726" calcext:value-type="date">
            <text:p>03/19/20 11:00 PM</text:p>
          </table:table-cell>
          <table:table-cell table:formula="of:=WEEKDAY([.A478])" office:value-type="float" office:value="5" calcext:value-type="float">
            <text:p>5</text:p>
          </table:table-cell>
          <table:table-cell table:formula="of:=HOUR([.A478])" office:value-type="float" office:value="23" calcext:value-type="float">
            <text:p>23</text:p>
          </table:table-cell>
          <table:table-cell table:formula="of:=[.C478]*60+MINUTE([.A478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19T23:14:59.999725" calcext:value-type="date">
            <text:p>03/19/20 11:15 PM</text:p>
          </table:table-cell>
          <table:table-cell table:formula="of:=WEEKDAY([.A479])" office:value-type="float" office:value="5" calcext:value-type="float">
            <text:p>5</text:p>
          </table:table-cell>
          <table:table-cell table:formula="of:=HOUR([.A479])" office:value-type="float" office:value="23" calcext:value-type="float">
            <text:p>23</text:p>
          </table:table-cell>
          <table:table-cell table:formula="of:=[.C479]*60+MINUTE([.A479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19T23:29:59.999724" calcext:value-type="date">
            <text:p>03/19/20 11:30 PM</text:p>
          </table:table-cell>
          <table:table-cell table:formula="of:=WEEKDAY([.A480])" office:value-type="float" office:value="5" calcext:value-type="float">
            <text:p>5</text:p>
          </table:table-cell>
          <table:table-cell table:formula="of:=HOUR([.A480])" office:value-type="float" office:value="23" calcext:value-type="float">
            <text:p>23</text:p>
          </table:table-cell>
          <table:table-cell table:formula="of:=[.C480]*60+MINUTE([.A480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19T23:44:59.999724" calcext:value-type="date">
            <text:p>03/19/20 11:45 PM</text:p>
          </table:table-cell>
          <table:table-cell table:formula="of:=WEEKDAY([.A481])" office:value-type="float" office:value="5" calcext:value-type="float">
            <text:p>5</text:p>
          </table:table-cell>
          <table:table-cell table:formula="of:=HOUR([.A481])" office:value-type="float" office:value="23" calcext:value-type="float">
            <text:p>23</text:p>
          </table:table-cell>
          <table:table-cell table:formula="of:=[.C481]*60+MINUTE([.A481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19T23:59:59.999723" calcext:value-type="date">
            <text:p>03/20/20 12:00 AM</text:p>
          </table:table-cell>
          <table:table-cell table:formula="of:=WEEKDAY([.A482])" office:value-type="float" office:value="5" calcext:value-type="float">
            <text:p>5</text:p>
          </table:table-cell>
          <table:table-cell table:formula="of:=HOUR([.A482])" office:value-type="float" office:value="24" calcext:value-type="float">
            <text:p>24</text:p>
          </table:table-cell>
          <table:table-cell table:formula="of:=[.C482]*60+MINUTE([.A482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20T00:14:59.999723" calcext:value-type="date">
            <text:p>03/20/20 12:15 AM</text:p>
          </table:table-cell>
          <table:table-cell table:formula="of:=WEEKDAY([.A483])" office:value-type="float" office:value="6" calcext:value-type="float">
            <text:p>6</text:p>
          </table:table-cell>
          <table:table-cell table:formula="of:=HOUR([.A483])" office:value-type="float" office:value="0" calcext:value-type="float">
            <text:p>0</text:p>
          </table:table-cell>
          <table:table-cell table:formula="of:=[.C483]*60+MINUTE([.A48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20T00:29:59.999722" calcext:value-type="date">
            <text:p>03/20/20 12:30 AM</text:p>
          </table:table-cell>
          <table:table-cell table:formula="of:=WEEKDAY([.A484])" office:value-type="float" office:value="6" calcext:value-type="float">
            <text:p>6</text:p>
          </table:table-cell>
          <table:table-cell table:formula="of:=HOUR([.A484])" office:value-type="float" office:value="0" calcext:value-type="float">
            <text:p>0</text:p>
          </table:table-cell>
          <table:table-cell table:formula="of:=[.C484]*60+MINUTE([.A484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20T00:44:59.999722" calcext:value-type="date">
            <text:p>03/20/20 12:45 AM</text:p>
          </table:table-cell>
          <table:table-cell table:formula="of:=WEEKDAY([.A485])" office:value-type="float" office:value="6" calcext:value-type="float">
            <text:p>6</text:p>
          </table:table-cell>
          <table:table-cell table:formula="of:=HOUR([.A485])" office:value-type="float" office:value="0" calcext:value-type="float">
            <text:p>0</text:p>
          </table:table-cell>
          <table:table-cell table:formula="of:=[.C485]*60+MINUTE([.A485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20T00:59:59.999721" calcext:value-type="date">
            <text:p>03/20/20 01:00 AM</text:p>
          </table:table-cell>
          <table:table-cell table:formula="of:=WEEKDAY([.A486])" office:value-type="float" office:value="6" calcext:value-type="float">
            <text:p>6</text:p>
          </table:table-cell>
          <table:table-cell table:formula="of:=HOUR([.A486])" office:value-type="float" office:value="1" calcext:value-type="float">
            <text:p>1</text:p>
          </table:table-cell>
          <table:table-cell table:formula="of:=[.C486]*60+MINUTE([.A486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20T01:14:59.99972" calcext:value-type="date">
            <text:p>03/20/20 01:15 AM</text:p>
          </table:table-cell>
          <table:table-cell table:formula="of:=WEEKDAY([.A487])" office:value-type="float" office:value="6" calcext:value-type="float">
            <text:p>6</text:p>
          </table:table-cell>
          <table:table-cell table:formula="of:=HOUR([.A487])" office:value-type="float" office:value="1" calcext:value-type="float">
            <text:p>1</text:p>
          </table:table-cell>
          <table:table-cell table:formula="of:=[.C487]*60+MINUTE([.A487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20T01:29:59.99972" calcext:value-type="date">
            <text:p>03/20/20 01:30 AM</text:p>
          </table:table-cell>
          <table:table-cell table:formula="of:=WEEKDAY([.A488])" office:value-type="float" office:value="6" calcext:value-type="float">
            <text:p>6</text:p>
          </table:table-cell>
          <table:table-cell table:formula="of:=HOUR([.A488])" office:value-type="float" office:value="1" calcext:value-type="float">
            <text:p>1</text:p>
          </table:table-cell>
          <table:table-cell table:formula="of:=[.C488]*60+MINUTE([.A488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20T01:44:59.999719" calcext:value-type="date">
            <text:p>03/20/20 01:45 AM</text:p>
          </table:table-cell>
          <table:table-cell table:formula="of:=WEEKDAY([.A489])" office:value-type="float" office:value="6" calcext:value-type="float">
            <text:p>6</text:p>
          </table:table-cell>
          <table:table-cell table:formula="of:=HOUR([.A489])" office:value-type="float" office:value="1" calcext:value-type="float">
            <text:p>1</text:p>
          </table:table-cell>
          <table:table-cell table:formula="of:=[.C489]*60+MINUTE([.A489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20T01:59:59.999719" calcext:value-type="date">
            <text:p>03/20/20 02:00 AM</text:p>
          </table:table-cell>
          <table:table-cell table:formula="of:=WEEKDAY([.A490])" office:value-type="float" office:value="6" calcext:value-type="float">
            <text:p>6</text:p>
          </table:table-cell>
          <table:table-cell table:formula="of:=HOUR([.A490])" office:value-type="float" office:value="2" calcext:value-type="float">
            <text:p>2</text:p>
          </table:table-cell>
          <table:table-cell table:formula="of:=[.C490]*60+MINUTE([.A490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20T02:14:59.999718" calcext:value-type="date">
            <text:p>03/20/20 02:15 AM</text:p>
          </table:table-cell>
          <table:table-cell table:formula="of:=WEEKDAY([.A491])" office:value-type="float" office:value="6" calcext:value-type="float">
            <text:p>6</text:p>
          </table:table-cell>
          <table:table-cell table:formula="of:=HOUR([.A491])" office:value-type="float" office:value="2" calcext:value-type="float">
            <text:p>2</text:p>
          </table:table-cell>
          <table:table-cell table:formula="of:=[.C491]*60+MINUTE([.A491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20T02:29:59.999718" calcext:value-type="date">
            <text:p>03/20/20 02:30 AM</text:p>
          </table:table-cell>
          <table:table-cell table:formula="of:=WEEKDAY([.A492])" office:value-type="float" office:value="6" calcext:value-type="float">
            <text:p>6</text:p>
          </table:table-cell>
          <table:table-cell table:formula="of:=HOUR([.A492])" office:value-type="float" office:value="2" calcext:value-type="float">
            <text:p>2</text:p>
          </table:table-cell>
          <table:table-cell table:formula="of:=[.C492]*60+MINUTE([.A492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20T02:44:59.999717" calcext:value-type="date">
            <text:p>03/20/20 02:45 AM</text:p>
          </table:table-cell>
          <table:table-cell table:formula="of:=WEEKDAY([.A493])" office:value-type="float" office:value="6" calcext:value-type="float">
            <text:p>6</text:p>
          </table:table-cell>
          <table:table-cell table:formula="of:=HOUR([.A493])" office:value-type="float" office:value="2" calcext:value-type="float">
            <text:p>2</text:p>
          </table:table-cell>
          <table:table-cell table:formula="of:=[.C493]*60+MINUTE([.A493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20T02:59:59.999716" calcext:value-type="date">
            <text:p>03/20/20 03:00 AM</text:p>
          </table:table-cell>
          <table:table-cell table:formula="of:=WEEKDAY([.A494])" office:value-type="float" office:value="6" calcext:value-type="float">
            <text:p>6</text:p>
          </table:table-cell>
          <table:table-cell table:formula="of:=HOUR([.A494])" office:value-type="float" office:value="3" calcext:value-type="float">
            <text:p>3</text:p>
          </table:table-cell>
          <table:table-cell table:formula="of:=[.C494]*60+MINUTE([.A494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20T03:14:59.999716" calcext:value-type="date">
            <text:p>03/20/20 03:15 AM</text:p>
          </table:table-cell>
          <table:table-cell table:formula="of:=WEEKDAY([.A495])" office:value-type="float" office:value="6" calcext:value-type="float">
            <text:p>6</text:p>
          </table:table-cell>
          <table:table-cell table:formula="of:=HOUR([.A495])" office:value-type="float" office:value="3" calcext:value-type="float">
            <text:p>3</text:p>
          </table:table-cell>
          <table:table-cell table:formula="of:=[.C495]*60+MINUTE([.A495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20T03:29:59.999715" calcext:value-type="date">
            <text:p>03/20/20 03:30 AM</text:p>
          </table:table-cell>
          <table:table-cell table:formula="of:=WEEKDAY([.A496])" office:value-type="float" office:value="6" calcext:value-type="float">
            <text:p>6</text:p>
          </table:table-cell>
          <table:table-cell table:formula="of:=HOUR([.A496])" office:value-type="float" office:value="3" calcext:value-type="float">
            <text:p>3</text:p>
          </table:table-cell>
          <table:table-cell table:formula="of:=[.C496]*60+MINUTE([.A496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20T03:44:59.999715" calcext:value-type="date">
            <text:p>03/20/20 03:45 AM</text:p>
          </table:table-cell>
          <table:table-cell table:formula="of:=WEEKDAY([.A497])" office:value-type="float" office:value="6" calcext:value-type="float">
            <text:p>6</text:p>
          </table:table-cell>
          <table:table-cell table:formula="of:=HOUR([.A497])" office:value-type="float" office:value="3" calcext:value-type="float">
            <text:p>3</text:p>
          </table:table-cell>
          <table:table-cell table:formula="of:=[.C497]*60+MINUTE([.A497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20T03:59:59.999714" calcext:value-type="date">
            <text:p>03/20/20 04:00 AM</text:p>
          </table:table-cell>
          <table:table-cell table:formula="of:=WEEKDAY([.A498])" office:value-type="float" office:value="6" calcext:value-type="float">
            <text:p>6</text:p>
          </table:table-cell>
          <table:table-cell table:formula="of:=HOUR([.A498])" office:value-type="float" office:value="4" calcext:value-type="float">
            <text:p>4</text:p>
          </table:table-cell>
          <table:table-cell table:formula="of:=[.C498]*60+MINUTE([.A498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20T04:14:59.999714" calcext:value-type="date">
            <text:p>03/20/20 04:15 AM</text:p>
          </table:table-cell>
          <table:table-cell table:formula="of:=WEEKDAY([.A499])" office:value-type="float" office:value="6" calcext:value-type="float">
            <text:p>6</text:p>
          </table:table-cell>
          <table:table-cell table:formula="of:=HOUR([.A499])" office:value-type="float" office:value="4" calcext:value-type="float">
            <text:p>4</text:p>
          </table:table-cell>
          <table:table-cell table:formula="of:=[.C499]*60+MINUTE([.A499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20T04:29:59.999713" calcext:value-type="date">
            <text:p>03/20/20 04:30 AM</text:p>
          </table:table-cell>
          <table:table-cell table:formula="of:=WEEKDAY([.A500])" office:value-type="float" office:value="6" calcext:value-type="float">
            <text:p>6</text:p>
          </table:table-cell>
          <table:table-cell table:formula="of:=HOUR([.A500])" office:value-type="float" office:value="4" calcext:value-type="float">
            <text:p>4</text:p>
          </table:table-cell>
          <table:table-cell table:formula="of:=[.C500]*60+MINUTE([.A500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20T04:44:59.999713" calcext:value-type="date">
            <text:p>03/20/20 04:45 AM</text:p>
          </table:table-cell>
          <table:table-cell table:formula="of:=WEEKDAY([.A501])" office:value-type="float" office:value="6" calcext:value-type="float">
            <text:p>6</text:p>
          </table:table-cell>
          <table:table-cell table:formula="of:=HOUR([.A501])" office:value-type="float" office:value="4" calcext:value-type="float">
            <text:p>4</text:p>
          </table:table-cell>
          <table:table-cell table:formula="of:=[.C501]*60+MINUTE([.A501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20T04:59:59.999712" calcext:value-type="date">
            <text:p>03/20/20 05:00 AM</text:p>
          </table:table-cell>
          <table:table-cell table:formula="of:=WEEKDAY([.A502])" office:value-type="float" office:value="6" calcext:value-type="float">
            <text:p>6</text:p>
          </table:table-cell>
          <table:table-cell table:formula="of:=HOUR([.A502])" office:value-type="float" office:value="5" calcext:value-type="float">
            <text:p>5</text:p>
          </table:table-cell>
          <table:table-cell table:formula="of:=[.C502]*60+MINUTE([.A502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20T05:14:59.999711" calcext:value-type="date">
            <text:p>03/20/20 05:15 AM</text:p>
          </table:table-cell>
          <table:table-cell table:formula="of:=WEEKDAY([.A503])" office:value-type="float" office:value="6" calcext:value-type="float">
            <text:p>6</text:p>
          </table:table-cell>
          <table:table-cell table:formula="of:=HOUR([.A503])" office:value-type="float" office:value="5" calcext:value-type="float">
            <text:p>5</text:p>
          </table:table-cell>
          <table:table-cell table:formula="of:=[.C503]*60+MINUTE([.A503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20T05:29:59.999711" calcext:value-type="date">
            <text:p>03/20/20 05:30 AM</text:p>
          </table:table-cell>
          <table:table-cell table:formula="of:=WEEKDAY([.A504])" office:value-type="float" office:value="6" calcext:value-type="float">
            <text:p>6</text:p>
          </table:table-cell>
          <table:table-cell table:formula="of:=HOUR([.A504])" office:value-type="float" office:value="5" calcext:value-type="float">
            <text:p>5</text:p>
          </table:table-cell>
          <table:table-cell table:formula="of:=[.C504]*60+MINUTE([.A504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20T05:44:59.99971" calcext:value-type="date">
            <text:p>03/20/20 05:45 AM</text:p>
          </table:table-cell>
          <table:table-cell table:formula="of:=WEEKDAY([.A505])" office:value-type="float" office:value="6" calcext:value-type="float">
            <text:p>6</text:p>
          </table:table-cell>
          <table:table-cell table:formula="of:=HOUR([.A505])" office:value-type="float" office:value="5" calcext:value-type="float">
            <text:p>5</text:p>
          </table:table-cell>
          <table:table-cell table:formula="of:=[.C505]*60+MINUTE([.A505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20T05:59:59.99971" calcext:value-type="date">
            <text:p>03/20/20 06:00 AM</text:p>
          </table:table-cell>
          <table:table-cell table:formula="of:=WEEKDAY([.A506])" office:value-type="float" office:value="6" calcext:value-type="float">
            <text:p>6</text:p>
          </table:table-cell>
          <table:table-cell table:formula="of:=HOUR([.A506])" office:value-type="float" office:value="6" calcext:value-type="float">
            <text:p>6</text:p>
          </table:table-cell>
          <table:table-cell table:formula="of:=[.C506]*60+MINUTE([.A506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20T06:14:59.999709" calcext:value-type="date">
            <text:p>03/20/20 06:15 AM</text:p>
          </table:table-cell>
          <table:table-cell table:formula="of:=WEEKDAY([.A507])" office:value-type="float" office:value="6" calcext:value-type="float">
            <text:p>6</text:p>
          </table:table-cell>
          <table:table-cell table:formula="of:=HOUR([.A507])" office:value-type="float" office:value="6" calcext:value-type="float">
            <text:p>6</text:p>
          </table:table-cell>
          <table:table-cell table:formula="of:=[.C507]*60+MINUTE([.A507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20T06:29:59.999709" calcext:value-type="date">
            <text:p>03/20/20 06:30 AM</text:p>
          </table:table-cell>
          <table:table-cell table:formula="of:=WEEKDAY([.A508])" office:value-type="float" office:value="6" calcext:value-type="float">
            <text:p>6</text:p>
          </table:table-cell>
          <table:table-cell table:formula="of:=HOUR([.A508])" office:value-type="float" office:value="6" calcext:value-type="float">
            <text:p>6</text:p>
          </table:table-cell>
          <table:table-cell table:formula="of:=[.C508]*60+MINUTE([.A508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20T06:44:59.999708" calcext:value-type="date">
            <text:p>03/20/20 06:45 AM</text:p>
          </table:table-cell>
          <table:table-cell table:formula="of:=WEEKDAY([.A509])" office:value-type="float" office:value="6" calcext:value-type="float">
            <text:p>6</text:p>
          </table:table-cell>
          <table:table-cell table:formula="of:=HOUR([.A509])" office:value-type="float" office:value="6" calcext:value-type="float">
            <text:p>6</text:p>
          </table:table-cell>
          <table:table-cell table:formula="of:=[.C509]*60+MINUTE([.A509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20T06:59:59.999707" calcext:value-type="date">
            <text:p>03/20/20 07:00 AM</text:p>
          </table:table-cell>
          <table:table-cell table:formula="of:=WEEKDAY([.A510])" office:value-type="float" office:value="6" calcext:value-type="float">
            <text:p>6</text:p>
          </table:table-cell>
          <table:table-cell table:formula="of:=HOUR([.A510])" office:value-type="float" office:value="7" calcext:value-type="float">
            <text:p>7</text:p>
          </table:table-cell>
          <table:table-cell table:formula="of:=[.C510]*60+MINUTE([.A510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20T07:14:59.999707" calcext:value-type="date">
            <text:p>03/20/20 07:15 AM</text:p>
          </table:table-cell>
          <table:table-cell table:formula="of:=WEEKDAY([.A511])" office:value-type="float" office:value="6" calcext:value-type="float">
            <text:p>6</text:p>
          </table:table-cell>
          <table:table-cell table:formula="of:=HOUR([.A511])" office:value-type="float" office:value="7" calcext:value-type="float">
            <text:p>7</text:p>
          </table:table-cell>
          <table:table-cell table:formula="of:=[.C511]*60+MINUTE([.A511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20T07:29:59.999706" calcext:value-type="date">
            <text:p>03/20/20 07:30 AM</text:p>
          </table:table-cell>
          <table:table-cell table:formula="of:=WEEKDAY([.A512])" office:value-type="float" office:value="6" calcext:value-type="float">
            <text:p>6</text:p>
          </table:table-cell>
          <table:table-cell table:formula="of:=HOUR([.A512])" office:value-type="float" office:value="7" calcext:value-type="float">
            <text:p>7</text:p>
          </table:table-cell>
          <table:table-cell table:formula="of:=[.C512]*60+MINUTE([.A512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20T07:44:59.999706" calcext:value-type="date">
            <text:p>03/20/20 07:45 AM</text:p>
          </table:table-cell>
          <table:table-cell table:formula="of:=WEEKDAY([.A513])" office:value-type="float" office:value="6" calcext:value-type="float">
            <text:p>6</text:p>
          </table:table-cell>
          <table:table-cell table:formula="of:=HOUR([.A513])" office:value-type="float" office:value="7" calcext:value-type="float">
            <text:p>7</text:p>
          </table:table-cell>
          <table:table-cell table:formula="of:=[.C513]*60+MINUTE([.A513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20T07:59:59.999705" calcext:value-type="date">
            <text:p>03/20/20 08:00 AM</text:p>
          </table:table-cell>
          <table:table-cell table:formula="of:=WEEKDAY([.A514])" office:value-type="float" office:value="6" calcext:value-type="float">
            <text:p>6</text:p>
          </table:table-cell>
          <table:table-cell table:formula="of:=HOUR([.A514])" office:value-type="float" office:value="8" calcext:value-type="float">
            <text:p>8</text:p>
          </table:table-cell>
          <table:table-cell table:formula="of:=[.C514]*60+MINUTE([.A514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20T08:14:59.999705" calcext:value-type="date">
            <text:p>03/20/20 08:15 AM</text:p>
          </table:table-cell>
          <table:table-cell table:formula="of:=WEEKDAY([.A515])" office:value-type="float" office:value="6" calcext:value-type="float">
            <text:p>6</text:p>
          </table:table-cell>
          <table:table-cell table:formula="of:=HOUR([.A515])" office:value-type="float" office:value="8" calcext:value-type="float">
            <text:p>8</text:p>
          </table:table-cell>
          <table:table-cell table:formula="of:=[.C515]*60+MINUTE([.A515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20T08:29:59.999704" calcext:value-type="date">
            <text:p>03/20/20 08:30 AM</text:p>
          </table:table-cell>
          <table:table-cell table:formula="of:=WEEKDAY([.A516])" office:value-type="float" office:value="6" calcext:value-type="float">
            <text:p>6</text:p>
          </table:table-cell>
          <table:table-cell table:formula="of:=HOUR([.A516])" office:value-type="float" office:value="8" calcext:value-type="float">
            <text:p>8</text:p>
          </table:table-cell>
          <table:table-cell table:formula="of:=[.C516]*60+MINUTE([.A516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20T08:44:59.999703" calcext:value-type="date">
            <text:p>03/20/20 08:45 AM</text:p>
          </table:table-cell>
          <table:table-cell table:formula="of:=WEEKDAY([.A517])" office:value-type="float" office:value="6" calcext:value-type="float">
            <text:p>6</text:p>
          </table:table-cell>
          <table:table-cell table:formula="of:=HOUR([.A517])" office:value-type="float" office:value="8" calcext:value-type="float">
            <text:p>8</text:p>
          </table:table-cell>
          <table:table-cell table:formula="of:=[.C517]*60+MINUTE([.A517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20T08:59:59.999703" calcext:value-type="date">
            <text:p>03/20/20 09:00 AM</text:p>
          </table:table-cell>
          <table:table-cell table:formula="of:=WEEKDAY([.A518])" office:value-type="float" office:value="6" calcext:value-type="float">
            <text:p>6</text:p>
          </table:table-cell>
          <table:table-cell table:formula="of:=HOUR([.A518])" office:value-type="float" office:value="9" calcext:value-type="float">
            <text:p>9</text:p>
          </table:table-cell>
          <table:table-cell table:formula="of:=[.C518]*60+MINUTE([.A518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20T09:14:59.999702" calcext:value-type="date">
            <text:p>03/20/20 09:15 AM</text:p>
          </table:table-cell>
          <table:table-cell table:formula="of:=WEEKDAY([.A519])" office:value-type="float" office:value="6" calcext:value-type="float">
            <text:p>6</text:p>
          </table:table-cell>
          <table:table-cell table:formula="of:=HOUR([.A519])" office:value-type="float" office:value="9" calcext:value-type="float">
            <text:p>9</text:p>
          </table:table-cell>
          <table:table-cell table:formula="of:=[.C519]*60+MINUTE([.A519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20T09:29:59.999702" calcext:value-type="date">
            <text:p>03/20/20 09:30 AM</text:p>
          </table:table-cell>
          <table:table-cell table:formula="of:=WEEKDAY([.A520])" office:value-type="float" office:value="6" calcext:value-type="float">
            <text:p>6</text:p>
          </table:table-cell>
          <table:table-cell table:formula="of:=HOUR([.A520])" office:value-type="float" office:value="9" calcext:value-type="float">
            <text:p>9</text:p>
          </table:table-cell>
          <table:table-cell table:formula="of:=[.C520]*60+MINUTE([.A520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20T09:44:59.999701" calcext:value-type="date">
            <text:p>03/20/20 09:45 AM</text:p>
          </table:table-cell>
          <table:table-cell table:formula="of:=WEEKDAY([.A521])" office:value-type="float" office:value="6" calcext:value-type="float">
            <text:p>6</text:p>
          </table:table-cell>
          <table:table-cell table:formula="of:=HOUR([.A521])" office:value-type="float" office:value="9" calcext:value-type="float">
            <text:p>9</text:p>
          </table:table-cell>
          <table:table-cell table:formula="of:=[.C521]*60+MINUTE([.A521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20T09:59:59.999701" calcext:value-type="date">
            <text:p>03/20/20 10:00 AM</text:p>
          </table:table-cell>
          <table:table-cell table:formula="of:=WEEKDAY([.A522])" office:value-type="float" office:value="6" calcext:value-type="float">
            <text:p>6</text:p>
          </table:table-cell>
          <table:table-cell table:formula="of:=HOUR([.A522])" office:value-type="float" office:value="10" calcext:value-type="float">
            <text:p>10</text:p>
          </table:table-cell>
          <table:table-cell table:formula="of:=[.C522]*60+MINUTE([.A522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20T10:14:59.9997" calcext:value-type="date">
            <text:p>03/20/20 10:15 AM</text:p>
          </table:table-cell>
          <table:table-cell table:formula="of:=WEEKDAY([.A523])" office:value-type="float" office:value="6" calcext:value-type="float">
            <text:p>6</text:p>
          </table:table-cell>
          <table:table-cell table:formula="of:=HOUR([.A523])" office:value-type="float" office:value="10" calcext:value-type="float">
            <text:p>10</text:p>
          </table:table-cell>
          <table:table-cell table:formula="of:=[.C523]*60+MINUTE([.A523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20T10:29:59.9997" calcext:value-type="date">
            <text:p>03/20/20 10:30 AM</text:p>
          </table:table-cell>
          <table:table-cell table:formula="of:=WEEKDAY([.A524])" office:value-type="float" office:value="6" calcext:value-type="float">
            <text:p>6</text:p>
          </table:table-cell>
          <table:table-cell table:formula="of:=HOUR([.A524])" office:value-type="float" office:value="10" calcext:value-type="float">
            <text:p>10</text:p>
          </table:table-cell>
          <table:table-cell table:formula="of:=[.C524]*60+MINUTE([.A524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20T10:44:59.999699" calcext:value-type="date">
            <text:p>03/20/20 10:45 AM</text:p>
          </table:table-cell>
          <table:table-cell table:formula="of:=WEEKDAY([.A525])" office:value-type="float" office:value="6" calcext:value-type="float">
            <text:p>6</text:p>
          </table:table-cell>
          <table:table-cell table:formula="of:=HOUR([.A525])" office:value-type="float" office:value="10" calcext:value-type="float">
            <text:p>10</text:p>
          </table:table-cell>
          <table:table-cell table:formula="of:=[.C525]*60+MINUTE([.A525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20T10:59:59.999698" calcext:value-type="date">
            <text:p>03/20/20 11:00 AM</text:p>
          </table:table-cell>
          <table:table-cell table:formula="of:=WEEKDAY([.A526])" office:value-type="float" office:value="6" calcext:value-type="float">
            <text:p>6</text:p>
          </table:table-cell>
          <table:table-cell table:formula="of:=HOUR([.A526])" office:value-type="float" office:value="11" calcext:value-type="float">
            <text:p>11</text:p>
          </table:table-cell>
          <table:table-cell table:formula="of:=[.C526]*60+MINUTE([.A526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20T11:14:59.999698" calcext:value-type="date">
            <text:p>03/20/20 11:15 AM</text:p>
          </table:table-cell>
          <table:table-cell table:formula="of:=WEEKDAY([.A527])" office:value-type="float" office:value="6" calcext:value-type="float">
            <text:p>6</text:p>
          </table:table-cell>
          <table:table-cell table:formula="of:=HOUR([.A527])" office:value-type="float" office:value="11" calcext:value-type="float">
            <text:p>11</text:p>
          </table:table-cell>
          <table:table-cell table:formula="of:=[.C527]*60+MINUTE([.A527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20T11:29:59.999697" calcext:value-type="date">
            <text:p>03/20/20 11:30 AM</text:p>
          </table:table-cell>
          <table:table-cell table:formula="of:=WEEKDAY([.A528])" office:value-type="float" office:value="6" calcext:value-type="float">
            <text:p>6</text:p>
          </table:table-cell>
          <table:table-cell table:formula="of:=HOUR([.A528])" office:value-type="float" office:value="11" calcext:value-type="float">
            <text:p>11</text:p>
          </table:table-cell>
          <table:table-cell table:formula="of:=[.C528]*60+MINUTE([.A528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20T11:44:59.999697" calcext:value-type="date">
            <text:p>03/20/20 11:45 AM</text:p>
          </table:table-cell>
          <table:table-cell table:formula="of:=WEEKDAY([.A529])" office:value-type="float" office:value="6" calcext:value-type="float">
            <text:p>6</text:p>
          </table:table-cell>
          <table:table-cell table:formula="of:=HOUR([.A529])" office:value-type="float" office:value="11" calcext:value-type="float">
            <text:p>11</text:p>
          </table:table-cell>
          <table:table-cell table:formula="of:=[.C529]*60+MINUTE([.A529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20T11:59:59.999696" calcext:value-type="date">
            <text:p>03/20/20 12:00 PM</text:p>
          </table:table-cell>
          <table:table-cell table:formula="of:=WEEKDAY([.A530])" office:value-type="float" office:value="6" calcext:value-type="float">
            <text:p>6</text:p>
          </table:table-cell>
          <table:table-cell table:formula="of:=HOUR([.A530])" office:value-type="float" office:value="12" calcext:value-type="float">
            <text:p>12</text:p>
          </table:table-cell>
          <table:table-cell table:formula="of:=[.C530]*60+MINUTE([.A530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20T12:14:59.999696" calcext:value-type="date">
            <text:p>03/20/20 12:15 PM</text:p>
          </table:table-cell>
          <table:table-cell table:formula="of:=WEEKDAY([.A531])" office:value-type="float" office:value="6" calcext:value-type="float">
            <text:p>6</text:p>
          </table:table-cell>
          <table:table-cell table:formula="of:=HOUR([.A531])" office:value-type="float" office:value="12" calcext:value-type="float">
            <text:p>12</text:p>
          </table:table-cell>
          <table:table-cell table:formula="of:=[.C531]*60+MINUTE([.A531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20T12:29:59.999695" calcext:value-type="date">
            <text:p>03/20/20 12:30 PM</text:p>
          </table:table-cell>
          <table:table-cell table:formula="of:=WEEKDAY([.A532])" office:value-type="float" office:value="6" calcext:value-type="float">
            <text:p>6</text:p>
          </table:table-cell>
          <table:table-cell table:formula="of:=HOUR([.A532])" office:value-type="float" office:value="12" calcext:value-type="float">
            <text:p>12</text:p>
          </table:table-cell>
          <table:table-cell table:formula="of:=[.C532]*60+MINUTE([.A532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20T12:44:59.999694" calcext:value-type="date">
            <text:p>03/20/20 12:45 PM</text:p>
          </table:table-cell>
          <table:table-cell table:formula="of:=WEEKDAY([.A533])" office:value-type="float" office:value="6" calcext:value-type="float">
            <text:p>6</text:p>
          </table:table-cell>
          <table:table-cell table:formula="of:=HOUR([.A533])" office:value-type="float" office:value="12" calcext:value-type="float">
            <text:p>12</text:p>
          </table:table-cell>
          <table:table-cell table:formula="of:=[.C533]*60+MINUTE([.A533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20T12:59:59.999694" calcext:value-type="date">
            <text:p>03/20/20 01:00 PM</text:p>
          </table:table-cell>
          <table:table-cell table:formula="of:=WEEKDAY([.A534])" office:value-type="float" office:value="6" calcext:value-type="float">
            <text:p>6</text:p>
          </table:table-cell>
          <table:table-cell table:formula="of:=HOUR([.A534])" office:value-type="float" office:value="13" calcext:value-type="float">
            <text:p>13</text:p>
          </table:table-cell>
          <table:table-cell table:formula="of:=[.C534]*60+MINUTE([.A534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20T13:14:59.999693" calcext:value-type="date">
            <text:p>03/20/20 01:15 PM</text:p>
          </table:table-cell>
          <table:table-cell table:formula="of:=WEEKDAY([.A535])" office:value-type="float" office:value="6" calcext:value-type="float">
            <text:p>6</text:p>
          </table:table-cell>
          <table:table-cell table:formula="of:=HOUR([.A535])" office:value-type="float" office:value="13" calcext:value-type="float">
            <text:p>13</text:p>
          </table:table-cell>
          <table:table-cell table:formula="of:=[.C535]*60+MINUTE([.A535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20T13:29:59.999693" calcext:value-type="date">
            <text:p>03/20/20 01:30 PM</text:p>
          </table:table-cell>
          <table:table-cell table:formula="of:=WEEKDAY([.A536])" office:value-type="float" office:value="6" calcext:value-type="float">
            <text:p>6</text:p>
          </table:table-cell>
          <table:table-cell table:formula="of:=HOUR([.A536])" office:value-type="float" office:value="13" calcext:value-type="float">
            <text:p>13</text:p>
          </table:table-cell>
          <table:table-cell table:formula="of:=[.C536]*60+MINUTE([.A536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20T13:44:59.999692" calcext:value-type="date">
            <text:p>03/20/20 01:45 PM</text:p>
          </table:table-cell>
          <table:table-cell table:formula="of:=WEEKDAY([.A537])" office:value-type="float" office:value="6" calcext:value-type="float">
            <text:p>6</text:p>
          </table:table-cell>
          <table:table-cell table:formula="of:=HOUR([.A537])" office:value-type="float" office:value="13" calcext:value-type="float">
            <text:p>13</text:p>
          </table:table-cell>
          <table:table-cell table:formula="of:=[.C537]*60+MINUTE([.A537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20T13:59:59.999692" calcext:value-type="date">
            <text:p>03/20/20 02:00 PM</text:p>
          </table:table-cell>
          <table:table-cell table:formula="of:=WEEKDAY([.A538])" office:value-type="float" office:value="6" calcext:value-type="float">
            <text:p>6</text:p>
          </table:table-cell>
          <table:table-cell table:formula="of:=HOUR([.A538])" office:value-type="float" office:value="14" calcext:value-type="float">
            <text:p>14</text:p>
          </table:table-cell>
          <table:table-cell table:formula="of:=[.C538]*60+MINUTE([.A538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20T14:14:59.999691" calcext:value-type="date">
            <text:p>03/20/20 02:15 PM</text:p>
          </table:table-cell>
          <table:table-cell table:formula="of:=WEEKDAY([.A539])" office:value-type="float" office:value="6" calcext:value-type="float">
            <text:p>6</text:p>
          </table:table-cell>
          <table:table-cell table:formula="of:=HOUR([.A539])" office:value-type="float" office:value="14" calcext:value-type="float">
            <text:p>14</text:p>
          </table:table-cell>
          <table:table-cell table:formula="of:=[.C539]*60+MINUTE([.A539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20T14:29:59.99969" calcext:value-type="date">
            <text:p>03/20/20 02:30 PM</text:p>
          </table:table-cell>
          <table:table-cell table:formula="of:=WEEKDAY([.A540])" office:value-type="float" office:value="6" calcext:value-type="float">
            <text:p>6</text:p>
          </table:table-cell>
          <table:table-cell table:formula="of:=HOUR([.A540])" office:value-type="float" office:value="14" calcext:value-type="float">
            <text:p>14</text:p>
          </table:table-cell>
          <table:table-cell table:formula="of:=[.C540]*60+MINUTE([.A540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20T14:44:59.99969" calcext:value-type="date">
            <text:p>03/20/20 02:45 PM</text:p>
          </table:table-cell>
          <table:table-cell table:formula="of:=WEEKDAY([.A541])" office:value-type="float" office:value="6" calcext:value-type="float">
            <text:p>6</text:p>
          </table:table-cell>
          <table:table-cell table:formula="of:=HOUR([.A541])" office:value-type="float" office:value="14" calcext:value-type="float">
            <text:p>14</text:p>
          </table:table-cell>
          <table:table-cell table:formula="of:=[.C541]*60+MINUTE([.A541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20T14:59:59.999689" calcext:value-type="date">
            <text:p>03/20/20 03:00 PM</text:p>
          </table:table-cell>
          <table:table-cell table:formula="of:=WEEKDAY([.A542])" office:value-type="float" office:value="6" calcext:value-type="float">
            <text:p>6</text:p>
          </table:table-cell>
          <table:table-cell table:formula="of:=HOUR([.A542])" office:value-type="float" office:value="15" calcext:value-type="float">
            <text:p>15</text:p>
          </table:table-cell>
          <table:table-cell table:formula="of:=[.C542]*60+MINUTE([.A542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20T15:14:59.999689" calcext:value-type="date">
            <text:p>03/20/20 03:15 PM</text:p>
          </table:table-cell>
          <table:table-cell table:formula="of:=WEEKDAY([.A543])" office:value-type="float" office:value="6" calcext:value-type="float">
            <text:p>6</text:p>
          </table:table-cell>
          <table:table-cell table:formula="of:=HOUR([.A543])" office:value-type="float" office:value="15" calcext:value-type="float">
            <text:p>15</text:p>
          </table:table-cell>
          <table:table-cell table:formula="of:=[.C543]*60+MINUTE([.A543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20T15:29:59.999688" calcext:value-type="date">
            <text:p>03/20/20 03:30 PM</text:p>
          </table:table-cell>
          <table:table-cell table:formula="of:=WEEKDAY([.A544])" office:value-type="float" office:value="6" calcext:value-type="float">
            <text:p>6</text:p>
          </table:table-cell>
          <table:table-cell table:formula="of:=HOUR([.A544])" office:value-type="float" office:value="15" calcext:value-type="float">
            <text:p>15</text:p>
          </table:table-cell>
          <table:table-cell table:formula="of:=[.C544]*60+MINUTE([.A544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20T15:44:59.999687" calcext:value-type="date">
            <text:p>03/20/20 03:45 PM</text:p>
          </table:table-cell>
          <table:table-cell table:formula="of:=WEEKDAY([.A545])" office:value-type="float" office:value="6" calcext:value-type="float">
            <text:p>6</text:p>
          </table:table-cell>
          <table:table-cell table:formula="of:=HOUR([.A545])" office:value-type="float" office:value="15" calcext:value-type="float">
            <text:p>15</text:p>
          </table:table-cell>
          <table:table-cell table:formula="of:=[.C545]*60+MINUTE([.A545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20T15:59:59.999687" calcext:value-type="date">
            <text:p>03/20/20 04:00 PM</text:p>
          </table:table-cell>
          <table:table-cell table:formula="of:=WEEKDAY([.A546])" office:value-type="float" office:value="6" calcext:value-type="float">
            <text:p>6</text:p>
          </table:table-cell>
          <table:table-cell table:formula="of:=HOUR([.A546])" office:value-type="float" office:value="16" calcext:value-type="float">
            <text:p>16</text:p>
          </table:table-cell>
          <table:table-cell table:formula="of:=[.C546]*60+MINUTE([.A546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20T16:14:59.999686" calcext:value-type="date">
            <text:p>03/20/20 04:15 PM</text:p>
          </table:table-cell>
          <table:table-cell table:formula="of:=WEEKDAY([.A547])" office:value-type="float" office:value="6" calcext:value-type="float">
            <text:p>6</text:p>
          </table:table-cell>
          <table:table-cell table:formula="of:=HOUR([.A547])" office:value-type="float" office:value="16" calcext:value-type="float">
            <text:p>16</text:p>
          </table:table-cell>
          <table:table-cell table:formula="of:=[.C547]*60+MINUTE([.A547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20T16:29:59.999686" calcext:value-type="date">
            <text:p>03/20/20 04:30 PM</text:p>
          </table:table-cell>
          <table:table-cell table:formula="of:=WEEKDAY([.A548])" office:value-type="float" office:value="6" calcext:value-type="float">
            <text:p>6</text:p>
          </table:table-cell>
          <table:table-cell table:formula="of:=HOUR([.A548])" office:value-type="float" office:value="16" calcext:value-type="float">
            <text:p>16</text:p>
          </table:table-cell>
          <table:table-cell table:formula="of:=[.C548]*60+MINUTE([.A548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20T16:44:59.999685" calcext:value-type="date">
            <text:p>03/20/20 04:45 PM</text:p>
          </table:table-cell>
          <table:table-cell table:formula="of:=WEEKDAY([.A549])" office:value-type="float" office:value="6" calcext:value-type="float">
            <text:p>6</text:p>
          </table:table-cell>
          <table:table-cell table:formula="of:=HOUR([.A549])" office:value-type="float" office:value="16" calcext:value-type="float">
            <text:p>16</text:p>
          </table:table-cell>
          <table:table-cell table:formula="of:=[.C549]*60+MINUTE([.A549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20T16:59:59.999685" calcext:value-type="date">
            <text:p>03/20/20 05:00 PM</text:p>
          </table:table-cell>
          <table:table-cell table:formula="of:=WEEKDAY([.A550])" office:value-type="float" office:value="6" calcext:value-type="float">
            <text:p>6</text:p>
          </table:table-cell>
          <table:table-cell table:formula="of:=HOUR([.A550])" office:value-type="float" office:value="17" calcext:value-type="float">
            <text:p>17</text:p>
          </table:table-cell>
          <table:table-cell table:formula="of:=[.C550]*60+MINUTE([.A550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20T17:14:59.999684" calcext:value-type="date">
            <text:p>03/20/20 05:15 PM</text:p>
          </table:table-cell>
          <table:table-cell table:formula="of:=WEEKDAY([.A551])" office:value-type="float" office:value="6" calcext:value-type="float">
            <text:p>6</text:p>
          </table:table-cell>
          <table:table-cell table:formula="of:=HOUR([.A551])" office:value-type="float" office:value="17" calcext:value-type="float">
            <text:p>17</text:p>
          </table:table-cell>
          <table:table-cell table:formula="of:=[.C551]*60+MINUTE([.A551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20T17:29:59.999683" calcext:value-type="date">
            <text:p>03/20/20 05:30 PM</text:p>
          </table:table-cell>
          <table:table-cell table:formula="of:=WEEKDAY([.A552])" office:value-type="float" office:value="6" calcext:value-type="float">
            <text:p>6</text:p>
          </table:table-cell>
          <table:table-cell table:formula="of:=HOUR([.A552])" office:value-type="float" office:value="17" calcext:value-type="float">
            <text:p>17</text:p>
          </table:table-cell>
          <table:table-cell table:formula="of:=[.C552]*60+MINUTE([.A552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20T17:44:59.999683" calcext:value-type="date">
            <text:p>03/20/20 05:45 PM</text:p>
          </table:table-cell>
          <table:table-cell table:formula="of:=WEEKDAY([.A553])" office:value-type="float" office:value="6" calcext:value-type="float">
            <text:p>6</text:p>
          </table:table-cell>
          <table:table-cell table:formula="of:=HOUR([.A553])" office:value-type="float" office:value="17" calcext:value-type="float">
            <text:p>17</text:p>
          </table:table-cell>
          <table:table-cell table:formula="of:=[.C553]*60+MINUTE([.A553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20T17:59:59.999682" calcext:value-type="date">
            <text:p>03/20/20 06:00 PM</text:p>
          </table:table-cell>
          <table:table-cell table:formula="of:=WEEKDAY([.A554])" office:value-type="float" office:value="6" calcext:value-type="float">
            <text:p>6</text:p>
          </table:table-cell>
          <table:table-cell table:formula="of:=HOUR([.A554])" office:value-type="float" office:value="18" calcext:value-type="float">
            <text:p>18</text:p>
          </table:table-cell>
          <table:table-cell table:formula="of:=[.C554]*60+MINUTE([.A554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20T18:14:59.999682" calcext:value-type="date">
            <text:p>03/20/20 06:15 PM</text:p>
          </table:table-cell>
          <table:table-cell table:formula="of:=WEEKDAY([.A555])" office:value-type="float" office:value="6" calcext:value-type="float">
            <text:p>6</text:p>
          </table:table-cell>
          <table:table-cell table:formula="of:=HOUR([.A555])" office:value-type="float" office:value="18" calcext:value-type="float">
            <text:p>18</text:p>
          </table:table-cell>
          <table:table-cell table:formula="of:=[.C555]*60+MINUTE([.A555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20T18:29:59.999681" calcext:value-type="date">
            <text:p>03/20/20 06:30 PM</text:p>
          </table:table-cell>
          <table:table-cell table:formula="of:=WEEKDAY([.A556])" office:value-type="float" office:value="6" calcext:value-type="float">
            <text:p>6</text:p>
          </table:table-cell>
          <table:table-cell table:formula="of:=HOUR([.A556])" office:value-type="float" office:value="18" calcext:value-type="float">
            <text:p>18</text:p>
          </table:table-cell>
          <table:table-cell table:formula="of:=[.C556]*60+MINUTE([.A556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20T18:44:59.99968" calcext:value-type="date">
            <text:p>03/20/20 06:45 PM</text:p>
          </table:table-cell>
          <table:table-cell table:formula="of:=WEEKDAY([.A557])" office:value-type="float" office:value="6" calcext:value-type="float">
            <text:p>6</text:p>
          </table:table-cell>
          <table:table-cell table:formula="of:=HOUR([.A557])" office:value-type="float" office:value="18" calcext:value-type="float">
            <text:p>18</text:p>
          </table:table-cell>
          <table:table-cell table:formula="of:=[.C557]*60+MINUTE([.A557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20T18:59:59.99968" calcext:value-type="date">
            <text:p>03/20/20 07:00 PM</text:p>
          </table:table-cell>
          <table:table-cell table:formula="of:=WEEKDAY([.A558])" office:value-type="float" office:value="6" calcext:value-type="float">
            <text:p>6</text:p>
          </table:table-cell>
          <table:table-cell table:formula="of:=HOUR([.A558])" office:value-type="float" office:value="19" calcext:value-type="float">
            <text:p>19</text:p>
          </table:table-cell>
          <table:table-cell table:formula="of:=[.C558]*60+MINUTE([.A558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20T19:14:59.999679" calcext:value-type="date">
            <text:p>03/20/20 07:15 PM</text:p>
          </table:table-cell>
          <table:table-cell table:formula="of:=WEEKDAY([.A559])" office:value-type="float" office:value="6" calcext:value-type="float">
            <text:p>6</text:p>
          </table:table-cell>
          <table:table-cell table:formula="of:=HOUR([.A559])" office:value-type="float" office:value="19" calcext:value-type="float">
            <text:p>19</text:p>
          </table:table-cell>
          <table:table-cell table:formula="of:=[.C559]*60+MINUTE([.A559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20T19:29:59.999679" calcext:value-type="date">
            <text:p>03/20/20 07:30 PM</text:p>
          </table:table-cell>
          <table:table-cell table:formula="of:=WEEKDAY([.A560])" office:value-type="float" office:value="6" calcext:value-type="float">
            <text:p>6</text:p>
          </table:table-cell>
          <table:table-cell table:formula="of:=HOUR([.A560])" office:value-type="float" office:value="19" calcext:value-type="float">
            <text:p>19</text:p>
          </table:table-cell>
          <table:table-cell table:formula="of:=[.C560]*60+MINUTE([.A560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20T19:44:59.999678" calcext:value-type="date">
            <text:p>03/20/20 07:45 PM</text:p>
          </table:table-cell>
          <table:table-cell table:formula="of:=WEEKDAY([.A561])" office:value-type="float" office:value="6" calcext:value-type="float">
            <text:p>6</text:p>
          </table:table-cell>
          <table:table-cell table:formula="of:=HOUR([.A561])" office:value-type="float" office:value="19" calcext:value-type="float">
            <text:p>19</text:p>
          </table:table-cell>
          <table:table-cell table:formula="of:=[.C561]*60+MINUTE([.A561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20T19:59:59.999678" calcext:value-type="date">
            <text:p>03/20/20 08:00 PM</text:p>
          </table:table-cell>
          <table:table-cell table:formula="of:=WEEKDAY([.A562])" office:value-type="float" office:value="6" calcext:value-type="float">
            <text:p>6</text:p>
          </table:table-cell>
          <table:table-cell table:formula="of:=HOUR([.A562])" office:value-type="float" office:value="20" calcext:value-type="float">
            <text:p>20</text:p>
          </table:table-cell>
          <table:table-cell table:formula="of:=[.C562]*60+MINUTE([.A562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20T20:14:59.999677" calcext:value-type="date">
            <text:p>03/20/20 08:15 PM</text:p>
          </table:table-cell>
          <table:table-cell table:formula="of:=WEEKDAY([.A563])" office:value-type="float" office:value="6" calcext:value-type="float">
            <text:p>6</text:p>
          </table:table-cell>
          <table:table-cell table:formula="of:=HOUR([.A563])" office:value-type="float" office:value="20" calcext:value-type="float">
            <text:p>20</text:p>
          </table:table-cell>
          <table:table-cell table:formula="of:=[.C563]*60+MINUTE([.A563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20T20:29:59.999676" calcext:value-type="date">
            <text:p>03/20/20 08:30 PM</text:p>
          </table:table-cell>
          <table:table-cell table:formula="of:=WEEKDAY([.A564])" office:value-type="float" office:value="6" calcext:value-type="float">
            <text:p>6</text:p>
          </table:table-cell>
          <table:table-cell table:formula="of:=HOUR([.A564])" office:value-type="float" office:value="20" calcext:value-type="float">
            <text:p>20</text:p>
          </table:table-cell>
          <table:table-cell table:formula="of:=[.C564]*60+MINUTE([.A564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20T20:44:59.999676" calcext:value-type="date">
            <text:p>03/20/20 08:45 PM</text:p>
          </table:table-cell>
          <table:table-cell table:formula="of:=WEEKDAY([.A565])" office:value-type="float" office:value="6" calcext:value-type="float">
            <text:p>6</text:p>
          </table:table-cell>
          <table:table-cell table:formula="of:=HOUR([.A565])" office:value-type="float" office:value="20" calcext:value-type="float">
            <text:p>20</text:p>
          </table:table-cell>
          <table:table-cell table:formula="of:=[.C565]*60+MINUTE([.A565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20T20:59:59.999675" calcext:value-type="date">
            <text:p>03/20/20 09:00 PM</text:p>
          </table:table-cell>
          <table:table-cell table:formula="of:=WEEKDAY([.A566])" office:value-type="float" office:value="6" calcext:value-type="float">
            <text:p>6</text:p>
          </table:table-cell>
          <table:table-cell table:formula="of:=HOUR([.A566])" office:value-type="float" office:value="21" calcext:value-type="float">
            <text:p>21</text:p>
          </table:table-cell>
          <table:table-cell table:formula="of:=[.C566]*60+MINUTE([.A566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20T21:14:59.999675" calcext:value-type="date">
            <text:p>03/20/20 09:15 PM</text:p>
          </table:table-cell>
          <table:table-cell table:formula="of:=WEEKDAY([.A567])" office:value-type="float" office:value="6" calcext:value-type="float">
            <text:p>6</text:p>
          </table:table-cell>
          <table:table-cell table:formula="of:=HOUR([.A567])" office:value-type="float" office:value="21" calcext:value-type="float">
            <text:p>21</text:p>
          </table:table-cell>
          <table:table-cell table:formula="of:=[.C567]*60+MINUTE([.A567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20T21:29:59.999674" calcext:value-type="date">
            <text:p>03/20/20 09:30 PM</text:p>
          </table:table-cell>
          <table:table-cell table:formula="of:=WEEKDAY([.A568])" office:value-type="float" office:value="6" calcext:value-type="float">
            <text:p>6</text:p>
          </table:table-cell>
          <table:table-cell table:formula="of:=HOUR([.A568])" office:value-type="float" office:value="21" calcext:value-type="float">
            <text:p>21</text:p>
          </table:table-cell>
          <table:table-cell table:formula="of:=[.C568]*60+MINUTE([.A568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20T21:44:59.999673" calcext:value-type="date">
            <text:p>03/20/20 09:45 PM</text:p>
          </table:table-cell>
          <table:table-cell table:formula="of:=WEEKDAY([.A569])" office:value-type="float" office:value="6" calcext:value-type="float">
            <text:p>6</text:p>
          </table:table-cell>
          <table:table-cell table:formula="of:=HOUR([.A569])" office:value-type="float" office:value="21" calcext:value-type="float">
            <text:p>21</text:p>
          </table:table-cell>
          <table:table-cell table:formula="of:=[.C569]*60+MINUTE([.A569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20T21:59:59.999673" calcext:value-type="date">
            <text:p>03/20/20 10:00 PM</text:p>
          </table:table-cell>
          <table:table-cell table:formula="of:=WEEKDAY([.A570])" office:value-type="float" office:value="6" calcext:value-type="float">
            <text:p>6</text:p>
          </table:table-cell>
          <table:table-cell table:formula="of:=HOUR([.A570])" office:value-type="float" office:value="22" calcext:value-type="float">
            <text:p>22</text:p>
          </table:table-cell>
          <table:table-cell table:formula="of:=[.C570]*60+MINUTE([.A570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20T22:14:59.999672" calcext:value-type="date">
            <text:p>03/20/20 10:15 PM</text:p>
          </table:table-cell>
          <table:table-cell table:formula="of:=WEEKDAY([.A571])" office:value-type="float" office:value="6" calcext:value-type="float">
            <text:p>6</text:p>
          </table:table-cell>
          <table:table-cell table:formula="of:=HOUR([.A571])" office:value-type="float" office:value="22" calcext:value-type="float">
            <text:p>22</text:p>
          </table:table-cell>
          <table:table-cell table:formula="of:=[.C571]*60+MINUTE([.A571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20T22:29:59.999672" calcext:value-type="date">
            <text:p>03/20/20 10:30 PM</text:p>
          </table:table-cell>
          <table:table-cell table:formula="of:=WEEKDAY([.A572])" office:value-type="float" office:value="6" calcext:value-type="float">
            <text:p>6</text:p>
          </table:table-cell>
          <table:table-cell table:formula="of:=HOUR([.A572])" office:value-type="float" office:value="22" calcext:value-type="float">
            <text:p>22</text:p>
          </table:table-cell>
          <table:table-cell table:formula="of:=[.C572]*60+MINUTE([.A572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20T22:44:59.999671" calcext:value-type="date">
            <text:p>03/20/20 10:45 PM</text:p>
          </table:table-cell>
          <table:table-cell table:formula="of:=WEEKDAY([.A573])" office:value-type="float" office:value="6" calcext:value-type="float">
            <text:p>6</text:p>
          </table:table-cell>
          <table:table-cell table:formula="of:=HOUR([.A573])" office:value-type="float" office:value="22" calcext:value-type="float">
            <text:p>22</text:p>
          </table:table-cell>
          <table:table-cell table:formula="of:=[.C573]*60+MINUTE([.A573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20T22:59:59.999671" calcext:value-type="date">
            <text:p>03/20/20 11:00 PM</text:p>
          </table:table-cell>
          <table:table-cell table:formula="of:=WEEKDAY([.A574])" office:value-type="float" office:value="6" calcext:value-type="float">
            <text:p>6</text:p>
          </table:table-cell>
          <table:table-cell table:formula="of:=HOUR([.A574])" office:value-type="float" office:value="23" calcext:value-type="float">
            <text:p>23</text:p>
          </table:table-cell>
          <table:table-cell table:formula="of:=[.C574]*60+MINUTE([.A574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20T23:14:59.99967" calcext:value-type="date">
            <text:p>03/20/20 11:15 PM</text:p>
          </table:table-cell>
          <table:table-cell table:formula="of:=WEEKDAY([.A575])" office:value-type="float" office:value="6" calcext:value-type="float">
            <text:p>6</text:p>
          </table:table-cell>
          <table:table-cell table:formula="of:=HOUR([.A575])" office:value-type="float" office:value="23" calcext:value-type="float">
            <text:p>23</text:p>
          </table:table-cell>
          <table:table-cell table:formula="of:=[.C575]*60+MINUTE([.A575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20T23:29:59.999669" calcext:value-type="date">
            <text:p>03/20/20 11:30 PM</text:p>
          </table:table-cell>
          <table:table-cell table:formula="of:=WEEKDAY([.A576])" office:value-type="float" office:value="6" calcext:value-type="float">
            <text:p>6</text:p>
          </table:table-cell>
          <table:table-cell table:formula="of:=HOUR([.A576])" office:value-type="float" office:value="23" calcext:value-type="float">
            <text:p>23</text:p>
          </table:table-cell>
          <table:table-cell table:formula="of:=[.C576]*60+MINUTE([.A576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20T23:44:59.999669" calcext:value-type="date">
            <text:p>03/20/20 11:45 PM</text:p>
          </table:table-cell>
          <table:table-cell table:formula="of:=WEEKDAY([.A577])" office:value-type="float" office:value="6" calcext:value-type="float">
            <text:p>6</text:p>
          </table:table-cell>
          <table:table-cell table:formula="of:=HOUR([.A577])" office:value-type="float" office:value="23" calcext:value-type="float">
            <text:p>23</text:p>
          </table:table-cell>
          <table:table-cell table:formula="of:=[.C577]*60+MINUTE([.A577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20T23:59:59.999668" calcext:value-type="date">
            <text:p>03/21/20 12:00 AM</text:p>
          </table:table-cell>
          <table:table-cell table:formula="of:=WEEKDAY([.A578])" office:value-type="float" office:value="6" calcext:value-type="float">
            <text:p>6</text:p>
          </table:table-cell>
          <table:table-cell table:formula="of:=HOUR([.A578])" office:value-type="float" office:value="24" calcext:value-type="float">
            <text:p>24</text:p>
          </table:table-cell>
          <table:table-cell table:formula="of:=[.C578]*60+MINUTE([.A578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21T00:14:59.999668" calcext:value-type="date">
            <text:p>03/21/20 12:15 AM</text:p>
          </table:table-cell>
          <table:table-cell table:formula="of:=WEEKDAY([.A579])" office:value-type="float" office:value="7" calcext:value-type="float">
            <text:p>7</text:p>
          </table:table-cell>
          <table:table-cell table:formula="of:=HOUR([.A579])" office:value-type="float" office:value="0" calcext:value-type="float">
            <text:p>0</text:p>
          </table:table-cell>
          <table:table-cell table:formula="of:=[.C579]*60+MINUTE([.A579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date" office:date-value="2020-03-21T00:29:59.999667" calcext:value-type="date">
            <text:p>03/21/20 12:30 AM</text:p>
          </table:table-cell>
          <table:table-cell table:formula="of:=WEEKDAY([.A580])" office:value-type="float" office:value="7" calcext:value-type="float">
            <text:p>7</text:p>
          </table:table-cell>
          <table:table-cell table:formula="of:=HOUR([.A580])" office:value-type="float" office:value="0" calcext:value-type="float">
            <text:p>0</text:p>
          </table:table-cell>
          <table:table-cell table:formula="of:=[.C580]*60+MINUTE([.A580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date" office:date-value="2020-03-21T00:44:59.999666" calcext:value-type="date">
            <text:p>03/21/20 12:45 AM</text:p>
          </table:table-cell>
          <table:table-cell table:formula="of:=WEEKDAY([.A581])" office:value-type="float" office:value="7" calcext:value-type="float">
            <text:p>7</text:p>
          </table:table-cell>
          <table:table-cell table:formula="of:=HOUR([.A581])" office:value-type="float" office:value="0" calcext:value-type="float">
            <text:p>0</text:p>
          </table:table-cell>
          <table:table-cell table:formula="of:=[.C581]*60+MINUTE([.A581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date" office:date-value="2020-03-21T00:59:59.999666" calcext:value-type="date">
            <text:p>03/21/20 01:00 AM</text:p>
          </table:table-cell>
          <table:table-cell table:formula="of:=WEEKDAY([.A582])" office:value-type="float" office:value="7" calcext:value-type="float">
            <text:p>7</text:p>
          </table:table-cell>
          <table:table-cell table:formula="of:=HOUR([.A582])" office:value-type="float" office:value="1" calcext:value-type="float">
            <text:p>1</text:p>
          </table:table-cell>
          <table:table-cell table:formula="of:=[.C582]*60+MINUTE([.A582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date" office:date-value="2020-03-21T01:14:59.999665" calcext:value-type="date">
            <text:p>03/21/20 01:15 AM</text:p>
          </table:table-cell>
          <table:table-cell table:formula="of:=WEEKDAY([.A583])" office:value-type="float" office:value="7" calcext:value-type="float">
            <text:p>7</text:p>
          </table:table-cell>
          <table:table-cell table:formula="of:=HOUR([.A583])" office:value-type="float" office:value="1" calcext:value-type="float">
            <text:p>1</text:p>
          </table:table-cell>
          <table:table-cell table:formula="of:=[.C583]*60+MINUTE([.A583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date" office:date-value="2020-03-21T01:29:59.999665" calcext:value-type="date">
            <text:p>03/21/20 01:30 AM</text:p>
          </table:table-cell>
          <table:table-cell table:formula="of:=WEEKDAY([.A584])" office:value-type="float" office:value="7" calcext:value-type="float">
            <text:p>7</text:p>
          </table:table-cell>
          <table:table-cell table:formula="of:=HOUR([.A584])" office:value-type="float" office:value="1" calcext:value-type="float">
            <text:p>1</text:p>
          </table:table-cell>
          <table:table-cell table:formula="of:=[.C584]*60+MINUTE([.A584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date" office:date-value="2020-03-21T01:44:59.999664" calcext:value-type="date">
            <text:p>03/21/20 01:45 AM</text:p>
          </table:table-cell>
          <table:table-cell table:formula="of:=WEEKDAY([.A585])" office:value-type="float" office:value="7" calcext:value-type="float">
            <text:p>7</text:p>
          </table:table-cell>
          <table:table-cell table:formula="of:=HOUR([.A585])" office:value-type="float" office:value="1" calcext:value-type="float">
            <text:p>1</text:p>
          </table:table-cell>
          <table:table-cell table:formula="of:=[.C585]*60+MINUTE([.A585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date" office:date-value="2020-03-21T01:59:59.999664" calcext:value-type="date">
            <text:p>03/21/20 02:00 AM</text:p>
          </table:table-cell>
          <table:table-cell table:formula="of:=WEEKDAY([.A586])" office:value-type="float" office:value="7" calcext:value-type="float">
            <text:p>7</text:p>
          </table:table-cell>
          <table:table-cell table:formula="of:=HOUR([.A586])" office:value-type="float" office:value="2" calcext:value-type="float">
            <text:p>2</text:p>
          </table:table-cell>
          <table:table-cell table:formula="of:=[.C586]*60+MINUTE([.A586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date" office:date-value="2020-03-21T02:14:59.999663" calcext:value-type="date">
            <text:p>03/21/20 02:15 AM</text:p>
          </table:table-cell>
          <table:table-cell table:formula="of:=WEEKDAY([.A587])" office:value-type="float" office:value="7" calcext:value-type="float">
            <text:p>7</text:p>
          </table:table-cell>
          <table:table-cell table:formula="of:=HOUR([.A587])" office:value-type="float" office:value="2" calcext:value-type="float">
            <text:p>2</text:p>
          </table:table-cell>
          <table:table-cell table:formula="of:=[.C587]*60+MINUTE([.A587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21T02:29:59.999662" calcext:value-type="date">
            <text:p>03/21/20 02:30 AM</text:p>
          </table:table-cell>
          <table:table-cell table:formula="of:=WEEKDAY([.A588])" office:value-type="float" office:value="7" calcext:value-type="float">
            <text:p>7</text:p>
          </table:table-cell>
          <table:table-cell table:formula="of:=HOUR([.A588])" office:value-type="float" office:value="2" calcext:value-type="float">
            <text:p>2</text:p>
          </table:table-cell>
          <table:table-cell table:formula="of:=[.C588]*60+MINUTE([.A588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date" office:date-value="2020-03-21T02:44:59.999662" calcext:value-type="date">
            <text:p>03/21/20 02:45 AM</text:p>
          </table:table-cell>
          <table:table-cell table:formula="of:=WEEKDAY([.A589])" office:value-type="float" office:value="7" calcext:value-type="float">
            <text:p>7</text:p>
          </table:table-cell>
          <table:table-cell table:formula="of:=HOUR([.A589])" office:value-type="float" office:value="2" calcext:value-type="float">
            <text:p>2</text:p>
          </table:table-cell>
          <table:table-cell table:formula="of:=[.C589]*60+MINUTE([.A589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date" office:date-value="2020-03-21T02:59:59.999661" calcext:value-type="date">
            <text:p>03/21/20 03:00 AM</text:p>
          </table:table-cell>
          <table:table-cell table:formula="of:=WEEKDAY([.A590])" office:value-type="float" office:value="7" calcext:value-type="float">
            <text:p>7</text:p>
          </table:table-cell>
          <table:table-cell table:formula="of:=HOUR([.A590])" office:value-type="float" office:value="3" calcext:value-type="float">
            <text:p>3</text:p>
          </table:table-cell>
          <table:table-cell table:formula="of:=[.C590]*60+MINUTE([.A590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date" office:date-value="2020-03-21T03:14:59.999661" calcext:value-type="date">
            <text:p>03/21/20 03:15 AM</text:p>
          </table:table-cell>
          <table:table-cell table:formula="of:=WEEKDAY([.A591])" office:value-type="float" office:value="7" calcext:value-type="float">
            <text:p>7</text:p>
          </table:table-cell>
          <table:table-cell table:formula="of:=HOUR([.A591])" office:value-type="float" office:value="3" calcext:value-type="float">
            <text:p>3</text:p>
          </table:table-cell>
          <table:table-cell table:formula="of:=[.C591]*60+MINUTE([.A591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date" office:date-value="2020-03-21T03:29:59.99966" calcext:value-type="date">
            <text:p>03/21/20 03:30 AM</text:p>
          </table:table-cell>
          <table:table-cell table:formula="of:=WEEKDAY([.A592])" office:value-type="float" office:value="7" calcext:value-type="float">
            <text:p>7</text:p>
          </table:table-cell>
          <table:table-cell table:formula="of:=HOUR([.A592])" office:value-type="float" office:value="3" calcext:value-type="float">
            <text:p>3</text:p>
          </table:table-cell>
          <table:table-cell table:formula="of:=[.C592]*60+MINUTE([.A592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date" office:date-value="2020-03-21T03:44:59.999659" calcext:value-type="date">
            <text:p>03/21/20 03:45 AM</text:p>
          </table:table-cell>
          <table:table-cell table:formula="of:=WEEKDAY([.A593])" office:value-type="float" office:value="7" calcext:value-type="float">
            <text:p>7</text:p>
          </table:table-cell>
          <table:table-cell table:formula="of:=HOUR([.A593])" office:value-type="float" office:value="3" calcext:value-type="float">
            <text:p>3</text:p>
          </table:table-cell>
          <table:table-cell table:formula="of:=[.C593]*60+MINUTE([.A593])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date" office:date-value="2020-03-21T03:59:59.999659" calcext:value-type="date">
            <text:p>03/21/20 04:00 AM</text:p>
          </table:table-cell>
          <table:table-cell table:formula="of:=WEEKDAY([.A594])" office:value-type="float" office:value="7" calcext:value-type="float">
            <text:p>7</text:p>
          </table:table-cell>
          <table:table-cell table:formula="of:=HOUR([.A594])" office:value-type="float" office:value="4" calcext:value-type="float">
            <text:p>4</text:p>
          </table:table-cell>
          <table:table-cell table:formula="of:=[.C594]*60+MINUTE([.A594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20-03-21T04:14:59.999658" calcext:value-type="date">
            <text:p>03/21/20 04:15 AM</text:p>
          </table:table-cell>
          <table:table-cell table:formula="of:=WEEKDAY([.A595])" office:value-type="float" office:value="7" calcext:value-type="float">
            <text:p>7</text:p>
          </table:table-cell>
          <table:table-cell table:formula="of:=HOUR([.A595])" office:value-type="float" office:value="4" calcext:value-type="float">
            <text:p>4</text:p>
          </table:table-cell>
          <table:table-cell table:formula="of:=[.C595]*60+MINUTE([.A595])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date" office:date-value="2020-03-21T04:29:59.999658" calcext:value-type="date">
            <text:p>03/21/20 04:30 AM</text:p>
          </table:table-cell>
          <table:table-cell table:formula="of:=WEEKDAY([.A596])" office:value-type="float" office:value="7" calcext:value-type="float">
            <text:p>7</text:p>
          </table:table-cell>
          <table:table-cell table:formula="of:=HOUR([.A596])" office:value-type="float" office:value="4" calcext:value-type="float">
            <text:p>4</text:p>
          </table:table-cell>
          <table:table-cell table:formula="of:=[.C596]*60+MINUTE([.A596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date" office:date-value="2020-03-21T04:44:59.999657" calcext:value-type="date">
            <text:p>03/21/20 04:45 AM</text:p>
          </table:table-cell>
          <table:table-cell table:formula="of:=WEEKDAY([.A597])" office:value-type="float" office:value="7" calcext:value-type="float">
            <text:p>7</text:p>
          </table:table-cell>
          <table:table-cell table:formula="of:=HOUR([.A597])" office:value-type="float" office:value="4" calcext:value-type="float">
            <text:p>4</text:p>
          </table:table-cell>
          <table:table-cell table:formula="of:=[.C597]*60+MINUTE([.A597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date" office:date-value="2020-03-21T04:59:59.999657" calcext:value-type="date">
            <text:p>03/21/20 05:00 AM</text:p>
          </table:table-cell>
          <table:table-cell table:formula="of:=WEEKDAY([.A598])" office:value-type="float" office:value="7" calcext:value-type="float">
            <text:p>7</text:p>
          </table:table-cell>
          <table:table-cell table:formula="of:=HOUR([.A598])" office:value-type="float" office:value="5" calcext:value-type="float">
            <text:p>5</text:p>
          </table:table-cell>
          <table:table-cell table:formula="of:=[.C598]*60+MINUTE([.A598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date" office:date-value="2020-03-21T05:14:59.999656" calcext:value-type="date">
            <text:p>03/21/20 05:15 AM</text:p>
          </table:table-cell>
          <table:table-cell table:formula="of:=WEEKDAY([.A599])" office:value-type="float" office:value="7" calcext:value-type="float">
            <text:p>7</text:p>
          </table:table-cell>
          <table:table-cell table:formula="of:=HOUR([.A599])" office:value-type="float" office:value="5" calcext:value-type="float">
            <text:p>5</text:p>
          </table:table-cell>
          <table:table-cell table:formula="of:=[.C599]*60+MINUTE([.A599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date" office:date-value="2020-03-21T05:29:59.999655" calcext:value-type="date">
            <text:p>03/21/20 05:30 AM</text:p>
          </table:table-cell>
          <table:table-cell table:formula="of:=WEEKDAY([.A600])" office:value-type="float" office:value="7" calcext:value-type="float">
            <text:p>7</text:p>
          </table:table-cell>
          <table:table-cell table:formula="of:=HOUR([.A600])" office:value-type="float" office:value="5" calcext:value-type="float">
            <text:p>5</text:p>
          </table:table-cell>
          <table:table-cell table:formula="of:=[.C600]*60+MINUTE([.A600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date" office:date-value="2020-03-21T05:44:59.999655" calcext:value-type="date">
            <text:p>03/21/20 05:45 AM</text:p>
          </table:table-cell>
          <table:table-cell table:formula="of:=WEEKDAY([.A601])" office:value-type="float" office:value="7" calcext:value-type="float">
            <text:p>7</text:p>
          </table:table-cell>
          <table:table-cell table:formula="of:=HOUR([.A601])" office:value-type="float" office:value="5" calcext:value-type="float">
            <text:p>5</text:p>
          </table:table-cell>
          <table:table-cell table:formula="of:=[.C601]*60+MINUTE([.A601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date" office:date-value="2020-03-21T05:59:59.999654" calcext:value-type="date">
            <text:p>03/21/20 06:00 AM</text:p>
          </table:table-cell>
          <table:table-cell table:formula="of:=WEEKDAY([.A602])" office:value-type="float" office:value="7" calcext:value-type="float">
            <text:p>7</text:p>
          </table:table-cell>
          <table:table-cell table:formula="of:=HOUR([.A602])" office:value-type="float" office:value="6" calcext:value-type="float">
            <text:p>6</text:p>
          </table:table-cell>
          <table:table-cell table:formula="of:=[.C602]*60+MINUTE([.A602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date" office:date-value="2020-03-21T06:14:59.999654" calcext:value-type="date">
            <text:p>03/21/20 06:15 AM</text:p>
          </table:table-cell>
          <table:table-cell table:formula="of:=WEEKDAY([.A603])" office:value-type="float" office:value="7" calcext:value-type="float">
            <text:p>7</text:p>
          </table:table-cell>
          <table:table-cell table:formula="of:=HOUR([.A603])" office:value-type="float" office:value="6" calcext:value-type="float">
            <text:p>6</text:p>
          </table:table-cell>
          <table:table-cell table:formula="of:=[.C603]*60+MINUTE([.A603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date" office:date-value="2020-03-21T06:29:59.999653" calcext:value-type="date">
            <text:p>03/21/20 06:30 AM</text:p>
          </table:table-cell>
          <table:table-cell table:formula="of:=WEEKDAY([.A604])" office:value-type="float" office:value="7" calcext:value-type="float">
            <text:p>7</text:p>
          </table:table-cell>
          <table:table-cell table:formula="of:=HOUR([.A604])" office:value-type="float" office:value="6" calcext:value-type="float">
            <text:p>6</text:p>
          </table:table-cell>
          <table:table-cell table:formula="of:=[.C604]*60+MINUTE([.A60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date" office:date-value="2020-03-21T06:44:59.999652" calcext:value-type="date">
            <text:p>03/21/20 06:45 AM</text:p>
          </table:table-cell>
          <table:table-cell table:formula="of:=WEEKDAY([.A605])" office:value-type="float" office:value="7" calcext:value-type="float">
            <text:p>7</text:p>
          </table:table-cell>
          <table:table-cell table:formula="of:=HOUR([.A605])" office:value-type="float" office:value="6" calcext:value-type="float">
            <text:p>6</text:p>
          </table:table-cell>
          <table:table-cell table:formula="of:=[.C605]*60+MINUTE([.A605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date" office:date-value="2020-03-21T06:59:59.999652" calcext:value-type="date">
            <text:p>03/21/20 07:00 AM</text:p>
          </table:table-cell>
          <table:table-cell table:formula="of:=WEEKDAY([.A606])" office:value-type="float" office:value="7" calcext:value-type="float">
            <text:p>7</text:p>
          </table:table-cell>
          <table:table-cell table:formula="of:=HOUR([.A606])" office:value-type="float" office:value="7" calcext:value-type="float">
            <text:p>7</text:p>
          </table:table-cell>
          <table:table-cell table:formula="of:=[.C606]*60+MINUTE([.A606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date" office:date-value="2020-03-21T07:14:59.999651" calcext:value-type="date">
            <text:p>03/21/20 07:15 AM</text:p>
          </table:table-cell>
          <table:table-cell table:formula="of:=WEEKDAY([.A607])" office:value-type="float" office:value="7" calcext:value-type="float">
            <text:p>7</text:p>
          </table:table-cell>
          <table:table-cell table:formula="of:=HOUR([.A607])" office:value-type="float" office:value="7" calcext:value-type="float">
            <text:p>7</text:p>
          </table:table-cell>
          <table:table-cell table:formula="of:=[.C607]*60+MINUTE([.A607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date" office:date-value="2020-03-21T07:29:59.999651" calcext:value-type="date">
            <text:p>03/21/20 07:30 AM</text:p>
          </table:table-cell>
          <table:table-cell table:formula="of:=WEEKDAY([.A608])" office:value-type="float" office:value="7" calcext:value-type="float">
            <text:p>7</text:p>
          </table:table-cell>
          <table:table-cell table:formula="of:=HOUR([.A608])" office:value-type="float" office:value="7" calcext:value-type="float">
            <text:p>7</text:p>
          </table:table-cell>
          <table:table-cell table:formula="of:=[.C608]*60+MINUTE([.A608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date" office:date-value="2020-03-21T07:44:59.99965" calcext:value-type="date">
            <text:p>03/21/20 07:45 AM</text:p>
          </table:table-cell>
          <table:table-cell table:formula="of:=WEEKDAY([.A609])" office:value-type="float" office:value="7" calcext:value-type="float">
            <text:p>7</text:p>
          </table:table-cell>
          <table:table-cell table:formula="of:=HOUR([.A609])" office:value-type="float" office:value="7" calcext:value-type="float">
            <text:p>7</text:p>
          </table:table-cell>
          <table:table-cell table:formula="of:=[.C609]*60+MINUTE([.A609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date" office:date-value="2020-03-21T07:59:59.99965" calcext:value-type="date">
            <text:p>03/21/20 08:00 AM</text:p>
          </table:table-cell>
          <table:table-cell table:formula="of:=WEEKDAY([.A610])" office:value-type="float" office:value="7" calcext:value-type="float">
            <text:p>7</text:p>
          </table:table-cell>
          <table:table-cell table:formula="of:=HOUR([.A610])" office:value-type="float" office:value="8" calcext:value-type="float">
            <text:p>8</text:p>
          </table:table-cell>
          <table:table-cell table:formula="of:=[.C610]*60+MINUTE([.A610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date" office:date-value="2020-03-21T08:14:59.999649" calcext:value-type="date">
            <text:p>03/21/20 08:15 AM</text:p>
          </table:table-cell>
          <table:table-cell table:formula="of:=WEEKDAY([.A611])" office:value-type="float" office:value="7" calcext:value-type="float">
            <text:p>7</text:p>
          </table:table-cell>
          <table:table-cell table:formula="of:=HOUR([.A611])" office:value-type="float" office:value="8" calcext:value-type="float">
            <text:p>8</text:p>
          </table:table-cell>
          <table:table-cell table:formula="of:=[.C611]*60+MINUTE([.A611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date" office:date-value="2020-03-21T08:29:59.999648" calcext:value-type="date">
            <text:p>03/21/20 08:30 AM</text:p>
          </table:table-cell>
          <table:table-cell table:formula="of:=WEEKDAY([.A612])" office:value-type="float" office:value="7" calcext:value-type="float">
            <text:p>7</text:p>
          </table:table-cell>
          <table:table-cell table:formula="of:=HOUR([.A612])" office:value-type="float" office:value="8" calcext:value-type="float">
            <text:p>8</text:p>
          </table:table-cell>
          <table:table-cell table:formula="of:=[.C612]*60+MINUTE([.A612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date" office:date-value="2020-03-21T08:44:59.999648" calcext:value-type="date">
            <text:p>03/21/20 08:45 AM</text:p>
          </table:table-cell>
          <table:table-cell table:formula="of:=WEEKDAY([.A613])" office:value-type="float" office:value="7" calcext:value-type="float">
            <text:p>7</text:p>
          </table:table-cell>
          <table:table-cell table:formula="of:=HOUR([.A613])" office:value-type="float" office:value="8" calcext:value-type="float">
            <text:p>8</text:p>
          </table:table-cell>
          <table:table-cell table:formula="of:=[.C613]*60+MINUTE([.A613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date" office:date-value="2020-03-21T08:59:59.999647" calcext:value-type="date">
            <text:p>03/21/20 09:00 AM</text:p>
          </table:table-cell>
          <table:table-cell table:formula="of:=WEEKDAY([.A614])" office:value-type="float" office:value="7" calcext:value-type="float">
            <text:p>7</text:p>
          </table:table-cell>
          <table:table-cell table:formula="of:=HOUR([.A614])" office:value-type="float" office:value="9" calcext:value-type="float">
            <text:p>9</text:p>
          </table:table-cell>
          <table:table-cell table:formula="of:=[.C614]*60+MINUTE([.A614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date" office:date-value="2020-03-21T09:14:59.999647" calcext:value-type="date">
            <text:p>03/21/20 09:15 AM</text:p>
          </table:table-cell>
          <table:table-cell table:formula="of:=WEEKDAY([.A615])" office:value-type="float" office:value="7" calcext:value-type="float">
            <text:p>7</text:p>
          </table:table-cell>
          <table:table-cell table:formula="of:=HOUR([.A615])" office:value-type="float" office:value="9" calcext:value-type="float">
            <text:p>9</text:p>
          </table:table-cell>
          <table:table-cell table:formula="of:=[.C615]*60+MINUTE([.A615])"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0-03-21T09:29:59.999646" calcext:value-type="date">
            <text:p>03/21/20 09:30 AM</text:p>
          </table:table-cell>
          <table:table-cell table:formula="of:=WEEKDAY([.A616])" office:value-type="float" office:value="7" calcext:value-type="float">
            <text:p>7</text:p>
          </table:table-cell>
          <table:table-cell table:formula="of:=HOUR([.A616])" office:value-type="float" office:value="9" calcext:value-type="float">
            <text:p>9</text:p>
          </table:table-cell>
          <table:table-cell table:formula="of:=[.C616]*60+MINUTE([.A616])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date" office:date-value="2020-03-21T09:44:59.999646" calcext:value-type="date">
            <text:p>03/21/20 09:45 AM</text:p>
          </table:table-cell>
          <table:table-cell table:formula="of:=WEEKDAY([.A617])" office:value-type="float" office:value="7" calcext:value-type="float">
            <text:p>7</text:p>
          </table:table-cell>
          <table:table-cell table:formula="of:=HOUR([.A617])" office:value-type="float" office:value="9" calcext:value-type="float">
            <text:p>9</text:p>
          </table:table-cell>
          <table:table-cell table:formula="of:=[.C617]*60+MINUTE([.A617])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date" office:date-value="2020-03-21T09:59:59.999645" calcext:value-type="date">
            <text:p>03/21/20 10:00 AM</text:p>
          </table:table-cell>
          <table:table-cell table:formula="of:=WEEKDAY([.A618])" office:value-type="float" office:value="7" calcext:value-type="float">
            <text:p>7</text:p>
          </table:table-cell>
          <table:table-cell table:formula="of:=HOUR([.A618])" office:value-type="float" office:value="10" calcext:value-type="float">
            <text:p>10</text:p>
          </table:table-cell>
          <table:table-cell table:formula="of:=[.C618]*60+MINUTE([.A618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date" office:date-value="2020-03-21T10:14:59.999644" calcext:value-type="date">
            <text:p>03/21/20 10:15 AM</text:p>
          </table:table-cell>
          <table:table-cell table:formula="of:=WEEKDAY([.A619])" office:value-type="float" office:value="7" calcext:value-type="float">
            <text:p>7</text:p>
          </table:table-cell>
          <table:table-cell table:formula="of:=HOUR([.A619])" office:value-type="float" office:value="10" calcext:value-type="float">
            <text:p>10</text:p>
          </table:table-cell>
          <table:table-cell table:formula="of:=[.C619]*60+MINUTE([.A619])"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date" office:date-value="2020-03-21T10:29:59.999644" calcext:value-type="date">
            <text:p>03/21/20 10:30 AM</text:p>
          </table:table-cell>
          <table:table-cell table:formula="of:=WEEKDAY([.A620])" office:value-type="float" office:value="7" calcext:value-type="float">
            <text:p>7</text:p>
          </table:table-cell>
          <table:table-cell table:formula="of:=HOUR([.A620])" office:value-type="float" office:value="10" calcext:value-type="float">
            <text:p>10</text:p>
          </table:table-cell>
          <table:table-cell table:formula="of:=[.C620]*60+MINUTE([.A620])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date" office:date-value="2020-03-21T10:44:59.999643" calcext:value-type="date">
            <text:p>03/21/20 10:45 AM</text:p>
          </table:table-cell>
          <table:table-cell table:formula="of:=WEEKDAY([.A621])" office:value-type="float" office:value="7" calcext:value-type="float">
            <text:p>7</text:p>
          </table:table-cell>
          <table:table-cell table:formula="of:=HOUR([.A621])" office:value-type="float" office:value="10" calcext:value-type="float">
            <text:p>10</text:p>
          </table:table-cell>
          <table:table-cell table:formula="of:=[.C621]*60+MINUTE([.A621])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date" office:date-value="2020-03-21T10:59:59.999643" calcext:value-type="date">
            <text:p>03/21/20 11:00 AM</text:p>
          </table:table-cell>
          <table:table-cell table:formula="of:=WEEKDAY([.A622])" office:value-type="float" office:value="7" calcext:value-type="float">
            <text:p>7</text:p>
          </table:table-cell>
          <table:table-cell table:formula="of:=HOUR([.A622])" office:value-type="float" office:value="11" calcext:value-type="float">
            <text:p>11</text:p>
          </table:table-cell>
          <table:table-cell table:formula="of:=[.C622]*60+MINUTE([.A622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date" office:date-value="2020-03-21T11:14:59.999642" calcext:value-type="date">
            <text:p>03/21/20 11:15 AM</text:p>
          </table:table-cell>
          <table:table-cell table:formula="of:=WEEKDAY([.A623])" office:value-type="float" office:value="7" calcext:value-type="float">
            <text:p>7</text:p>
          </table:table-cell>
          <table:table-cell table:formula="of:=HOUR([.A623])" office:value-type="float" office:value="11" calcext:value-type="float">
            <text:p>11</text:p>
          </table:table-cell>
          <table:table-cell table:formula="of:=[.C623]*60+MINUTE([.A623])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date" office:date-value="2020-03-21T11:29:59.999641" calcext:value-type="date">
            <text:p>03/21/20 11:30 AM</text:p>
          </table:table-cell>
          <table:table-cell table:formula="of:=WEEKDAY([.A624])" office:value-type="float" office:value="7" calcext:value-type="float">
            <text:p>7</text:p>
          </table:table-cell>
          <table:table-cell table:formula="of:=HOUR([.A624])" office:value-type="float" office:value="11" calcext:value-type="float">
            <text:p>11</text:p>
          </table:table-cell>
          <table:table-cell table:formula="of:=[.C624]*60+MINUTE([.A624])"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date" office:date-value="2020-03-21T11:44:59.999641" calcext:value-type="date">
            <text:p>03/21/20 11:45 AM</text:p>
          </table:table-cell>
          <table:table-cell table:formula="of:=WEEKDAY([.A625])" office:value-type="float" office:value="7" calcext:value-type="float">
            <text:p>7</text:p>
          </table:table-cell>
          <table:table-cell table:formula="of:=HOUR([.A625])" office:value-type="float" office:value="11" calcext:value-type="float">
            <text:p>11</text:p>
          </table:table-cell>
          <table:table-cell table:formula="of:=[.C625]*60+MINUTE([.A625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date" office:date-value="2020-03-21T11:59:59.99964" calcext:value-type="date">
            <text:p>03/21/20 12:00 PM</text:p>
          </table:table-cell>
          <table:table-cell table:formula="of:=WEEKDAY([.A626])" office:value-type="float" office:value="7" calcext:value-type="float">
            <text:p>7</text:p>
          </table:table-cell>
          <table:table-cell table:formula="of:=HOUR([.A626])" office:value-type="float" office:value="12" calcext:value-type="float">
            <text:p>12</text:p>
          </table:table-cell>
          <table:table-cell table:formula="of:=[.C626]*60+MINUTE([.A626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date" office:date-value="2020-03-21T12:14:59.99964" calcext:value-type="date">
            <text:p>03/21/20 12:15 PM</text:p>
          </table:table-cell>
          <table:table-cell table:formula="of:=WEEKDAY([.A627])" office:value-type="float" office:value="7" calcext:value-type="float">
            <text:p>7</text:p>
          </table:table-cell>
          <table:table-cell table:formula="of:=HOUR([.A627])" office:value-type="float" office:value="12" calcext:value-type="float">
            <text:p>12</text:p>
          </table:table-cell>
          <table:table-cell table:formula="of:=[.C627]*60+MINUTE([.A627])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date" office:date-value="2020-03-21T12:29:59.999639" calcext:value-type="date">
            <text:p>03/21/20 12:30 PM</text:p>
          </table:table-cell>
          <table:table-cell table:formula="of:=WEEKDAY([.A628])" office:value-type="float" office:value="7" calcext:value-type="float">
            <text:p>7</text:p>
          </table:table-cell>
          <table:table-cell table:formula="of:=HOUR([.A628])" office:value-type="float" office:value="12" calcext:value-type="float">
            <text:p>12</text:p>
          </table:table-cell>
          <table:table-cell table:formula="of:=[.C628]*60+MINUTE([.A628])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date" office:date-value="2020-03-21T12:44:59.999639" calcext:value-type="date">
            <text:p>03/21/20 12:45 PM</text:p>
          </table:table-cell>
          <table:table-cell table:formula="of:=WEEKDAY([.A629])" office:value-type="float" office:value="7" calcext:value-type="float">
            <text:p>7</text:p>
          </table:table-cell>
          <table:table-cell table:formula="of:=HOUR([.A629])" office:value-type="float" office:value="12" calcext:value-type="float">
            <text:p>12</text:p>
          </table:table-cell>
          <table:table-cell table:formula="of:=[.C629]*60+MINUTE([.A629])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date" office:date-value="2020-03-21T12:59:59.999638" calcext:value-type="date">
            <text:p>03/21/20 01:00 PM</text:p>
          </table:table-cell>
          <table:table-cell table:formula="of:=WEEKDAY([.A630])" office:value-type="float" office:value="7" calcext:value-type="float">
            <text:p>7</text:p>
          </table:table-cell>
          <table:table-cell table:formula="of:=HOUR([.A630])" office:value-type="float" office:value="13" calcext:value-type="float">
            <text:p>13</text:p>
          </table:table-cell>
          <table:table-cell table:formula="of:=[.C630]*60+MINUTE([.A630])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date" office:date-value="2020-03-21T13:14:59.999637" calcext:value-type="date">
            <text:p>03/21/20 01:15 PM</text:p>
          </table:table-cell>
          <table:table-cell table:formula="of:=WEEKDAY([.A631])" office:value-type="float" office:value="7" calcext:value-type="float">
            <text:p>7</text:p>
          </table:table-cell>
          <table:table-cell table:formula="of:=HOUR([.A631])" office:value-type="float" office:value="13" calcext:value-type="float">
            <text:p>13</text:p>
          </table:table-cell>
          <table:table-cell table:formula="of:=[.C631]*60+MINUTE([.A631])"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date" office:date-value="2020-03-21T13:29:59.999637" calcext:value-type="date">
            <text:p>03/21/20 01:30 PM</text:p>
          </table:table-cell>
          <table:table-cell table:formula="of:=WEEKDAY([.A632])" office:value-type="float" office:value="7" calcext:value-type="float">
            <text:p>7</text:p>
          </table:table-cell>
          <table:table-cell table:formula="of:=HOUR([.A632])" office:value-type="float" office:value="13" calcext:value-type="float">
            <text:p>13</text:p>
          </table:table-cell>
          <table:table-cell table:formula="of:=[.C632]*60+MINUTE([.A632])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date" office:date-value="2020-03-21T13:44:59.999636" calcext:value-type="date">
            <text:p>03/21/20 01:45 PM</text:p>
          </table:table-cell>
          <table:table-cell table:formula="of:=WEEKDAY([.A633])" office:value-type="float" office:value="7" calcext:value-type="float">
            <text:p>7</text:p>
          </table:table-cell>
          <table:table-cell table:formula="of:=HOUR([.A633])" office:value-type="float" office:value="13" calcext:value-type="float">
            <text:p>13</text:p>
          </table:table-cell>
          <table:table-cell table:formula="of:=[.C633]*60+MINUTE([.A633])"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date" office:date-value="2020-03-21T13:59:59.999636" calcext:value-type="date">
            <text:p>03/21/20 02:00 PM</text:p>
          </table:table-cell>
          <table:table-cell table:formula="of:=WEEKDAY([.A634])" office:value-type="float" office:value="7" calcext:value-type="float">
            <text:p>7</text:p>
          </table:table-cell>
          <table:table-cell table:formula="of:=HOUR([.A634])" office:value-type="float" office:value="14" calcext:value-type="float">
            <text:p>14</text:p>
          </table:table-cell>
          <table:table-cell table:formula="of:=[.C634]*60+MINUTE([.A634])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date" office:date-value="2020-03-21T14:14:59.999635" calcext:value-type="date">
            <text:p>03/21/20 02:15 PM</text:p>
          </table:table-cell>
          <table:table-cell table:formula="of:=WEEKDAY([.A635])" office:value-type="float" office:value="7" calcext:value-type="float">
            <text:p>7</text:p>
          </table:table-cell>
          <table:table-cell table:formula="of:=HOUR([.A635])" office:value-type="float" office:value="14" calcext:value-type="float">
            <text:p>14</text:p>
          </table:table-cell>
          <table:table-cell table:formula="of:=[.C635]*60+MINUTE([.A635])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date" office:date-value="2020-03-21T14:29:59.999635" calcext:value-type="date">
            <text:p>03/21/20 02:30 PM</text:p>
          </table:table-cell>
          <table:table-cell table:formula="of:=WEEKDAY([.A636])" office:value-type="float" office:value="7" calcext:value-type="float">
            <text:p>7</text:p>
          </table:table-cell>
          <table:table-cell table:formula="of:=HOUR([.A636])" office:value-type="float" office:value="14" calcext:value-type="float">
            <text:p>14</text:p>
          </table:table-cell>
          <table:table-cell table:formula="of:=[.C636]*60+MINUTE([.A636])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date" office:date-value="2020-03-21T14:44:59.999634" calcext:value-type="date">
            <text:p>03/21/20 02:45 PM</text:p>
          </table:table-cell>
          <table:table-cell table:formula="of:=WEEKDAY([.A637])" office:value-type="float" office:value="7" calcext:value-type="float">
            <text:p>7</text:p>
          </table:table-cell>
          <table:table-cell table:formula="of:=HOUR([.A637])" office:value-type="float" office:value="14" calcext:value-type="float">
            <text:p>14</text:p>
          </table:table-cell>
          <table:table-cell table:formula="of:=[.C637]*60+MINUTE([.A637])"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date" office:date-value="2020-03-21T14:59:59.999634" calcext:value-type="date">
            <text:p>03/21/20 03:00 PM</text:p>
          </table:table-cell>
          <table:table-cell table:formula="of:=WEEKDAY([.A638])" office:value-type="float" office:value="7" calcext:value-type="float">
            <text:p>7</text:p>
          </table:table-cell>
          <table:table-cell table:formula="of:=HOUR([.A638])" office:value-type="float" office:value="15" calcext:value-type="float">
            <text:p>15</text:p>
          </table:table-cell>
          <table:table-cell table:formula="of:=[.C638]*60+MINUTE([.A638])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date" office:date-value="2020-03-21T15:14:59.999633" calcext:value-type="date">
            <text:p>03/21/20 03:15 PM</text:p>
          </table:table-cell>
          <table:table-cell table:formula="of:=WEEKDAY([.A639])" office:value-type="float" office:value="7" calcext:value-type="float">
            <text:p>7</text:p>
          </table:table-cell>
          <table:table-cell table:formula="of:=HOUR([.A639])" office:value-type="float" office:value="15" calcext:value-type="float">
            <text:p>15</text:p>
          </table:table-cell>
          <table:table-cell table:formula="of:=[.C639]*60+MINUTE([.A639])"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date" office:date-value="2020-03-21T15:29:59.999632" calcext:value-type="date">
            <text:p>03/21/20 03:30 PM</text:p>
          </table:table-cell>
          <table:table-cell table:formula="of:=WEEKDAY([.A640])" office:value-type="float" office:value="7" calcext:value-type="float">
            <text:p>7</text:p>
          </table:table-cell>
          <table:table-cell table:formula="of:=HOUR([.A640])" office:value-type="float" office:value="15" calcext:value-type="float">
            <text:p>15</text:p>
          </table:table-cell>
          <table:table-cell table:formula="of:=[.C640]*60+MINUTE([.A640])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date" office:date-value="2020-03-21T15:44:59.999632" calcext:value-type="date">
            <text:p>03/21/20 03:45 PM</text:p>
          </table:table-cell>
          <table:table-cell table:formula="of:=WEEKDAY([.A641])" office:value-type="float" office:value="7" calcext:value-type="float">
            <text:p>7</text:p>
          </table:table-cell>
          <table:table-cell table:formula="of:=HOUR([.A641])" office:value-type="float" office:value="15" calcext:value-type="float">
            <text:p>15</text:p>
          </table:table-cell>
          <table:table-cell table:formula="of:=[.C641]*60+MINUTE([.A641])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date" office:date-value="2020-03-21T15:59:59.999631" calcext:value-type="date">
            <text:p>03/21/20 04:00 PM</text:p>
          </table:table-cell>
          <table:table-cell table:formula="of:=WEEKDAY([.A642])" office:value-type="float" office:value="7" calcext:value-type="float">
            <text:p>7</text:p>
          </table:table-cell>
          <table:table-cell table:formula="of:=HOUR([.A642])" office:value-type="float" office:value="16" calcext:value-type="float">
            <text:p>16</text:p>
          </table:table-cell>
          <table:table-cell table:formula="of:=[.C642]*60+MINUTE([.A642])"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date" office:date-value="2020-03-21T16:14:59.999631" calcext:value-type="date">
            <text:p>03/21/20 04:15 PM</text:p>
          </table:table-cell>
          <table:table-cell table:formula="of:=WEEKDAY([.A643])" office:value-type="float" office:value="7" calcext:value-type="float">
            <text:p>7</text:p>
          </table:table-cell>
          <table:table-cell table:formula="of:=HOUR([.A643])" office:value-type="float" office:value="16" calcext:value-type="float">
            <text:p>16</text:p>
          </table:table-cell>
          <table:table-cell table:formula="of:=[.C643]*60+MINUTE([.A643])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date" office:date-value="2020-03-21T16:29:59.99963" calcext:value-type="date">
            <text:p>03/21/20 04:30 PM</text:p>
          </table:table-cell>
          <table:table-cell table:formula="of:=WEEKDAY([.A644])" office:value-type="float" office:value="7" calcext:value-type="float">
            <text:p>7</text:p>
          </table:table-cell>
          <table:table-cell table:formula="of:=HOUR([.A644])" office:value-type="float" office:value="16" calcext:value-type="float">
            <text:p>16</text:p>
          </table:table-cell>
          <table:table-cell table:formula="of:=[.C644]*60+MINUTE([.A644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date" office:date-value="2020-03-21T16:44:59.99963" calcext:value-type="date">
            <text:p>03/21/20 04:45 PM</text:p>
          </table:table-cell>
          <table:table-cell table:formula="of:=WEEKDAY([.A645])" office:value-type="float" office:value="7" calcext:value-type="float">
            <text:p>7</text:p>
          </table:table-cell>
          <table:table-cell table:formula="of:=HOUR([.A645])" office:value-type="float" office:value="16" calcext:value-type="float">
            <text:p>16</text:p>
          </table:table-cell>
          <table:table-cell table:formula="of:=[.C645]*60+MINUTE([.A645])"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date" office:date-value="2020-03-21T16:59:59.999629" calcext:value-type="date">
            <text:p>03/21/20 05:00 PM</text:p>
          </table:table-cell>
          <table:table-cell table:formula="of:=WEEKDAY([.A646])" office:value-type="float" office:value="7" calcext:value-type="float">
            <text:p>7</text:p>
          </table:table-cell>
          <table:table-cell table:formula="of:=HOUR([.A646])" office:value-type="float" office:value="17" calcext:value-type="float">
            <text:p>17</text:p>
          </table:table-cell>
          <table:table-cell table:formula="of:=[.C646]*60+MINUTE([.A646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date" office:date-value="2020-03-21T17:14:59.999628" calcext:value-type="date">
            <text:p>03/21/20 05:15 PM</text:p>
          </table:table-cell>
          <table:table-cell table:formula="of:=WEEKDAY([.A647])" office:value-type="float" office:value="7" calcext:value-type="float">
            <text:p>7</text:p>
          </table:table-cell>
          <table:table-cell table:formula="of:=HOUR([.A647])" office:value-type="float" office:value="17" calcext:value-type="float">
            <text:p>17</text:p>
          </table:table-cell>
          <table:table-cell table:formula="of:=[.C647]*60+MINUTE([.A647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date" office:date-value="2020-03-21T17:29:59.999628" calcext:value-type="date">
            <text:p>03/21/20 05:30 PM</text:p>
          </table:table-cell>
          <table:table-cell table:formula="of:=WEEKDAY([.A648])" office:value-type="float" office:value="7" calcext:value-type="float">
            <text:p>7</text:p>
          </table:table-cell>
          <table:table-cell table:formula="of:=HOUR([.A648])" office:value-type="float" office:value="17" calcext:value-type="float">
            <text:p>17</text:p>
          </table:table-cell>
          <table:table-cell table:formula="of:=[.C648]*60+MINUTE([.A648])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date" office:date-value="2020-03-21T17:44:59.999627" calcext:value-type="date">
            <text:p>03/21/20 05:45 PM</text:p>
          </table:table-cell>
          <table:table-cell table:formula="of:=WEEKDAY([.A649])" office:value-type="float" office:value="7" calcext:value-type="float">
            <text:p>7</text:p>
          </table:table-cell>
          <table:table-cell table:formula="of:=HOUR([.A649])" office:value-type="float" office:value="17" calcext:value-type="float">
            <text:p>17</text:p>
          </table:table-cell>
          <table:table-cell table:formula="of:=[.C649]*60+MINUTE([.A649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date" office:date-value="2020-03-21T17:59:59.999627" calcext:value-type="date">
            <text:p>03/21/20 06:00 PM</text:p>
          </table:table-cell>
          <table:table-cell table:formula="of:=WEEKDAY([.A650])" office:value-type="float" office:value="7" calcext:value-type="float">
            <text:p>7</text:p>
          </table:table-cell>
          <table:table-cell table:formula="of:=HOUR([.A650])" office:value-type="float" office:value="18" calcext:value-type="float">
            <text:p>18</text:p>
          </table:table-cell>
          <table:table-cell table:formula="of:=[.C650]*60+MINUTE([.A650])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0-03-21T18:14:59.999626" calcext:value-type="date">
            <text:p>03/21/20 06:15 PM</text:p>
          </table:table-cell>
          <table:table-cell table:formula="of:=WEEKDAY([.A651])" office:value-type="float" office:value="7" calcext:value-type="float">
            <text:p>7</text:p>
          </table:table-cell>
          <table:table-cell table:formula="of:=HOUR([.A651])" office:value-type="float" office:value="18" calcext:value-type="float">
            <text:p>18</text:p>
          </table:table-cell>
          <table:table-cell table:formula="of:=[.C651]*60+MINUTE([.A651])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date" office:date-value="2020-03-21T18:29:59.999626" calcext:value-type="date">
            <text:p>03/21/20 06:30 PM</text:p>
          </table:table-cell>
          <table:table-cell table:formula="of:=WEEKDAY([.A652])" office:value-type="float" office:value="7" calcext:value-type="float">
            <text:p>7</text:p>
          </table:table-cell>
          <table:table-cell table:formula="of:=HOUR([.A652])" office:value-type="float" office:value="18" calcext:value-type="float">
            <text:p>18</text:p>
          </table:table-cell>
          <table:table-cell table:formula="of:=[.C652]*60+MINUTE([.A652])"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date" office:date-value="2020-03-21T18:44:59.999625" calcext:value-type="date">
            <text:p>03/21/20 06:45 PM</text:p>
          </table:table-cell>
          <table:table-cell table:formula="of:=WEEKDAY([.A653])" office:value-type="float" office:value="7" calcext:value-type="float">
            <text:p>7</text:p>
          </table:table-cell>
          <table:table-cell table:formula="of:=HOUR([.A653])" office:value-type="float" office:value="18" calcext:value-type="float">
            <text:p>18</text:p>
          </table:table-cell>
          <table:table-cell table:formula="of:=[.C653]*60+MINUTE([.A653])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date" office:date-value="2020-03-21T18:59:59.999624" calcext:value-type="date">
            <text:p>03/21/20 07:00 PM</text:p>
          </table:table-cell>
          <table:table-cell table:formula="of:=WEEKDAY([.A654])" office:value-type="float" office:value="7" calcext:value-type="float">
            <text:p>7</text:p>
          </table:table-cell>
          <table:table-cell table:formula="of:=HOUR([.A654])" office:value-type="float" office:value="19" calcext:value-type="float">
            <text:p>19</text:p>
          </table:table-cell>
          <table:table-cell table:formula="of:=[.C654]*60+MINUTE([.A654])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date" office:date-value="2020-03-21T19:14:59.999624" calcext:value-type="date">
            <text:p>03/21/20 07:15 PM</text:p>
          </table:table-cell>
          <table:table-cell table:formula="of:=WEEKDAY([.A655])" office:value-type="float" office:value="7" calcext:value-type="float">
            <text:p>7</text:p>
          </table:table-cell>
          <table:table-cell table:formula="of:=HOUR([.A655])" office:value-type="float" office:value="19" calcext:value-type="float">
            <text:p>19</text:p>
          </table:table-cell>
          <table:table-cell table:formula="of:=[.C655]*60+MINUTE([.A655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date" office:date-value="2020-03-21T19:29:59.999623" calcext:value-type="date">
            <text:p>03/21/20 07:30 PM</text:p>
          </table:table-cell>
          <table:table-cell table:formula="of:=WEEKDAY([.A656])" office:value-type="float" office:value="7" calcext:value-type="float">
            <text:p>7</text:p>
          </table:table-cell>
          <table:table-cell table:formula="of:=HOUR([.A656])" office:value-type="float" office:value="19" calcext:value-type="float">
            <text:p>19</text:p>
          </table:table-cell>
          <table:table-cell table:formula="of:=[.C656]*60+MINUTE([.A656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date" office:date-value="2020-03-21T19:44:59.999623" calcext:value-type="date">
            <text:p>03/21/20 07:45 PM</text:p>
          </table:table-cell>
          <table:table-cell table:formula="of:=WEEKDAY([.A657])" office:value-type="float" office:value="7" calcext:value-type="float">
            <text:p>7</text:p>
          </table:table-cell>
          <table:table-cell table:formula="of:=HOUR([.A657])" office:value-type="float" office:value="19" calcext:value-type="float">
            <text:p>19</text:p>
          </table:table-cell>
          <table:table-cell table:formula="of:=[.C657]*60+MINUTE([.A657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date" office:date-value="2020-03-21T19:59:59.999622" calcext:value-type="date">
            <text:p>03/21/20 08:00 PM</text:p>
          </table:table-cell>
          <table:table-cell table:formula="of:=WEEKDAY([.A658])" office:value-type="float" office:value="7" calcext:value-type="float">
            <text:p>7</text:p>
          </table:table-cell>
          <table:table-cell table:formula="of:=HOUR([.A658])" office:value-type="float" office:value="20" calcext:value-type="float">
            <text:p>20</text:p>
          </table:table-cell>
          <table:table-cell table:formula="of:=[.C658]*60+MINUTE([.A658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date" office:date-value="2020-03-21T20:14:59.999622" calcext:value-type="date">
            <text:p>03/21/20 08:15 PM</text:p>
          </table:table-cell>
          <table:table-cell table:formula="of:=WEEKDAY([.A659])" office:value-type="float" office:value="7" calcext:value-type="float">
            <text:p>7</text:p>
          </table:table-cell>
          <table:table-cell table:formula="of:=HOUR([.A659])" office:value-type="float" office:value="20" calcext:value-type="float">
            <text:p>20</text:p>
          </table:table-cell>
          <table:table-cell table:formula="of:=[.C659]*60+MINUTE([.A659])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date" office:date-value="2020-03-21T20:29:59.999621" calcext:value-type="date">
            <text:p>03/21/20 08:30 PM</text:p>
          </table:table-cell>
          <table:table-cell table:formula="of:=WEEKDAY([.A660])" office:value-type="float" office:value="7" calcext:value-type="float">
            <text:p>7</text:p>
          </table:table-cell>
          <table:table-cell table:formula="of:=HOUR([.A660])" office:value-type="float" office:value="20" calcext:value-type="float">
            <text:p>20</text:p>
          </table:table-cell>
          <table:table-cell table:formula="of:=[.C660]*60+MINUTE([.A660])"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date" office:date-value="2020-03-21T20:44:59.999621" calcext:value-type="date">
            <text:p>03/21/20 08:45 PM</text:p>
          </table:table-cell>
          <table:table-cell table:formula="of:=WEEKDAY([.A661])" office:value-type="float" office:value="7" calcext:value-type="float">
            <text:p>7</text:p>
          </table:table-cell>
          <table:table-cell table:formula="of:=HOUR([.A661])" office:value-type="float" office:value="20" calcext:value-type="float">
            <text:p>20</text:p>
          </table:table-cell>
          <table:table-cell table:formula="of:=[.C661]*60+MINUTE([.A661])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date" office:date-value="2020-03-21T20:59:59.99962" calcext:value-type="date">
            <text:p>03/21/20 09:00 PM</text:p>
          </table:table-cell>
          <table:table-cell table:formula="of:=WEEKDAY([.A662])" office:value-type="float" office:value="7" calcext:value-type="float">
            <text:p>7</text:p>
          </table:table-cell>
          <table:table-cell table:formula="of:=HOUR([.A662])" office:value-type="float" office:value="21" calcext:value-type="float">
            <text:p>21</text:p>
          </table:table-cell>
          <table:table-cell table:formula="of:=[.C662]*60+MINUTE([.A662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date" office:date-value="2020-03-21T21:14:59.999619" calcext:value-type="date">
            <text:p>03/21/20 09:15 PM</text:p>
          </table:table-cell>
          <table:table-cell table:formula="of:=WEEKDAY([.A663])" office:value-type="float" office:value="7" calcext:value-type="float">
            <text:p>7</text:p>
          </table:table-cell>
          <table:table-cell table:formula="of:=HOUR([.A663])" office:value-type="float" office:value="21" calcext:value-type="float">
            <text:p>21</text:p>
          </table:table-cell>
          <table:table-cell table:formula="of:=[.C663]*60+MINUTE([.A663])"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date" office:date-value="2020-03-21T21:29:59.999619" calcext:value-type="date">
            <text:p>03/21/20 09:30 PM</text:p>
          </table:table-cell>
          <table:table-cell table:formula="of:=WEEKDAY([.A664])" office:value-type="float" office:value="7" calcext:value-type="float">
            <text:p>7</text:p>
          </table:table-cell>
          <table:table-cell table:formula="of:=HOUR([.A664])" office:value-type="float" office:value="21" calcext:value-type="float">
            <text:p>21</text:p>
          </table:table-cell>
          <table:table-cell table:formula="of:=[.C664]*60+MINUTE([.A664])"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date" office:date-value="2020-03-21T21:44:59.999618" calcext:value-type="date">
            <text:p>03/21/20 09:45 PM</text:p>
          </table:table-cell>
          <table:table-cell table:formula="of:=WEEKDAY([.A665])" office:value-type="float" office:value="7" calcext:value-type="float">
            <text:p>7</text:p>
          </table:table-cell>
          <table:table-cell table:formula="of:=HOUR([.A665])" office:value-type="float" office:value="21" calcext:value-type="float">
            <text:p>21</text:p>
          </table:table-cell>
          <table:table-cell table:formula="of:=[.C665]*60+MINUTE([.A665])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date" office:date-value="2020-03-21T21:59:59.999618" calcext:value-type="date">
            <text:p>03/21/20 10:00 PM</text:p>
          </table:table-cell>
          <table:table-cell table:formula="of:=WEEKDAY([.A666])" office:value-type="float" office:value="7" calcext:value-type="float">
            <text:p>7</text:p>
          </table:table-cell>
          <table:table-cell table:formula="of:=HOUR([.A666])" office:value-type="float" office:value="22" calcext:value-type="float">
            <text:p>22</text:p>
          </table:table-cell>
          <table:table-cell table:formula="of:=[.C666]*60+MINUTE([.A666])"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date" office:date-value="2020-03-21T22:14:59.999617" calcext:value-type="date">
            <text:p>03/21/20 10:15 PM</text:p>
          </table:table-cell>
          <table:table-cell table:formula="of:=WEEKDAY([.A667])" office:value-type="float" office:value="7" calcext:value-type="float">
            <text:p>7</text:p>
          </table:table-cell>
          <table:table-cell table:formula="of:=HOUR([.A667])" office:value-type="float" office:value="22" calcext:value-type="float">
            <text:p>22</text:p>
          </table:table-cell>
          <table:table-cell table:formula="of:=[.C667]*60+MINUTE([.A667])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date" office:date-value="2020-03-21T22:29:59.999617" calcext:value-type="date">
            <text:p>03/21/20 10:30 PM</text:p>
          </table:table-cell>
          <table:table-cell table:formula="of:=WEEKDAY([.A668])" office:value-type="float" office:value="7" calcext:value-type="float">
            <text:p>7</text:p>
          </table:table-cell>
          <table:table-cell table:formula="of:=HOUR([.A668])" office:value-type="float" office:value="22" calcext:value-type="float">
            <text:p>22</text:p>
          </table:table-cell>
          <table:table-cell table:formula="of:=[.C668]*60+MINUTE([.A668])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date" office:date-value="2020-03-21T22:44:59.999616" calcext:value-type="date">
            <text:p>03/21/20 10:45 PM</text:p>
          </table:table-cell>
          <table:table-cell table:formula="of:=WEEKDAY([.A669])" office:value-type="float" office:value="7" calcext:value-type="float">
            <text:p>7</text:p>
          </table:table-cell>
          <table:table-cell table:formula="of:=HOUR([.A669])" office:value-type="float" office:value="22" calcext:value-type="float">
            <text:p>22</text:p>
          </table:table-cell>
          <table:table-cell table:formula="of:=[.C669]*60+MINUTE([.A669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date" office:date-value="2020-03-21T22:59:59.999615" calcext:value-type="date">
            <text:p>03/21/20 11:00 PM</text:p>
          </table:table-cell>
          <table:table-cell table:formula="of:=WEEKDAY([.A670])" office:value-type="float" office:value="7" calcext:value-type="float">
            <text:p>7</text:p>
          </table:table-cell>
          <table:table-cell table:formula="of:=HOUR([.A670])" office:value-type="float" office:value="23" calcext:value-type="float">
            <text:p>23</text:p>
          </table:table-cell>
          <table:table-cell table:formula="of:=[.C670]*60+MINUTE([.A670])"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date" office:date-value="2020-03-21T23:14:59.999615" calcext:value-type="date">
            <text:p>03/21/20 11:15 PM</text:p>
          </table:table-cell>
          <table:table-cell table:formula="of:=WEEKDAY([.A671])" office:value-type="float" office:value="7" calcext:value-type="float">
            <text:p>7</text:p>
          </table:table-cell>
          <table:table-cell table:formula="of:=HOUR([.A671])" office:value-type="float" office:value="23" calcext:value-type="float">
            <text:p>23</text:p>
          </table:table-cell>
          <table:table-cell table:formula="of:=[.C671]*60+MINUTE([.A671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date" office:date-value="2020-03-21T23:29:59.999614" calcext:value-type="date">
            <text:p>03/21/20 11:30 PM</text:p>
          </table:table-cell>
          <table:table-cell table:formula="of:=WEEKDAY([.A672])" office:value-type="float" office:value="7" calcext:value-type="float">
            <text:p>7</text:p>
          </table:table-cell>
          <table:table-cell table:formula="of:=HOUR([.A672])" office:value-type="float" office:value="23" calcext:value-type="float">
            <text:p>23</text:p>
          </table:table-cell>
          <table:table-cell table:formula="of:=[.C672]*60+MINUTE([.A672])"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date" office:date-value="2020-03-21T23:44:59.999614" calcext:value-type="date">
            <text:p>03/21/20 11:45 PM</text:p>
          </table:table-cell>
          <table:table-cell table:formula="of:=WEEKDAY([.A673])" office:value-type="float" office:value="7" calcext:value-type="float">
            <text:p>7</text:p>
          </table:table-cell>
          <table:table-cell table:formula="of:=HOUR([.A673])" office:value-type="float" office:value="23" calcext:value-type="float">
            <text:p>23</text:p>
          </table:table-cell>
          <table:table-cell table:formula="of:=[.C673]*60+MINUTE([.A673])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date" office:date-value="2020-03-21T23:59:59.999613" calcext:value-type="date">
            <text:p>03/22/20 12:00 AM</text:p>
          </table:table-cell>
          <table:table-cell table:formula="of:=WEEKDAY([.A674])" office:value-type="float" office:value="7" calcext:value-type="float">
            <text:p>7</text:p>
          </table:table-cell>
          <table:table-cell table:formula="of:=HOUR([.A674])" office:value-type="float" office:value="24" calcext:value-type="float">
            <text:p>24</text:p>
          </table:table-cell>
          <table:table-cell table:formula="of:=[.C674]*60+MINUTE([.A674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date" office:date-value="2020-03-22T00:14:59.999613" calcext:value-type="date">
            <text:p>03/22/20 12:15 AM</text:p>
          </table:table-cell>
          <table:table-cell table:formula="of:=WEEKDAY([.A675])" office:value-type="float" office:value="1" calcext:value-type="float">
            <text:p>1</text:p>
          </table:table-cell>
          <table:table-cell table:formula="of:=HOUR([.A675])" office:value-type="float" office:value="0" calcext:value-type="float">
            <text:p>0</text:p>
          </table:table-cell>
          <table:table-cell table:formula="of:=[.C675]*60+MINUTE([.A675])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55:29.040659790</meta:creation-date>
    <dc:date>2020-03-18T12:58:25.078234457</dc:date>
    <meta:editing-duration>PT1H52M46S</meta:editing-duration>
    <meta:editing-cycles>2</meta:editing-cycles>
    <meta:generator>LibreOffice/6.0.7.3$Linux_X86_64 LibreOffice_project/00m0$Build-3</meta:generator>
    <meta:document-statistic meta:table-count="1" meta:cell-count="2704" meta:object-count="0"/>
  </office:meta>
</office:document-meta>
</file>